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cm"/>
    </style:style>
    <style:style style:name="co2" style:family="table-column">
      <style:table-column-properties fo:break-before="auto" style:column-width="8.139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6.96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8.2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1.746cm" fo:break-before="auto" style:use-optimal-row-height="false"/>
    </style:style>
    <style:style style:name="ro2" style:family="table-row">
      <style:table-row-properties style:row-height="1.72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1.535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1.826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773cm" fo:break-before="auto" style:use-optimal-row-height="false"/>
    </style:style>
    <style:style style:name="ro9" style:family="table-row">
      <style:table-row-properties style:row-height="1.429cm" fo:break-before="auto" style:use-optimal-row-height="false"/>
    </style:style>
    <style:style style:name="ro10" style:family="table-row">
      <style:table-row-properties style:row-height="1.482cm" fo:break-before="auto" style:use-optimal-row-height="false"/>
    </style:style>
    <style:style style:name="ro11" style:family="table-row">
      <style:table-row-properties style:row-height="2.381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2.196cm" fo:break-before="auto" style:use-optimal-row-height="false"/>
    </style:style>
    <style:style style:name="ro14" style:family="table-row">
      <style:table-row-properties style:row-height="1.508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ro16" style:family="table-row">
      <style:table-row-properties style:row-height="1.191cm" fo:break-before="auto" style:use-optimal-row-height="false"/>
    </style:style>
    <style:style style:name="ro17" style:family="table-row">
      <style:table-row-properties style:row-height="1.27cm" fo:break-before="auto" style:use-optimal-row-height="false"/>
    </style:style>
    <style:style style:name="ro18" style:family="table-row">
      <style:table-row-properties style:row-height="1.058cm" fo:break-before="auto" style:use-optimal-row-height="false"/>
    </style:style>
    <style:style style:name="ro19" style:family="table-row">
      <style:table-row-properties style:row-height="1.64cm" fo:break-before="auto" style:use-optimal-row-height="false"/>
    </style:style>
    <style:style style:name="ro20" style:family="table-row">
      <style:table-row-properties style:row-height="1.852cm" fo:break-before="auto" style:use-optimal-row-height="false"/>
    </style:style>
    <style:style style:name="ro21" style:family="table-row">
      <style:table-row-properties style:row-height="1.614cm" fo:break-before="auto" style:use-optimal-row-height="false"/>
    </style:style>
    <style:style style:name="ro22" style:family="table-row">
      <style:table-row-properties style:row-height="2.223cm" fo:break-before="auto" style:use-optimal-row-height="false"/>
    </style:style>
    <style:style style:name="ro23" style:family="table-row">
      <style:table-row-properties style:row-height="2.037cm" fo:break-before="auto" style:use-optimal-row-height="false"/>
    </style:style>
    <style:style style:name="ro24" style:family="table-row">
      <style:table-row-properties style:row-height="1.799cm" fo:break-before="auto" style:use-optimal-row-height="false"/>
    </style:style>
    <style:style style:name="ro25" style:family="table-row">
      <style:table-row-properties style:row-height="1.588cm" fo:break-before="auto" style:use-optimal-row-height="false"/>
    </style:style>
    <style:style style:name="ro26" style:family="table-row">
      <style:table-row-properties style:row-height="2.143cm" fo:break-before="auto" style:use-optimal-row-height="false"/>
    </style:style>
    <style:style style:name="ro27" style:family="table-row">
      <style:table-row-properties style:row-height="1.905cm" fo:break-before="auto" style:use-optimal-row-height="false"/>
    </style:style>
    <style:style style:name="ro28" style:family="table-row">
      <style:table-row-properties style:row-height="1.931cm" fo:break-before="auto" style:use-optimal-row-height="false"/>
    </style:style>
    <style:style style:name="ro29" style:family="table-row">
      <style:table-row-properties style:row-height="1.667cm" fo:break-before="auto" style:use-optimal-row-height="false"/>
    </style:style>
    <style:style style:name="ro30" style:family="table-row">
      <style:table-row-properties style:row-height="2.408cm" fo:break-before="auto" style:use-optimal-row-height="false"/>
    </style:style>
    <style:style style:name="ro31" style:family="table-row">
      <style:table-row-properties style:row-height="1.693cm" fo:break-before="auto" style:use-optimal-row-height="false"/>
    </style:style>
    <style:style style:name="ro32" style:family="table-row">
      <style:table-row-properties style:row-height="1.164cm" fo:break-before="auto" style:use-optimal-row-height="false"/>
    </style:style>
    <style:style style:name="ro33" style:family="table-row">
      <style:table-row-properties style:row-height="1.323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1.217cm" fo:break-before="auto" style:use-optimal-row-height="false"/>
    </style:style>
    <style:style style:name="ro36" style:family="table-row">
      <style:table-row-properties style:row-height="1.455cm" fo:break-before="auto" style:use-optimal-row-height="false"/>
    </style:style>
    <style:style style:name="ro37" style:family="table-row">
      <style:table-row-properties style:row-height="2.011cm" fo:break-before="auto" style:use-optimal-row-height="false"/>
    </style:style>
    <style:style style:name="ro38" style:family="table-row">
      <style:table-row-properties style:row-height="1.244cm" fo:break-before="auto" style:use-optimal-row-height="false"/>
    </style:style>
    <style:style style:name="ro39" style:family="table-row">
      <style:table-row-properties style:row-height="0.953cm" fo:break-before="auto" style:use-optimal-row-height="false"/>
    </style:style>
    <style:style style:name="ro40" style:family="table-row">
      <style:table-row-properties style:row-height="1.032cm" fo:break-before="auto" style:use-optimal-row-height="false"/>
    </style:style>
    <style:style style:name="ro41" style:family="table-row">
      <style:table-row-properties style:row-height="1.085cm" fo:break-before="auto" style:use-optimal-row-height="false"/>
    </style:style>
    <style:style style:name="ro42" style:family="table-row">
      <style:table-row-properties style:row-height="1.296cm" fo:break-before="auto" style:use-optimal-row-height="false"/>
    </style:style>
    <style:style style:name="ro43" style:family="table-row">
      <style:table-row-properties style:row-height="1.111cm" fo:break-before="auto" style:use-optimal-row-height="false"/>
    </style:style>
    <style:style style:name="ro44" style:family="table-row">
      <style:table-row-properties style:row-height="2.487cm" fo:break-before="auto" style:use-optimal-row-height="false"/>
    </style:style>
    <style:style style:name="ro45" style:family="table-row">
      <style:table-row-properties style:row-height="2.064cm" fo:break-before="auto" style:use-optimal-row-height="false"/>
    </style:style>
    <style:style style:name="ro46" style:family="table-row">
      <style:table-row-properties style:row-height="1.984cm" fo:break-before="auto" style:use-optimal-row-height="false"/>
    </style:style>
    <style:style style:name="ro47" style:family="table-row">
      <style:table-row-properties style:row-height="0.979cm" fo:break-before="auto" style:use-optimal-row-height="false"/>
    </style:style>
    <style:style style:name="ro48" style:family="table-row">
      <style:table-row-properties style:row-height="1.005cm" fo:break-before="auto" style:use-optimal-row-height="false"/>
    </style:style>
    <style:style style:name="ro49" style:family="table-row">
      <style:table-row-properties style:row-height="0.873cm" fo:break-before="auto" style:use-optimal-row-height="false"/>
    </style:style>
    <style:style style:name="ro50" style:family="table-row">
      <style:table-row-properties style:row-height="0.9cm" fo:break-before="auto" style:use-optimal-row-height="false"/>
    </style:style>
    <style:style style:name="ro51" style:family="table-row">
      <style:table-row-properties style:row-height="1.556cm" fo:break-before="auto" style:use-optimal-row-height="false"/>
    </style:style>
    <style:style style:name="ro52" style:family="table-row">
      <style:table-row-properties style:row-height="1.138cm" fo:break-before="auto" style:use-optimal-row-height="false"/>
    </style:style>
    <style:style style:name="ro53" style:family="table-row">
      <style:table-row-properties style:row-height="2.461cm" fo:break-before="auto" style:use-optimal-row-height="false"/>
    </style:style>
    <style:style style:name="ro54" style:family="table-row">
      <style:table-row-properties style:row-height="1.767cm" fo:break-before="auto" style:use-optimal-row-height="false"/>
    </style:style>
    <style:style style:name="ro55" style:family="table-row">
      <style:table-row-properties style:row-height="2.355cm" fo:break-before="auto" style:use-optimal-row-height="false"/>
    </style:style>
    <style:style style:name="ro56" style:family="table-row">
      <style:table-row-properties style:row-height="2.619cm" fo:break-before="auto" style:use-optimal-row-height="false"/>
    </style:style>
    <style:style style:name="ro57" style:family="table-row">
      <style:table-row-properties style:row-height="2.17cm" fo:break-before="auto" style:use-optimal-row-height="false"/>
    </style:style>
    <style:style style:name="ro58" style:family="table-row">
      <style:table-row-properties style:row-height="2.302cm" fo:break-before="auto" style:use-optimal-row-height="false"/>
    </style:style>
    <style:style style:name="ro59" style:family="table-row">
      <style:table-row-properties style:row-height="1.879cm" fo:break-before="auto" style:use-optimal-row-height="false"/>
    </style:style>
    <style:style style:name="ro60" style:family="table-row">
      <style:table-row-properties style:row-height="2.434cm" fo:break-before="auto" style:use-optimal-row-height="false"/>
    </style:style>
    <style:style style:name="ro61" style:family="table-row">
      <style:table-row-properties style:row-height="2.805cm" fo:break-before="auto" style:use-optimal-row-height="false"/>
    </style:style>
    <style:style style:name="ro62" style:family="table-row">
      <style:table-row-properties style:row-height="2.249cm" fo:break-before="auto" style:use-optimal-row-height="false"/>
    </style:style>
    <style:style style:name="ro63" style:family="table-row">
      <style:table-row-properties style:row-height="2.328cm" fo:break-before="auto" style:use-optimal-row-height="false"/>
    </style:style>
    <style:style style:name="ro64" style:family="table-row">
      <style:table-row-properties style:row-height="0.496cm" fo:break-before="auto" style:use-optimal-row-height="true"/>
    </style:style>
    <style:style style:name="ro65" style:family="table-row">
      <style:table-row-properties style:row-height="0.453cm" fo:break-before="auto" style:use-optimal-row-height="true"/>
    </style:style>
    <style:style style:name="ta1" style:family="table" style:master-page-name="PageStyle_5f_VilleMTP_5f_MTP_5f_MarchéConclus_5f_2006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0.088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8" style:family="table-cell" style:parent-style-name="Default" style:data-style-name="N6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8" style:family="table-cell" style:parent-style-name="Default" style:data-style-name="N16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9" style:family="table-cell" style:parent-style-name="Default" style:data-style-name="N16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0" style:family="table-cell" style:parent-style-name="Default" style:data-style-name="N16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1" style:family="table-cell" style:parent-style-name="Default" style:data-style-name="N16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2" style:family="table-cell" style:parent-style-name="Default" style:data-style-name="N162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3" style:family="table-cell" style:parent-style-name="Excel_5f_BuiltIn_5f_Comma" style:data-style-name="N162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4" style:family="table-cell" style:parent-style-name="Default" style:data-style-name="N162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5" style:family="table-cell" style:parent-style-name="Default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6" style:family="table-cell" style:parent-style-name="Default" style:data-style-name="N162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7" style:family="table-cell" style:parent-style-name="Default" style:data-style-name="N162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8" style:family="table-cell" style:parent-style-name="Default" style:data-style-name="N162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9" style:family="table-cell" style:parent-style-name="Default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80" style:family="table-cell" style:parent-style-name="Default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1" style:family="table-cell" style:parent-style-name="Default" style:data-style-name="N162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2" style:family="table-cell" style:parent-style-name="Default" style:data-style-name="N152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3" style:family="table-cell" style:parent-style-name="Default" style:data-style-name="N162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5" style:family="table-cell" style:parent-style-name="Default" style:data-style-name="N162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86" style:family="table-cell" style:parent-style-name="Default" style:data-style-name="N162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0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4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5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6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7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8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0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1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4" style:family="table-cell" style:parent-style-name="Default" style:data-style-name="N162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5" style:family="table-cell" style:parent-style-name="Default" style:data-style-name="N162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6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6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7" style:family="table-cell" style:parent-style-name="Default" style:data-style-name="N15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0" style:family="table-cell" style:parent-style-name="Default" style:data-style-name="N4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2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3" style:family="table-cell" style:parent-style-name="Default" style:data-style-name="N4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4" style:family="table-cell" style:parent-style-name="Default" style:data-style-name="N4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5" style:family="table-cell" style:parent-style-name="Default" style:data-style-name="N4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8" style:family="table-cell" style:parent-style-name="Default" style:data-style-name="N4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0" style:family="table-cell" style:parent-style-name="Default" style:data-style-name="N4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31" style:family="table-cell" style:parent-style-name="Default" style:data-style-name="N159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3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33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4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6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7" style:family="table-cell" style:parent-style-name="Default" style:data-style-name="N161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8" style:family="table-cell" style:parent-style-name="Default" style:data-style-name="N1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39" style:family="table-cell" style:parent-style-name="Default" style:data-style-name="N1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40" style:family="table-cell" style:parent-style-name="Default" style:data-style-name="N1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41" style:family="table-cell" style:parent-style-name="Default" style:data-style-name="N161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42" style:family="table-cell" style:parent-style-name="Default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3" style:family="table-cell" style:parent-style-name="Default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44" style:family="table-cell" style:parent-style-name="Default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45" style:family="table-cell" style:parent-style-name="Default" style:data-style-name="N161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6" style:family="table-cell" style:parent-style-name="Default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7" style:family="table-cell" style:parent-style-name="Default" style:data-style-name="N1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8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0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1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2" style:family="table-cell" style:parent-style-name="Default" style:data-style-name="N161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3" style:family="table-cell" style:parent-style-name="Default" style:data-style-name="N1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4" style:family="table-cell" style:parent-style-name="Default" style:data-style-name="N161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5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6" style:family="table-cell" style:parent-style-name="Default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7" style:family="table-cell" style:parent-style-name="Default" style:data-style-name="N1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8" style:family="table-cell" style:parent-style-name="Default" style:data-style-name="N161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9" style:family="table-cell" style:parent-style-name="Default" style:data-style-name="N161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0" style:family="table-cell" style:parent-style-name="Default" style:data-style-name="N159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1" style:family="table-cell" style:parent-style-name="Default" style:data-style-name="N159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2" style:family="table-cell" style:parent-style-name="Default" style:data-style-name="N159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3" style:family="table-cell" style:parent-style-name="Default" style:data-style-name="N159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4" style:family="table-cell" style:parent-style-name="Default" style:data-style-name="N159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5" style:family="table-cell" style:parent-style-name="Default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6" style:family="table-cell" style:parent-style-name="Default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7" style:family="table-cell" style:parent-style-name="Default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8" style:family="table-cell" style:parent-style-name="Default" style:data-style-name="N159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9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0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71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7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3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4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75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7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77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8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9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0" style:family="table-cell" style:parent-style-name="Default" style:data-style-name="N159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8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8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4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5" style:family="table-cell" style:parent-style-name="Default" style:data-style-name="N161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6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89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0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2" style:family="table-cell" style:parent-style-name="Excel_5f_BuiltIn_5f_Comma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5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6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7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8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2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0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5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6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7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8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9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0" style:family="table-cell" style:parent-style-name="Default">
      <style:table-cell-properties fo:border-bottom="none" style:diagonal-bl-tr="none" style:diagonal-tl-br="none" fo:border-left="0.035cm solid #000000" fo:border-right="0.088cm solid #000000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1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4" style:family="table-cell" style:parent-style-name="Default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7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8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9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0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24" style:family="table-cell" style:parent-style-name="Default" style:data-style-name="N36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7" style:family="table-cell" style:parent-style-name="Default" style:data-style-name="N36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1" style:family="table-cell" style:parent-style-name="Default" style:data-style-name="N36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2" style:family="table-cell" style:parent-style-name="Default" style:data-style-name="N36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3" style:family="table-cell" style:parent-style-name="Default" style:data-style-name="N36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4" style:family="table-cell" style:parent-style-name="Default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5" style:family="table-cell" style:parent-style-name="Default" style:data-style-name="N36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6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88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38" style:family="table-cell" style:parent-style-name="Default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9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0" style:family="table-cell" style:parent-style-name="Default" style:data-style-name="N36">
      <style:table-cell-properties fo:border-bottom="none" style:diagonal-bl-tr="none" style:diagonal-tl-br="none" fo:border-left="0.035cm solid #000000" fo:border-right="0.088cm solid #000000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1" style:family="table-cell" style:parent-style-name="Default" style:data-style-name="N36">
      <style:table-cell-properties fo:border-bottom="0.088cm solid #000000" style:diagonal-bl-tr="none" style:diagonal-tl-br="none" fo:border-left="0.035cm solid #000000" fo:border-right="0.088cm solid #000000" style:rotation-align="none" fo:border-top="0.088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4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5" style:family="table-cell" style:parent-style-name="Default" style:data-style-name="N36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7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0.035cm solid #000000" fo:border-right="0.088cm solid #000000" style:rotation-align="none" fo:border-top="0.088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8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9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60" style:family="table-cell" style:parent-style-name="Default">
      <style:table-cell-properties fo:border-bottom="0.035cm solid #000000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tru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9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5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3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lleMTP_MTP_MarchéConclus_2006" table:style-name="ta1" table:print-ranges="VilleMTP_MTP_MarchéConclus_2006.A1:VilleMTP_MTP_MarchéConclus_2006.J434">
        <office:forms form:automatic-focus="false" form:apply-design-mode="false"/>
        <table:table-column table:style-name="co1" table:default-cell-style-name="ce65"/>
        <table:table-column table:style-name="co2" table:default-cell-style-name="ce122"/>
        <table:table-column table:style-name="co3" table:default-cell-style-name="ce65"/>
        <table:table-column table:style-name="co4" table:default-cell-style-name="ce65"/>
        <table:table-column table:style-name="co5" table:default-cell-style-name="ce352"/>
        <table:table-column table:style-name="co6" table:default-cell-style-name="ce65"/>
        <table:table-column table:style-name="co7" table:number-columns-repeated="250" table:default-cell-style-name="ce65"/>
        <table:table-column table:style-name="co8" table:number-columns-repeated="768" table:default-cell-style-name="Default"/>
        <table:table-row table:style-name="ro1">
          <table:table-cell table:style-name="ce1" office:value-type="string">
            <text:p>NOM DE L'ATTRIBUTAIRE +</text:p>
            <text:p>CODE POSTAL</text:p>
          </table:table-cell>
          <table:table-cell table:style-name="ce66" office:value-type="string">
            <text:p>Objet du marché</text:p>
          </table:table-cell>
          <table:table-cell table:style-name="ce123" office:value-type="string">
            <text:p>type de marchés (fournitures ou services ou travaux)</text:p>
          </table:table-cell>
          <table:table-cell table:style-name="ce167" office:value-type="string">
            <text:p>montant du marché - tranche de 20 000 € HT à 49 999 € HT </text:p>
          </table:table-cell>
          <table:table-cell table:style-name="ce288" office:value-type="string">
            <text:p>Date de notification</text:p>
          </table:table-cell>
          <table:table-cell table:style-name="ce353" table:number-columns-repeated="24"/>
          <table:table-cell table:number-columns-repeated="995"/>
        </table:table-row>
        <table:table-row table:style-name="ro2">
          <table:table-cell table:style-name="ce2" office:value-type="string">
            <text:p>LES BELUGUES <text:s text:c="19"/>30540 MILHAUD</text:p>
          </table:table-cell>
          <table:table-cell table:style-name="ce67" office:value-type="string">
            <text:p>Espace Grammont <text:s text:c="42"/>Vérification et entretien du réseau électrique</text:p>
          </table:table-cell>
          <table:table-cell table:style-name="ce124" office:value-type="string">
            <text:p>Travaux</text:p>
          </table:table-cell>
          <table:table-cell table:style-name="ce168" office:value-type="string">
            <text:p><text:s text:c="2"/>Minimum : <text:s/>9 000 € <text:s text:c="17"/>Maximum : 35 000 €</text:p>
          </table:table-cell>
          <table:table-cell table:style-name="ce289" office:value-type="date" office:date-value="2006-01-31">
            <text:p>31/01/2006</text:p>
          </table:table-cell>
          <table:table-cell table:style-name="ce353" table:number-columns-repeated="24"/>
          <table:table-cell table:number-columns-repeated="995"/>
        </table:table-row>
        <table:table-row table:style-name="ro3">
          <table:table-cell table:style-name="ce3" office:value-type="string">
            <text:p>LYRON <text:s text:c="33"/>34080 MONTPELLIER</text:p>
          </table:table-cell>
          <table:table-cell table:style-name="ce67" office:value-type="string">
            <text:p>Maison de la Démocratie <text:s text:c="21"/>Création réseau chauffage</text:p>
          </table:table-cell>
          <table:table-cell table:style-name="ce124" office:value-type="string">
            <text:p>Travaux</text:p>
          </table:table-cell>
          <table:table-cell table:style-name="ce169" office:value-type="float" office:value="34354.6">
            <text:p>34 354,60</text:p>
          </table:table-cell>
          <table:table-cell table:style-name="ce289" office:value-type="date" office:date-value="2006-01-31">
            <text:p>31/01/2006</text:p>
          </table:table-cell>
          <table:table-cell table:style-name="ce353" table:number-columns-repeated="24"/>
          <table:table-cell table:number-columns-repeated="995"/>
        </table:table-row>
        <table:table-row table:style-name="ro4">
          <table:table-cell table:style-name="ce3" office:value-type="string">
            <text:p>AMEC SPIE <text:s text:c="32"/>34433 ST JEAN DE VEDAS</text:p>
          </table:table-cell>
          <table:table-cell table:style-name="ce67" office:value-type="string">
            <text:p>O.T.R.M. <text:s/>Hôtel de Varennes <text:s text:c="12"/>Aménagement électrique bureaux</text:p>
          </table:table-cell>
          <table:table-cell table:style-name="ce124" office:value-type="string">
            <text:p>Travaux</text:p>
          </table:table-cell>
          <table:table-cell table:style-name="ce169" office:value-type="float" office:value="20688">
            <text:p>20 688,00</text:p>
          </table:table-cell>
          <table:table-cell table:style-name="ce289" office:value-type="date" office:date-value="2006-04-11">
            <text:p>11/04/2006</text:p>
          </table:table-cell>
          <table:table-cell table:style-name="ce353" table:number-columns-repeated="24"/>
          <table:table-cell table:number-columns-repeated="995"/>
        </table:table-row>
        <table:table-row table:style-name="ro5">
          <table:table-cell table:style-name="ce3" office:value-type="string">
            <text:p>LYRON <text:s text:c="33"/>34080 MONTPELLIER</text:p>
          </table:table-cell>
          <table:table-cell table:style-name="ce67" office:value-type="string">
            <text:p>Maison de la Démocratie <text:s text:c="21"/>Climatisation bureaux D.A.C.</text:p>
          </table:table-cell>
          <table:table-cell table:style-name="ce124" office:value-type="string">
            <text:p>Travaux</text:p>
          </table:table-cell>
          <table:table-cell table:style-name="ce170" office:value-type="float" office:value="38133.14">
            <text:p>38 133,14</text:p>
          </table:table-cell>
          <table:table-cell table:style-name="ce289" office:value-type="date" office:date-value="2006-05-03">
            <text:p>03/05/2006</text:p>
          </table:table-cell>
          <table:table-cell table:style-name="ce353" table:number-columns-repeated="24"/>
          <table:table-cell table:style-name="ce357" table:number-columns-repeated="227"/>
          <table:table-cell table:style-name="ce59" table:number-columns-repeated="768"/>
        </table:table-row>
        <table:table-row table:style-name="ro6">
          <table:table-cell table:style-name="ce3" office:value-type="string">
            <text:p>PAVIE Jean Jacques <text:s text:c="11"/>34990 JUVIGNAC</text:p>
          </table:table-cell>
          <table:table-cell table:style-name="ce67" office:value-type="string">
            <text:p>La Panacée - Carré Ste Anne <text:s text:c="8"/><text:s text:c="13"/>Aide à la préparation et montage expositions</text:p>
          </table:table-cell>
          <table:table-cell table:style-name="ce124" office:value-type="string">
            <text:p>Travaux</text:p>
          </table:table-cell>
          <table:table-cell table:style-name="ce168" office:value-type="string">
            <text:p>Minimum : <text:s/>16 000 € <text:s text:c="17"/>Maximum : 38 000 €</text:p>
          </table:table-cell>
          <table:table-cell table:style-name="ce289" office:value-type="date" office:date-value="2006-08-31">
            <text:p>31/08/2006</text:p>
          </table:table-cell>
          <table:table-cell table:style-name="ce11"/>
          <table:table-cell table:style-name="ce353" table:number-columns-repeated="1018"/>
        </table:table-row>
        <table:table-row table:style-name="ro7">
          <table:table-cell table:style-name="ce3" office:value-type="string">
            <text:p>CHICHE <text:s text:c="38"/>34070 MONTPELLIER</text:p>
          </table:table-cell>
          <table:table-cell table:style-name="ce67" office:value-type="string">
            <text:p>Bâtiments D.A.C. <text:s text:c="44"/>Entretien et aménagement installations plomberie, sanitaires, chauffage</text:p>
          </table:table-cell>
          <table:table-cell table:style-name="ce124" office:value-type="string">
            <text:p>Travaux</text:p>
          </table:table-cell>
          <table:table-cell table:style-name="ce168" office:value-type="string">
            <text:p><text:s text:c="2"/>Minimum : <text:s text:c="2"/>8 000 € <text:s text:c="17"/>Maximum : 32 000 €</text:p>
          </table:table-cell>
          <table:table-cell table:style-name="ce289" office:value-type="date" office:date-value="2006-12-05">
            <text:p>05/12/2006</text:p>
          </table:table-cell>
          <table:table-cell table:style-name="ce11"/>
          <table:table-cell table:style-name="ce353" table:number-columns-repeated="1018"/>
        </table:table-row>
        <table:table-row table:style-name="ro8">
          <table:table-cell table:style-name="ce3" office:value-type="string">
            <text:p>ILLUSION &amp; MACADAM <text:s text:c="8"/>34000 MONTPELLIER</text:p>
          </table:table-cell>
          <table:table-cell table:style-name="ce67" office:value-type="string">
            <text:p>Mission d'accompagnement technique et humain de 16 spectacles d'animation pour Montpellier Quartiers Libres 2006</text:p>
          </table:table-cell>
          <table:table-cell table:style-name="ce124" office:value-type="string">
            <text:p>Services</text:p>
          </table:table-cell>
          <table:table-cell table:style-name="ce169" office:value-type="float" office:value="33770">
            <text:p>33 770,00</text:p>
          </table:table-cell>
          <table:table-cell table:style-name="ce289" office:value-type="date" office:date-value="2006-09-06">
            <text:p>06/09/2006</text:p>
          </table:table-cell>
          <table:table-cell table:style-name="ce11"/>
          <table:table-cell table:style-name="ce353" table:number-columns-repeated="1018"/>
        </table:table-row>
        <table:table-row table:style-name="ro9">
          <table:table-cell table:style-name="ce3" office:value-type="string">
            <text:p>Visiocom </text:p>
            <text:p>34000 Montpellier</text:p>
          </table:table-cell>
          <table:table-cell table:style-name="ce68" office:value-type="string">
            <text:p>Diffusion locale du film institutionnel de la ville</text:p>
          </table:table-cell>
          <table:table-cell table:style-name="ce125" office:value-type="string">
            <text:p>Services</text:p>
          </table:table-cell>
          <table:table-cell table:style-name="ce171" office:value-type="string">
            <text:p>10 000 à 20 000 € HT</text:p>
          </table:table-cell>
          <table:table-cell table:style-name="ce290" office:value-type="date" office:date-value="2006-03-16">
            <text:p>16/03/2006</text:p>
          </table:table-cell>
          <table:table-cell table:style-name="ce11"/>
          <table:table-cell table:style-name="ce353" table:number-columns-repeated="1018"/>
        </table:table-row>
        <table:table-row table:style-name="ro10">
          <table:table-cell table:style-name="ce3" office:value-type="string">
            <text:p>Cart'com</text:p>
            <text:p><text:s/>34 080 Montpellier</text:p>
          </table:table-cell>
          <table:table-cell table:style-name="ce68" office:value-type="string">
            <text:p>Diffusion et impression de cartes postales</text:p>
          </table:table-cell>
          <table:table-cell table:style-name="ce125" office:value-type="string">
            <text:p>Services</text:p>
          </table:table-cell>
          <table:table-cell table:style-name="ce171" office:value-type="string">
            <text:p>20 000 à 40 000 € HT</text:p>
          </table:table-cell>
          <table:table-cell table:style-name="ce290" office:value-type="date" office:date-value="2006-02-23">
            <text:p>23/02/2006</text:p>
          </table:table-cell>
          <table:table-cell table:style-name="ce11"/>
          <table:table-cell table:style-name="ce353" table:number-columns-repeated="1018"/>
        </table:table-row>
        <table:table-row table:style-name="ro11">
          <table:table-cell table:style-name="ce4" office:value-type="string">
            <text:p>AMEC SPIE 34435 ST JEAN DE VEDAS </text:p>
          </table:table-cell>
          <table:table-cell table:style-name="ce67" office:value-type="string">
            <text:p>Travaux de Maintenance et Grosses Réparations sur le Patrimoine Communal</text:p>
            <text:p>Lot Plomberie / Secteur 2</text:p>
          </table:table-cell>
          <table:table-cell table:style-name="ce126" office:value-type="string">
            <text:p>TRAVAUX</text:p>
          </table:table-cell>
          <table:table-cell table:style-name="ce172" office:value-type="string">
            <text:p>Bons de Commandes</text:p>
            <text:p>10 000 &lt; x &lt; 30 000</text:p>
          </table:table-cell>
          <table:table-cell table:style-name="ce291" office:value-type="date" office:date-value="2006-06-30">
            <text:p>30/06/2006</text:p>
          </table:table-cell>
          <table:table-cell table:style-name="ce11"/>
          <table:table-cell table:style-name="ce353" table:number-columns-repeated="1018"/>
        </table:table-row>
        <table:table-row table:style-name="ro12">
          <table:table-cell table:style-name="ce5" office:value-type="string">
            <text:p>SELARL DUMAS - BOISSESON 30600 VAUVERT</text:p>
          </table:table-cell>
          <table:table-cell table:style-name="ce67" office:value-type="string">
            <text:p>Accessibilité Handicapés</text:p>
            <text:p>Mission d'Assistance pour l'Instruction de dossiers d'autorisation de Travaux</text:p>
          </table:table-cell>
          <table:table-cell table:style-name="ce126" office:value-type="string">
            <text:p>SERVICES</text:p>
          </table:table-cell>
          <table:table-cell table:style-name="ce172" office:value-type="string">
            <text:p>Bons de Commandes</text:p>
            <text:p>10 000 &lt; x &lt; 30 000</text:p>
          </table:table-cell>
          <table:table-cell table:style-name="ce291" office:value-type="date" office:date-value="2006-04-06">
            <text:p>06/04/2006</text:p>
          </table:table-cell>
          <table:table-cell table:style-name="ce11"/>
          <table:table-cell table:style-name="ce353" table:number-columns-repeated="1018"/>
        </table:table-row>
        <table:table-row table:style-name="ro13">
          <table:table-cell table:style-name="ce4" office:value-type="string">
            <text:p>CAPGEMINI France 34965 Montpellier</text:p>
          </table:table-cell>
          <table:table-cell table:style-name="ce67" office:value-type="string">
            <text:p>Mission A.M.O - Marché Complémentaire</text:p>
            <text:p>Gestion du Patrimoine </text:p>
            <text:p>Extension du Périmètre</text:p>
          </table:table-cell>
          <table:table-cell table:style-name="ce126" office:value-type="string">
            <text:p>SERVICES</text:p>
          </table:table-cell>
          <table:table-cell table:style-name="ce173" office:value-type="float" office:value="24200">
            <text:p>24 200,00</text:p>
          </table:table-cell>
          <table:table-cell table:style-name="ce291" office:value-type="date" office:date-value="2006-08-17">
            <text:p>17/08/2006</text:p>
          </table:table-cell>
          <table:table-cell table:style-name="ce11"/>
          <table:table-cell table:style-name="ce353" table:number-columns-repeated="1018"/>
        </table:table-row>
        <table:table-row table:style-name="ro5">
          <table:table-cell table:style-name="ce4" office:value-type="string">
            <text:p>LES TOITURES D'AUJOURD'HUI 34500 BEZIERS</text:p>
          </table:table-cell>
          <table:table-cell table:style-name="ce67" office:value-type="string">
            <text:p>Réfection Toiture - Club Âge d'Or</text:p>
            <text:p>Jeanne Galzy</text:p>
          </table:table-cell>
          <table:table-cell table:style-name="ce126" office:value-type="string">
            <text:p>TRAVAUX</text:p>
          </table:table-cell>
          <table:table-cell table:style-name="ce173" office:value-type="float" office:value="36000.56">
            <text:p>36 000,56</text:p>
          </table:table-cell>
          <table:table-cell table:style-name="ce292" office:value-type="date" office:date-value="2006-06-19">
            <text:p>19/06/2006</text:p>
          </table:table-cell>
          <table:table-cell table:style-name="ce11"/>
          <table:table-cell table:style-name="ce353" table:number-columns-repeated="1018"/>
        </table:table-row>
        <table:table-row table:style-name="ro14">
          <table:table-cell table:style-name="ce4" office:value-type="string">
            <text:p>CHRONOLOGIE ING 30240 LE GRAU DU ROI</text:p>
          </table:table-cell>
          <table:table-cell table:style-name="ce67" office:value-type="string">
            <text:p>Missions O.P.C + SYNTHESE</text:p>
            <text:p>Maison pour Tous François Villon</text:p>
          </table:table-cell>
          <table:table-cell table:style-name="ce126" office:value-type="string">
            <text:p>SERVICES</text:p>
          </table:table-cell>
          <table:table-cell table:style-name="ce173" office:value-type="float" office:value="31604.26">
            <text:p>31 604,26</text:p>
          </table:table-cell>
          <table:table-cell table:style-name="ce291" office:value-type="date" office:date-value="2006-06-20">
            <text:p>20/06/2006</text:p>
          </table:table-cell>
          <table:table-cell table:style-name="ce11"/>
          <table:table-cell table:style-name="ce353" table:number-columns-repeated="1018"/>
        </table:table-row>
        <table:table-row table:style-name="ro15">
          <table:table-cell table:style-name="ce4" office:value-type="string">
            <text:p>APTEC 34430 ST JEAN DE VEDAS</text:p>
          </table:table-cell>
          <table:table-cell table:style-name="ce67" office:value-type="string">
            <text:p>Travaux d'Installations d'Alarmes</text:p>
            <text:p>Patrimoine</text:p>
          </table:table-cell>
          <table:table-cell table:style-name="ce126" office:value-type="string">
            <text:p>TRAVAUX</text:p>
          </table:table-cell>
          <table:table-cell table:style-name="ce173" office:value-type="string">
            <text:p>Bons de Commandes</text:p>
            <text:p>10 000 &lt; x &lt; 40 000</text:p>
          </table:table-cell>
          <table:table-cell table:style-name="ce291" office:value-type="date" office:date-value="2006-07-31">
            <text:p>31/07/2006</text:p>
          </table:table-cell>
          <table:table-cell table:style-name="ce11"/>
          <table:table-cell table:style-name="ce353" table:number-columns-repeated="1018"/>
        </table:table-row>
        <table:table-row table:style-name="ro3">
          <table:table-cell table:style-name="ce6" office:value-type="string">
            <text:p>STPS SUD 34000 Montpellier</text:p>
          </table:table-cell>
          <table:table-cell table:style-name="ce67" office:value-type="string">
            <text:p>Travaux de Peintures</text:p>
            <text:p>Ecole Jules Verne</text:p>
          </table:table-cell>
          <table:table-cell table:style-name="ce126" office:value-type="string">
            <text:p>TRAVAUX</text:p>
          </table:table-cell>
          <table:table-cell table:style-name="ce173" office:value-type="float" office:value="21749">
            <text:p>21 749,00</text:p>
          </table:table-cell>
          <table:table-cell table:style-name="ce291" office:value-type="date" office:date-value="2006-07-13">
            <text:p>13/07/2006</text:p>
          </table:table-cell>
          <table:table-cell table:style-name="ce11"/>
          <table:table-cell table:style-name="ce353" table:number-columns-repeated="1018"/>
        </table:table-row>
        <table:table-row table:style-name="ro16">
          <table:table-cell table:style-name="ce7"/>
          <table:table-cell table:style-name="ce67" office:value-type="string">
            <text:p>Démolition Maison</text:p>
            <text:p>759 Avenue du Mas Rouge</text:p>
          </table:table-cell>
          <table:table-cell table:style-name="ce126" office:value-type="string">
            <text:p>TRAVAUX</text:p>
          </table:table-cell>
          <table:table-cell table:style-name="ce173" office:value-type="float" office:value="40000">
            <text:p>40 000,00</text:p>
          </table:table-cell>
          <table:table-cell table:style-name="ce291" office:value-type="date" office:date-value="2006-08-16">
            <text:p>16/08/2006</text:p>
          </table:table-cell>
          <table:table-cell table:style-name="ce11"/>
          <table:table-cell table:style-name="ce353" table:number-columns-repeated="1018"/>
        </table:table-row>
        <table:table-row table:style-name="ro17">
          <table:table-cell table:style-name="ce7"/>
          <table:table-cell table:style-name="ce67" office:value-type="string">
            <text:p>Marché de Travaux</text:p>
            <text:p>Installation d'une Salle Associative</text:p>
          </table:table-cell>
          <table:table-cell table:style-name="ce126" office:value-type="string">
            <text:p>TRAVAUX</text:p>
          </table:table-cell>
          <table:table-cell table:style-name="ce173" office:value-type="float" office:value="37825">
            <text:p>37 825,00</text:p>
          </table:table-cell>
          <table:table-cell table:style-name="ce291" office:value-type="date" office:date-value="2006-07-13">
            <text:p>13/07/2006</text:p>
          </table:table-cell>
          <table:table-cell table:style-name="ce11"/>
          <table:table-cell table:style-name="ce353" table:number-columns-repeated="1018"/>
        </table:table-row>
        <table:table-row table:style-name="ro18">
          <table:table-cell table:style-name="ce7"/>
          <table:table-cell table:style-name="ce67" office:value-type="string">
            <text:p>Rénovation Toiture Luis MARIANO</text:p>
          </table:table-cell>
          <table:table-cell table:style-name="ce126" office:value-type="string">
            <text:p>TRAVAUX</text:p>
          </table:table-cell>
          <table:table-cell table:style-name="ce173" office:value-type="float" office:value="48718.73">
            <text:p>48 718,73</text:p>
          </table:table-cell>
          <table:table-cell table:style-name="ce291" office:value-type="date" office:date-value="2006-12-06">
            <text:p>06/12/2006</text:p>
          </table:table-cell>
          <table:table-cell table:style-name="ce11"/>
          <table:table-cell table:style-name="ce353" table:number-columns-repeated="1018"/>
        </table:table-row>
        <table:table-row table:style-name="ro1">
          <table:table-cell table:style-name="ce8"/>
          <table:table-cell table:style-name="ce67" office:value-type="string">
            <text:p>Travaux de Chauffage</text:p>
            <text:p>Mairie Annexe Mosson et </text:p>
            <text:p>Club Âge d'Or</text:p>
          </table:table-cell>
          <table:table-cell table:style-name="ce126" office:value-type="string">
            <text:p>TRAVAUX</text:p>
          </table:table-cell>
          <table:table-cell table:style-name="ce173" office:value-type="float" office:value="35258">
            <text:p>35 258,00</text:p>
          </table:table-cell>
          <table:table-cell table:style-name="ce291" office:value-type="date" office:date-value="2006-08-28">
            <text:p>28/08/2006</text:p>
          </table:table-cell>
          <table:table-cell table:style-name="ce11"/>
          <table:table-cell table:style-name="ce353" table:number-columns-repeated="1018"/>
        </table:table-row>
        <table:table-row table:style-name="ro19">
          <table:table-cell table:style-name="ce9" office:value-type="string">
            <text:p>Entreprise Travesset <text:s text:c="14"/>34820 Teyran</text:p>
          </table:table-cell>
          <table:table-cell table:style-name="ce67" office:value-type="string">
            <text:p>Travaux de réfection du balustre </text:p>
            <text:p>en Pierre</text:p>
            <text:p>Chapelle de Grammont</text:p>
          </table:table-cell>
          <table:table-cell table:style-name="ce126" office:value-type="string">
            <text:p>TRAVAUX</text:p>
          </table:table-cell>
          <table:table-cell table:style-name="ce173" office:value-type="float" office:value="30903">
            <text:p>30 903,00</text:p>
          </table:table-cell>
          <table:table-cell table:style-name="ce291" office:value-type="date" office:date-value="2006-08-28">
            <text:p>28/08/2006</text:p>
          </table:table-cell>
          <table:table-cell table:style-name="ce11"/>
          <table:table-cell table:style-name="ce353" table:number-columns-repeated="1018"/>
        </table:table-row>
        <table:table-row table:style-name="ro20">
          <table:table-cell table:style-name="ce10" office:value-type="string">
            <text:p>Sport Environnement <text:s text:c="4"/>34070 Montpellier</text:p>
          </table:table-cell>
          <table:table-cell table:style-name="ce69" office:value-type="string">
            <text:p>MISE EN PLACE ET ENLEVEMENT DE JARDINIERES</text:p>
          </table:table-cell>
          <table:table-cell table:style-name="ce127" office:value-type="string">
            <text:p>Travaux</text:p>
          </table:table-cell>
          <table:table-cell table:style-name="ce174" office:value-type="string">
            <text:p>Montant minimum : 50 000 € H.T Montant maximum : 90 000 € H.T</text:p>
          </table:table-cell>
          <table:table-cell table:style-name="ce293" office:value-type="date" office:date-value="2006-02-20">
            <text:p>20/02/2006</text:p>
          </table:table-cell>
          <table:table-cell table:style-name="ce353" table:number-columns-repeated="1019"/>
        </table:table-row>
        <table:table-row table:style-name="ro21">
          <table:table-cell table:style-name="ce10" office:value-type="string">
            <text:p>Entreprise S.G.E <text:s text:c="14"/>66160 Le Boulou</text:p>
          </table:table-cell>
          <table:table-cell table:style-name="ce69" office:value-type="string">
            <text:p>REALISATION DE PETITS TRAVAUX VOIRIE <text:s/>ET MACONNERIE</text:p>
          </table:table-cell>
          <table:table-cell table:style-name="ce127" office:value-type="string">
            <text:p>Travaux</text:p>
          </table:table-cell>
          <table:table-cell table:style-name="ce174" office:value-type="string">
            <text:p>Montant minimum : 30 000 € H.T Montant maximum : 90 000 € H.T</text:p>
          </table:table-cell>
          <table:table-cell table:style-name="ce293" office:value-type="date" office:date-value="2006-03-06">
            <text:p>06/03/2006</text:p>
          </table:table-cell>
          <table:table-cell table:style-name="ce353" table:number-columns-repeated="1019"/>
        </table:table-row>
        <table:table-row table:style-name="ro1">
          <table:table-cell table:style-name="ce10" office:value-type="string">
            <text:p>Entreprise A.C.E.S <text:s text:c="3"/>34000 Montpellier</text:p>
          </table:table-cell>
          <table:table-cell table:style-name="ce69" office:value-type="string">
            <text:p>REAMENAGEMENT DES BERGES DU LEZ - DOMAINE DE LAVALETTE - RESERVE NATURELLE</text:p>
          </table:table-cell>
          <table:table-cell table:style-name="ce127" office:value-type="string">
            <text:p>Travaux</text:p>
          </table:table-cell>
          <table:table-cell table:style-name="ce174" office:value-type="string">
            <text:p>Montant minimum : 25 000 € H.T Montant maximum : 90 000 € H.T</text:p>
          </table:table-cell>
          <table:table-cell table:style-name="ce293" office:value-type="date" office:date-value="2006-05-30">
            <text:p>30/05/2006</text:p>
          </table:table-cell>
          <table:table-cell table:style-name="ce353" table:number-columns-repeated="1019"/>
        </table:table-row>
        <table:table-row table:style-name="ro22">
          <table:table-cell table:style-name="ce10" office:value-type="string">
            <text:p>Entreprise BETEREM <text:s text:c="10"/>34935 Montpellier cedex 9</text:p>
          </table:table-cell>
          <table:table-cell table:style-name="ce69" office:value-type="string">
            <text:p>MISSION DE COORDINATION EN MATIERE DE SECURITE ET PROTECTION DE LA SANTE - AMENAGEMENT DE DIFFERENTS PARCS</text:p>
          </table:table-cell>
          <table:table-cell table:style-name="ce127" office:value-type="string">
            <text:p>Services</text:p>
          </table:table-cell>
          <table:table-cell table:style-name="ce174" office:value-type="string">
            <text:p>1968,00 € H.T</text:p>
          </table:table-cell>
          <table:table-cell table:style-name="ce293" office:value-type="date" office:date-value="2006-04-05">
            <text:p>05/04/2006</text:p>
          </table:table-cell>
          <table:table-cell table:style-name="ce353" table:number-columns-repeated="1019"/>
        </table:table-row>
        <table:table-row table:style-name="ro23">
          <table:table-cell table:style-name="ce10" office:value-type="string">
            <text:p>Sport Environnement <text:s text:c="4"/>34070 Montpellier</text:p>
          </table:table-cell>
          <table:table-cell table:style-name="ce70" office:value-type="string">
            <text:p>MAITRISE D'ŒUVRE POUR LA RESTAURATION D'UN BASSIN AU SQUARE PLANCHON</text:p>
          </table:table-cell>
          <table:table-cell table:style-name="ce127" office:value-type="string">
            <text:p>Services</text:p>
          </table:table-cell>
          <table:table-cell table:style-name="ce174" office:value-type="string">
            <text:p>3900,00 € H.T</text:p>
          </table:table-cell>
          <table:table-cell table:style-name="ce293" office:value-type="date" office:date-value="2006-04-03">
            <text:p>03/04/2006</text:p>
          </table:table-cell>
          <table:table-cell table:style-name="ce353" table:number-columns-repeated="1019"/>
        </table:table-row>
        <table:table-row table:style-name="ro24">
          <table:table-cell table:style-name="ce10" office:value-type="string">
            <text:p>Entreprise S.P BILICKI-DHOMBRES-OSMO <text:s text:c="16"/>34000 Montpellier</text:p>
          </table:table-cell>
          <table:table-cell table:style-name="ce70" office:value-type="string">
            <text:p>FOURNITURE ET POSE D'ABRIS DE JARDINS - JARDINS FAMILIAUX LES GRANDS GRES</text:p>
          </table:table-cell>
          <table:table-cell table:style-name="ce127" office:value-type="string">
            <text:p>Travaux</text:p>
          </table:table-cell>
          <table:table-cell table:style-name="ce174" office:value-type="string">
            <text:p>Montant minimum : 20 000 € H.T Montant maximum : 40 000 € H.T</text:p>
          </table:table-cell>
          <table:table-cell table:style-name="ce289" office:value-type="date" office:date-value="2006-04-30">
            <text:p>30/04/2006</text:p>
          </table:table-cell>
          <table:table-cell table:style-name="ce353" table:number-columns-repeated="1019"/>
        </table:table-row>
        <table:table-row table:style-name="ro21">
          <table:table-cell table:style-name="ce10" office:value-type="string">
            <text:p>sp bilicki-dhombres-osmo 34000 Montpellier</text:p>
          </table:table-cell>
          <table:table-cell table:style-name="ce70" office:value-type="string">
            <text:p>MISSION GEOMETRE - PHASE TRAVAUX - AMENAGEMENT DU PARC MALBOSC</text:p>
          </table:table-cell>
          <table:table-cell table:style-name="ce127" office:value-type="string">
            <text:p>Services</text:p>
          </table:table-cell>
          <table:table-cell table:style-name="ce174" office:value-type="string">
            <text:p>11 240,00 € H.T</text:p>
          </table:table-cell>
          <table:table-cell table:style-name="ce289" office:value-type="date" office:date-value="2007-01-25">
            <text:p>25/01/2007</text:p>
          </table:table-cell>
          <table:table-cell table:style-name="ce353" table:number-columns-repeated="1019"/>
        </table:table-row>
        <table:table-row table:style-name="ro1">
          <table:table-cell table:style-name="ce11"/>
          <table:table-cell table:style-name="ce71" office:value-type="string">
            <text:p>FOURNITURE DE JEUNES PLANTS, GRAINES BISANNUELLES ET BULBES</text:p>
          </table:table-cell>
          <table:table-cell table:style-name="ce128" office:value-type="string">
            <text:p>Fourniture</text:p>
          </table:table-cell>
          <table:table-cell table:style-name="ce174"/>
          <table:table-cell table:style-name="ce294"/>
          <table:table-cell table:style-name="ce353" table:number-columns-repeated="1019"/>
        </table:table-row>
        <table:table-row table:style-name="ro25">
          <table:table-cell table:style-name="ce10" office:value-type="string">
            <text:p>Entreprise N.P.K <text:s text:c="6"/>42100 St Etienne : Lot 1a</text:p>
          </table:table-cell>
          <table:table-cell table:style-name="ce72"/>
          <table:table-cell table:style-name="ce129"/>
          <table:table-cell table:style-name="ce174" office:value-type="string">
            <text:p>Montant minimum : 2 500 € H.T Montant maximum : 10 000 € H.T</text:p>
          </table:table-cell>
          <table:table-cell table:style-name="ce289" office:value-type="date" office:date-value="2006-06-05">
            <text:p>05/06/2006</text:p>
          </table:table-cell>
          <table:table-cell table:style-name="ce353" table:number-columns-repeated="1019"/>
        </table:table-row>
        <table:table-row table:style-name="ro8">
          <table:table-cell table:style-name="ce10" office:value-type="string">
            <text:p>Sté Bertrand Frères 49000 Angers : <text:s text:c="6"/>Lot 1b</text:p>
          </table:table-cell>
          <table:table-cell table:style-name="ce72"/>
          <table:table-cell table:style-name="ce129"/>
          <table:table-cell table:style-name="ce174" office:value-type="string">
            <text:p>Montant minimum : 2 500 € H.T Montant maximum : 10 000 € H.T</text:p>
          </table:table-cell>
          <table:table-cell table:style-name="ce289" office:value-type="date" office:date-value="2006-06-05">
            <text:p>05/06/2006</text:p>
          </table:table-cell>
          <table:table-cell table:style-name="ce353" table:number-columns-repeated="1019"/>
        </table:table-row>
        <table:table-row table:style-name="ro6">
          <table:table-cell table:style-name="ce10" office:value-type="string">
            <text:p>Entreprise N.P.K <text:s text:c="6"/>42100 St Etienne : Lot 2</text:p>
          </table:table-cell>
          <table:table-cell table:style-name="ce72"/>
          <table:table-cell table:style-name="ce129"/>
          <table:table-cell table:style-name="ce174" office:value-type="string">
            <text:p>Montant minimum : 1 500 € H.T Montant maximum : 6 000 € H.T</text:p>
          </table:table-cell>
          <table:table-cell table:style-name="ce289" office:value-type="date" office:date-value="2006-06-05">
            <text:p>05/06/2006</text:p>
          </table:table-cell>
          <table:table-cell table:style-name="ce353" table:number-columns-repeated="1019"/>
        </table:table-row>
        <table:table-row table:style-name="ro26">
          <table:table-cell table:style-name="ce12" office:value-type="string">
            <text:p>Entreprise Van Geest Nurseries <text:s text:c="6"/><text:s/>HOLLANDE : Lot 3</text:p>
          </table:table-cell>
          <table:table-cell table:style-name="ce72"/>
          <table:table-cell table:style-name="ce129"/>
          <table:table-cell table:style-name="ce175" office:value-type="string">
            <text:p>Montant minimum : 7 000 € H.T Montant maximum : 28 000 € H.T</text:p>
          </table:table-cell>
          <table:table-cell table:style-name="ce295" office:value-type="date" office:date-value="2006-06-05">
            <text:p>05/06/2006</text:p>
          </table:table-cell>
          <table:table-cell table:style-name="ce353" table:number-columns-repeated="1019"/>
        </table:table-row>
        <table:table-row table:style-name="ro27">
          <table:table-cell table:style-name="ce13" office:value-type="string">
            <text:p>Sté ALGECO <text:s text:c="8"/>34110 Frontignan</text:p>
          </table:table-cell>
          <table:table-cell table:style-name="ce73" office:value-type="string">
            <text:p>FOURNITURE ET MISE EN PLACE DE DEUX MODULES DE TYPE BUNGALOW AUX SERRES</text:p>
          </table:table-cell>
          <table:table-cell table:style-name="ce130" office:value-type="string">
            <text:p>Travaux</text:p>
          </table:table-cell>
          <table:table-cell table:style-name="ce176" office:value-type="string">
            <text:p>37 049,00 € H.T</text:p>
          </table:table-cell>
          <table:table-cell table:style-name="ce296" office:value-type="date" office:date-value="2006-06-29">
            <text:p>29/06/2006</text:p>
          </table:table-cell>
          <table:table-cell table:style-name="ce353" table:number-columns-repeated="1019"/>
        </table:table-row>
        <table:table-row table:style-name="ro6">
          <table:table-cell table:style-name="ce14"/>
          <table:table-cell table:style-name="ce72" office:value-type="string">
            <text:p>REHABILITATION DU BASSIN AU SQUARE PLANCHON</text:p>
          </table:table-cell>
          <table:table-cell table:style-name="ce129"/>
          <table:table-cell table:style-name="ce177" office:value-type="float" office:value="82136.9">
            <text:p>82 136,90</text:p>
          </table:table-cell>
          <table:table-cell table:style-name="ce297" office:value-type="date" office:date-value="2006-09-04">
            <text:p>04/09/2006</text:p>
          </table:table-cell>
          <table:table-cell table:style-name="ce353" table:number-columns-repeated="1019"/>
        </table:table-row>
        <table:table-row table:style-name="ro28">
          <table:table-cell table:style-name="ce15" office:value-type="string">
            <text:p>Sport Environnement <text:s text:c="4"/>34070 Montpellier : Lot 1</text:p>
          </table:table-cell>
          <table:table-cell table:style-name="ce72"/>
          <table:table-cell table:style-name="ce129"/>
          <table:table-cell table:style-name="ce174" office:value-type="string">
            <text:p>62 527,00 € H.T</text:p>
          </table:table-cell>
          <table:table-cell table:style-name="ce289" office:value-type="date" office:date-value="2006-08-07">
            <text:p>07/08/2006</text:p>
          </table:table-cell>
          <table:table-cell table:style-name="ce353" table:number-columns-repeated="1019"/>
        </table:table-row>
        <table:table-row table:style-name="ro29">
          <table:table-cell table:style-name="ce16" office:value-type="string">
            <text:p>Sté M.C.M <text:s text:c="17"/>34980 St Gely du Fesc</text:p>
          </table:table-cell>
          <table:table-cell table:style-name="ce74"/>
          <table:table-cell table:style-name="ce131"/>
          <table:table-cell table:style-name="ce178" office:value-type="string">
            <text:p>19 609,90 € H.T</text:p>
          </table:table-cell>
          <table:table-cell table:style-name="ce298" office:value-type="date" office:date-value="2006-10-19">
            <text:p>19/10/2006</text:p>
          </table:table-cell>
          <table:table-cell table:style-name="ce353" table:number-columns-repeated="1019"/>
        </table:table-row>
        <table:table-row table:style-name="ro27">
          <table:table-cell table:style-name="ce15" office:value-type="string">
            <text:p>Ets Maguy <text:s text:c="13"/>17610 Chaniers : <text:s text:c="6"/>Lot 1</text:p>
          </table:table-cell>
          <table:table-cell table:style-name="ce72" office:value-type="string">
            <text:p>FOURNITURE DE PLANTES ANNUELLES</text:p>
          </table:table-cell>
          <table:table-cell table:style-name="ce129" office:value-type="string">
            <text:p>Fourniture</text:p>
          </table:table-cell>
          <table:table-cell table:style-name="ce177"/>
          <table:table-cell table:style-name="ce299"/>
          <table:table-cell table:style-name="ce353" table:number-columns-repeated="1019"/>
        </table:table-row>
        <table:table-row table:style-name="ro28">
          <table:table-cell table:style-name="ce10" office:value-type="string">
            <text:p>Sté Bertrand Frères <text:s text:c="9"/>49000 Angers : Lot 2</text:p>
          </table:table-cell>
          <table:table-cell table:style-name="ce72"/>
          <table:table-cell table:style-name="ce129"/>
          <table:table-cell table:style-name="ce174" office:value-type="string">
            <text:p>Montant minimum : 4 000 € H.T Montant maximum : 12 000 € H.T</text:p>
          </table:table-cell>
          <table:table-cell table:style-name="ce289" office:value-type="date" office:date-value="2006-10-19">
            <text:p>19/10/2006</text:p>
          </table:table-cell>
          <table:table-cell table:style-name="ce353" table:number-columns-repeated="1019"/>
        </table:table-row>
        <table:table-row table:style-name="ro27">
          <table:table-cell table:style-name="ce10" office:value-type="string">
            <text:p>Exploitation horticole du Cannebeth <text:s text:c="3"/>34120 Mauguio : <text:s text:c="8"/>Lot 3</text:p>
          </table:table-cell>
          <table:table-cell table:style-name="ce72"/>
          <table:table-cell table:style-name="ce129"/>
          <table:table-cell table:style-name="ce174" office:value-type="string">
            <text:p>Montant minimum : 2 500 € H.T Montant maximum : 7 500 € H.T</text:p>
          </table:table-cell>
          <table:table-cell table:style-name="ce289" office:value-type="date" office:date-value="2006-10-20">
            <text:p>20/10/2006</text:p>
          </table:table-cell>
          <table:table-cell table:style-name="ce353" table:number-columns-repeated="1019"/>
        </table:table-row>
        <table:table-row table:style-name="ro2">
          <table:table-cell table:style-name="ce10" office:value-type="string">
            <text:p>Sté Vivaplante Le Tauran <text:s text:c="13"/>34130 St Aunès : <text:s text:c="8"/>Lot 4</text:p>
          </table:table-cell>
          <table:table-cell table:style-name="ce72"/>
          <table:table-cell table:style-name="ce129"/>
          <table:table-cell table:style-name="ce174" office:value-type="string">
            <text:p>Montant minimum : 12 500 € H.T Montant maximum : 25 000 € H.T</text:p>
          </table:table-cell>
          <table:table-cell table:style-name="ce289" office:value-type="date" office:date-value="2006-10-20">
            <text:p>20/10/2006</text:p>
          </table:table-cell>
          <table:table-cell table:style-name="ce353" table:number-columns-repeated="1019"/>
        </table:table-row>
        <table:table-row table:style-name="ro30">
          <table:table-cell table:style-name="ce10" office:value-type="string">
            <text:p>S.A.R.L Marcanterra <text:s text:c="13"/>80120 <text:s/>St Quentin en tourmont : Lot 5</text:p>
          </table:table-cell>
          <table:table-cell table:style-name="ce72"/>
          <table:table-cell table:style-name="ce129"/>
          <table:table-cell table:style-name="ce174" office:value-type="string">
            <text:p>Montant minimum : 5 500 € H.T Montant maximum : 22 000 € H.T</text:p>
          </table:table-cell>
          <table:table-cell table:style-name="ce289" office:value-type="date" office:date-value="2006-10-20">
            <text:p>20/10/2006</text:p>
          </table:table-cell>
          <table:table-cell table:style-name="ce353" table:number-columns-repeated="1019"/>
        </table:table-row>
        <table:table-row table:style-name="ro31">
          <table:table-cell table:style-name="ce10" office:value-type="string">
            <text:p>Sud Géranium <text:s text:c="6"/>30600 Vauvert : <text:s text:c="4"/>Lot 6</text:p>
          </table:table-cell>
          <table:table-cell table:style-name="ce72"/>
          <table:table-cell table:style-name="ce129"/>
          <table:table-cell table:style-name="ce174" office:value-type="string">
            <text:p>Montant minimum : 3 000 € H.T Montant maximum : 12 000 € H.T</text:p>
          </table:table-cell>
          <table:table-cell table:style-name="ce289" office:value-type="date" office:date-value="2006-10-18">
            <text:p>18/10/2006</text:p>
          </table:table-cell>
          <table:table-cell table:style-name="ce353" table:number-columns-repeated="1019"/>
        </table:table-row>
        <table:table-row table:style-name="ro27">
          <table:table-cell table:style-name="ce16" office:value-type="string">
            <text:p>Sté N.C.E DGT-VOLMATIC <text:s text:c="8"/>27400 Quatremare</text:p>
          </table:table-cell>
          <table:table-cell table:style-name="ce74"/>
          <table:table-cell table:style-name="ce131"/>
          <table:table-cell table:style-name="ce178" office:value-type="string">
            <text:p>Montant minimum : 800 € H.T Montant maximum : 3 200 € H.T</text:p>
          </table:table-cell>
          <table:table-cell table:style-name="ce298" office:value-type="date" office:date-value="2006-10-24">
            <text:p>24/10/2006</text:p>
          </table:table-cell>
          <table:table-cell table:style-name="ce353" table:number-columns-repeated="1019"/>
        </table:table-row>
        <table:table-row table:style-name="ro14">
          <table:table-cell table:style-name="ce15" office:value-type="string">
            <text:p>Entreprise ALGECO 34110 Frontignan</text:p>
          </table:table-cell>
          <table:table-cell table:style-name="ce75" office:value-type="string">
            <text:p>TRAVAUX DE REHABILITATION DANS LES SERRES HORTICOLES</text:p>
          </table:table-cell>
          <table:table-cell table:style-name="ce132" office:value-type="string">
            <text:p>Travaux</text:p>
          </table:table-cell>
          <table:table-cell table:style-name="ce177" office:value-type="string">
            <text:p>Montant minimum : 10 000 € H.T Montant maximum : 40 000 € H.T</text:p>
          </table:table-cell>
          <table:table-cell table:style-name="ce297" office:value-type="date" office:date-value="2006-10-23">
            <text:p>23/10/2006</text:p>
          </table:table-cell>
          <table:table-cell table:style-name="ce353" table:number-columns-repeated="1019"/>
        </table:table-row>
        <table:table-row table:style-name="ro29">
          <table:table-cell table:style-name="ce10" office:value-type="string">
            <text:p>URBAIN NET</text:p>
          </table:table-cell>
          <table:table-cell table:style-name="ce70" office:value-type="string">
            <text:p>NETTOYAGE TOILETTES</text:p>
          </table:table-cell>
          <table:table-cell table:style-name="ce127" office:value-type="string">
            <text:p>Travaux</text:p>
          </table:table-cell>
          <table:table-cell table:style-name="ce174" office:value-type="float" office:value="22869.54">
            <text:p>22 869,54</text:p>
          </table:table-cell>
          <table:table-cell table:style-name="ce289" office:value-type="date" office:date-value="2006-08-28">
            <text:p>28/08/2006</text:p>
          </table:table-cell>
          <table:table-cell table:style-name="ce353" table:number-columns-repeated="1019"/>
        </table:table-row>
        <table:table-row table:style-name="ro31">
          <table:table-cell table:style-name="ce10" office:value-type="string">
            <text:p>AMENAGEMENT CONCEPTION ETANCHEITE</text:p>
          </table:table-cell>
          <table:table-cell table:style-name="ce70" office:value-type="string">
            <text:p>REFECTION ETANCHEITE TOITURE LEMURIE</text:p>
          </table:table-cell>
          <table:table-cell table:style-name="ce127" office:value-type="string">
            <text:p>Travaux</text:p>
          </table:table-cell>
          <table:table-cell table:style-name="ce174" office:value-type="float" office:value="47342">
            <text:p>47 342,00</text:p>
          </table:table-cell>
          <table:table-cell table:style-name="ce289" office:value-type="date" office:date-value="2006-10-10">
            <text:p>10/10/2006</text:p>
          </table:table-cell>
          <table:table-cell table:style-name="ce353" table:number-columns-repeated="1019"/>
        </table:table-row>
        <table:table-row table:style-name="ro11">
          <table:table-cell table:style-name="ce10" office:value-type="string">
            <text:p>LM INGENIERIE - 34830 CLAPIERS</text:p>
          </table:table-cell>
          <table:table-cell table:style-name="ce70" office:value-type="string">
            <text:p>MISSION DE MAITRISE D'ŒUVRE POUR L'EXTENSION DU RESEAU DE VIDEOSURVEILLANCE DE MONTPELLIER</text:p>
          </table:table-cell>
          <table:table-cell table:style-name="ce127" office:value-type="string">
            <text:p>Services</text:p>
          </table:table-cell>
          <table:table-cell table:style-name="ce174" office:value-type="float" office:value="27280">
            <text:p>27 280,00</text:p>
          </table:table-cell>
          <table:table-cell table:style-name="ce289" office:value-type="date" office:date-value="2006-06-08">
            <text:p>08/06/2006</text:p>
          </table:table-cell>
          <table:table-cell table:style-name="ce353" table:number-columns-repeated="1019"/>
        </table:table-row>
        <table:table-row table:style-name="ro8">
          <table:table-cell table:style-name="ce10" office:value-type="string">
            <text:p>Agence d'architecture J-L AURIOL (mandataire) 34000 Montpellier</text:p>
          </table:table-cell>
          <table:table-cell table:style-name="ce70" office:value-type="string">
            <text:p>Etude définition plan de composition urbaine intégration du futur lycée Pierre Mendès France</text:p>
          </table:table-cell>
          <table:table-cell table:style-name="ce127" office:value-type="string">
            <text:p>Services</text:p>
          </table:table-cell>
          <table:table-cell table:style-name="ce174" office:value-type="float" office:value="44250">
            <text:p>44 250,00</text:p>
          </table:table-cell>
          <table:table-cell table:style-name="ce289" office:value-type="date" office:date-value="2006-03-29">
            <text:p>29/03/2006</text:p>
          </table:table-cell>
          <table:table-cell table:style-name="ce353" table:number-columns-repeated="1019"/>
        </table:table-row>
        <table:table-row table:style-name="ro32">
          <table:table-cell table:style-name="ce10" office:value-type="string">
            <text:p>CETE Méditerranée 34000 Montpellier</text:p>
          </table:table-cell>
          <table:table-cell table:style-name="ce70" office:value-type="string">
            <text:p>Elaboration du schéma directeur cyclable</text:p>
          </table:table-cell>
          <table:table-cell table:style-name="ce127" office:value-type="string">
            <text:p>Services</text:p>
          </table:table-cell>
          <table:table-cell table:style-name="ce174" office:value-type="float" office:value="37590">
            <text:p>37 590,00</text:p>
          </table:table-cell>
          <table:table-cell table:style-name="ce289" office:value-type="date" office:date-value="2006-04-26">
            <text:p>26/04/2006</text:p>
          </table:table-cell>
          <table:table-cell table:style-name="ce353" table:number-columns-repeated="1019"/>
        </table:table-row>
        <table:table-row table:style-name="ro33">
          <table:table-cell table:style-name="ce10" office:value-type="string">
            <text:p>CD CITES 92652 Boulogne Billancourt</text:p>
          </table:table-cell>
          <table:table-cell table:style-name="ce70" office:value-type="string">
            <text:p>Projet de rénovation Petit Bard Mission de finalisation du plan de sauvegarde</text:p>
          </table:table-cell>
          <table:table-cell table:style-name="ce127" office:value-type="string">
            <text:p>Services</text:p>
          </table:table-cell>
          <table:table-cell table:style-name="ce174" office:value-type="float" office:value="23550">
            <text:p>23 550,00</text:p>
          </table:table-cell>
          <table:table-cell table:style-name="ce289" office:value-type="date" office:date-value="2006-07-06">
            <text:p>06/07/2006</text:p>
          </table:table-cell>
          <table:table-cell table:style-name="ce353" table:number-columns-repeated="1019"/>
        </table:table-row>
        <table:table-row table:style-name="ro29">
          <table:table-cell table:style-name="ce10" office:value-type="string">
            <text:p>SERM - 34960 MONTPELLIER</text:p>
          </table:table-cell>
          <table:table-cell table:style-name="ce70" office:value-type="string">
            <text:p>Mission d'assistance à maîtrise d'ouvrage concours d'urbanisme ZAC entre le lez et l'Avenue de la Mer</text:p>
          </table:table-cell>
          <table:table-cell table:style-name="ce127" office:value-type="string">
            <text:p>Services</text:p>
          </table:table-cell>
          <table:table-cell table:style-name="ce174" office:value-type="float" office:value="35000">
            <text:p>35 000,00</text:p>
          </table:table-cell>
          <table:table-cell table:style-name="ce289" office:value-type="date" office:date-value="2006-10-19">
            <text:p>19/10/2006</text:p>
          </table:table-cell>
          <table:table-cell table:style-name="ce353" table:number-columns-repeated="1019"/>
        </table:table-row>
        <table:table-row table:style-name="ro34">
          <table:table-cell table:style-name="ce10" office:value-type="string">
            <text:p>MERIDIONALE DES CLOTURES - 34983 ST GELY DU FESC</text:p>
          </table:table-cell>
          <table:table-cell table:style-name="ce70" office:value-type="string">
            <text:p>Clôture des plateaux sportifs</text:p>
          </table:table-cell>
          <table:table-cell table:style-name="ce127" office:value-type="string">
            <text:p>Travaux</text:p>
          </table:table-cell>
          <table:table-cell table:style-name="ce174" office:value-type="float" office:value="25142">
            <text:p>25 142,00</text:p>
          </table:table-cell>
          <table:table-cell table:style-name="ce289" office:value-type="date" office:date-value="2006-09-08">
            <text:p>08/09/2006</text:p>
          </table:table-cell>
          <table:table-cell table:style-name="ce353" table:number-columns-repeated="1019"/>
        </table:table-row>
        <table:table-row table:style-name="ro33">
          <table:table-cell table:style-name="ce10" office:value-type="string">
            <text:p>SPORT ENVIRONNEMENT - 34070 MONTPELLIER</text:p>
          </table:table-cell>
          <table:table-cell table:style-name="ce70" office:value-type="string">
            <text:p>Voirie réseaux travaux divers</text:p>
          </table:table-cell>
          <table:table-cell table:style-name="ce127" office:value-type="string">
            <text:p>Travaux</text:p>
          </table:table-cell>
          <table:table-cell table:style-name="ce174" office:value-type="float" office:value="48700">
            <text:p>48 700,00</text:p>
          </table:table-cell>
          <table:table-cell table:style-name="ce289" office:value-type="date" office:date-value="2006-05-31">
            <text:p>31/05/2006</text:p>
          </table:table-cell>
          <table:table-cell table:style-name="ce353" table:number-columns-repeated="1019"/>
        </table:table-row>
        <table:table-row table:style-name="ro17">
          <table:table-cell table:style-name="ce10" office:value-type="string">
            <text:p>MULTITEC - 34970 LATTES</text:p>
          </table:table-cell>
          <table:table-cell table:style-name="ce70" office:value-type="string">
            <text:p>GRAMMONT ECLAIRAGE CENTRE EQUESTRE</text:p>
          </table:table-cell>
          <table:table-cell table:style-name="ce127" office:value-type="string">
            <text:p>Travaux</text:p>
          </table:table-cell>
          <table:table-cell table:style-name="ce174" office:value-type="float" office:value="24600">
            <text:p>24 600,00</text:p>
          </table:table-cell>
          <table:table-cell table:style-name="ce289" office:value-type="date" office:date-value="2006-05-31">
            <text:p>31/05/2006</text:p>
          </table:table-cell>
          <table:table-cell table:style-name="ce353" table:number-columns-repeated="1019"/>
        </table:table-row>
        <table:table-row table:style-name="ro35">
          <table:table-cell table:style-name="ce10" office:value-type="string">
            <text:p>MAZZA - 34670 BAILLARGUES</text:p>
          </table:table-cell>
          <table:table-cell table:style-name="ce70" office:value-type="string">
            <text:p>TERRAIN ANNEXE MOSSON AMENAGEMENT PARKING</text:p>
          </table:table-cell>
          <table:table-cell table:style-name="ce127" office:value-type="string">
            <text:p>Travaux</text:p>
          </table:table-cell>
          <table:table-cell table:style-name="ce174" office:value-type="float" office:value="44708.39">
            <text:p>44 708,39</text:p>
          </table:table-cell>
          <table:table-cell table:style-name="ce289" office:value-type="date" office:date-value="2006-05-31">
            <text:p>31/05/2006</text:p>
          </table:table-cell>
          <table:table-cell table:style-name="ce353" table:number-columns-repeated="1019"/>
        </table:table-row>
        <table:table-row table:style-name="ro25">
          <table:table-cell table:style-name="ce10" office:value-type="string">
            <text:p>SIFRACO - 75008 PARIS</text:p>
          </table:table-cell>
          <table:table-cell table:style-name="ce70" office:value-type="string">
            <text:p>MONTPELLIER BEACH MASTERS VOLLEY SABLE</text:p>
          </table:table-cell>
          <table:table-cell table:style-name="ce127" office:value-type="string">
            <text:p>Fourniture</text:p>
          </table:table-cell>
          <table:table-cell table:style-name="ce174" office:value-type="float" office:value="24300">
            <text:p>24 300,00</text:p>
          </table:table-cell>
          <table:table-cell table:style-name="ce289" office:value-type="date" office:date-value="2006-05-31">
            <text:p>31/05/2006</text:p>
          </table:table-cell>
          <table:table-cell table:style-name="ce353" table:number-columns-repeated="1019"/>
        </table:table-row>
        <table:table-row table:style-name="ro36">
          <table:table-cell table:style-name="ce17"/>
          <table:table-cell table:style-name="ce72" office:value-type="string">
            <text:p>COMPLEXE LA RAUZE CREATION 4 TERRAINS BEACH VOLLEY</text:p>
          </table:table-cell>
          <table:table-cell table:style-name="ce129" office:value-type="string">
            <text:p>Travaux</text:p>
          </table:table-cell>
          <table:table-cell table:style-name="ce179" office:value-type="float" office:value="37506.5">
            <text:p>37 506,50</text:p>
          </table:table-cell>
          <table:table-cell table:style-name="ce300" office:value-type="date" office:date-value="2006-05-31">
            <text:p>31/05/2006</text:p>
          </table:table-cell>
          <table:table-cell table:style-name="ce353" table:number-columns-repeated="1019"/>
        </table:table-row>
        <table:table-row table:style-name="ro30">
          <table:table-cell table:style-name="ce15" office:value-type="string">
            <text:p>SPORT ENVIRON-NEMENT - 34070 MONTPELLIER : lot 1 : aménagement terrain</text:p>
          </table:table-cell>
          <table:table-cell table:style-name="ce72"/>
          <table:table-cell table:style-name="ce129"/>
          <table:table-cell table:style-name="ce174" office:value-type="float" office:value="25481.5">
            <text:p>25 481,50</text:p>
          </table:table-cell>
          <table:table-cell table:style-name="ce289"/>
          <table:table-cell table:style-name="ce353" table:number-columns-repeated="1019"/>
        </table:table-row>
        <table:table-row table:style-name="ro37">
          <table:table-cell table:style-name="ce12" office:value-type="string">
            <text:p>SPORT ENVIRON-NEMENT - 34070 MONTPELLIER : lot 2 : clôtures</text:p>
          </table:table-cell>
          <table:table-cell table:style-name="ce72"/>
          <table:table-cell table:style-name="ce129"/>
          <table:table-cell table:style-name="ce175" office:value-type="float" office:value="12025">
            <text:p>12 025,00</text:p>
          </table:table-cell>
          <table:table-cell table:style-name="ce295"/>
          <table:table-cell table:style-name="ce353" table:number-columns-repeated="1019"/>
        </table:table-row>
        <table:table-row table:style-name="ro10">
          <table:table-cell table:style-name="ce13" office:value-type="string">
            <text:p>LAMY MAILLARD - 34170</text:p>
          </table:table-cell>
          <table:table-cell table:style-name="ce73" office:value-type="string">
            <text:p>achat de verres, dérivés et produits complémentaires</text:p>
          </table:table-cell>
          <table:table-cell table:style-name="ce130" office:value-type="string">
            <text:p>Fourniture</text:p>
          </table:table-cell>
          <table:table-cell table:style-name="ce176" office:value-type="string">
            <text:p>10 000 € HT mini - 40 000 € HT maxi</text:p>
          </table:table-cell>
          <table:table-cell table:style-name="ce296" office:value-type="date" office:date-value="2006-03-15">
            <text:p>15/03/2006</text:p>
          </table:table-cell>
          <table:table-cell table:style-name="ce353" table:number-columns-repeated="1019"/>
        </table:table-row>
        <table:table-row table:style-name="ro10">
          <table:table-cell table:style-name="ce13" office:value-type="string">
            <text:p>MECALOUR GIE - 34434</text:p>
          </table:table-cell>
          <table:table-cell table:style-name="ce73" office:value-type="string">
            <text:p>achat d'une dépanneuse PL</text:p>
          </table:table-cell>
          <table:table-cell table:style-name="ce130" office:value-type="string">
            <text:p>Fourniture</text:p>
          </table:table-cell>
          <table:table-cell table:style-name="ce176" office:value-type="float" office:value="45410">
            <text:p>45 410,00</text:p>
          </table:table-cell>
          <table:table-cell table:style-name="ce296" office:value-type="date" office:date-value="2006-02-23">
            <text:p>23/02/2006</text:p>
          </table:table-cell>
          <table:table-cell table:style-name="ce353" table:number-columns-repeated="1019"/>
        </table:table-row>
        <table:table-row table:style-name="ro31">
          <table:table-cell table:style-name="ce13" office:value-type="string">
            <text:p>VANAUD POINT FORT FICHET - 34000 montpellier</text:p>
          </table:table-cell>
          <table:table-cell table:style-name="ce73" office:value-type="string">
            <text:p>Achat de six armoires fortes</text:p>
          </table:table-cell>
          <table:table-cell table:style-name="ce130" office:value-type="string">
            <text:p>Fourniture</text:p>
          </table:table-cell>
          <table:table-cell table:style-name="ce176" office:value-type="float" office:value="39840">
            <text:p>39 840,00</text:p>
          </table:table-cell>
          <table:table-cell table:style-name="ce296" office:value-type="date" office:date-value="2006-05-04">
            <text:p>04/05/2006</text:p>
          </table:table-cell>
          <table:table-cell table:style-name="ce353" table:number-columns-repeated="1019"/>
        </table:table-row>
        <table:table-row table:style-name="ro33">
          <table:table-cell table:style-name="ce13" office:value-type="string">
            <text:p>DANKA France - 69693</text:p>
          </table:table-cell>
          <table:table-cell table:style-name="ce73" office:value-type="string">
            <text:p>Achat d'un copieur imprimante laser de production</text:p>
          </table:table-cell>
          <table:table-cell table:style-name="ce130" office:value-type="string">
            <text:p>Fourniture</text:p>
          </table:table-cell>
          <table:table-cell table:style-name="ce176" office:value-type="float" office:value="21700">
            <text:p>21 700,00</text:p>
          </table:table-cell>
          <table:table-cell table:style-name="ce296" office:value-type="date" office:date-value="2006-05-19">
            <text:p>19/05/2006</text:p>
          </table:table-cell>
          <table:table-cell table:style-name="ce353" table:number-columns-repeated="1019"/>
        </table:table-row>
        <table:table-row table:style-name="ro14">
          <table:table-cell table:style-name="ce13" office:value-type="string">
            <text:p>BATTAREL - 84310</text:p>
          </table:table-cell>
          <table:table-cell table:style-name="ce73" office:value-type="string">
            <text:p>Achat d'un combiné dégauchisseuse raboteuse et d'une scie circulaire</text:p>
          </table:table-cell>
          <table:table-cell table:style-name="ce130" office:value-type="string">
            <text:p>Fourniture</text:p>
          </table:table-cell>
          <table:table-cell table:style-name="ce176" office:value-type="float" office:value="20234">
            <text:p>20 234,00</text:p>
          </table:table-cell>
          <table:table-cell table:style-name="ce296" office:value-type="date" office:date-value="2006-05-23">
            <text:p>23/05/2006</text:p>
          </table:table-cell>
          <table:table-cell table:style-name="ce353" table:number-columns-repeated="1019"/>
        </table:table-row>
        <table:table-row table:style-name="ro19">
          <table:table-cell table:style-name="ce13" office:value-type="string">
            <text:p>GALLOY MOTOCULTURE - 34000 montpellier</text:p>
          </table:table-cell>
          <table:table-cell table:style-name="ce73" office:value-type="string">
            <text:p>achat d'un tracteur et d'une débrouissalleuse à bras</text:p>
          </table:table-cell>
          <table:table-cell table:style-name="ce130" office:value-type="string">
            <text:p>Fourniture</text:p>
          </table:table-cell>
          <table:table-cell table:style-name="ce176" office:value-type="float" office:value="28000">
            <text:p>28 000,00</text:p>
          </table:table-cell>
          <table:table-cell table:style-name="ce296" office:value-type="date" office:date-value="2006-07-25">
            <text:p>25/07/2006</text:p>
          </table:table-cell>
          <table:table-cell table:style-name="ce353" table:number-columns-repeated="1019"/>
        </table:table-row>
        <table:table-row table:style-name="ro15">
          <table:table-cell table:style-name="ce18"/>
          <table:table-cell table:style-name="ce76" office:value-type="string">
            <text:p>Achat de deux périphériques d'édition haute résolution</text:p>
          </table:table-cell>
          <table:table-cell table:style-name="ce133" office:value-type="string">
            <text:p>fourniture</text:p>
          </table:table-cell>
          <table:table-cell table:style-name="ce180" office:value-type="float" office:value="30389">
            <text:p>30 389,00</text:p>
          </table:table-cell>
          <table:table-cell table:style-name="ce301" office:value-type="date" office:date-value="2006-11-22">
            <text:p>22/11/2006</text:p>
          </table:table-cell>
          <table:table-cell table:style-name="ce353" table:number-columns-repeated="1019"/>
        </table:table-row>
        <table:table-row table:style-name="ro4">
          <table:table-cell table:style-name="ce10" office:value-type="string">
            <text:p>CBX XEROX - 34000 montpellier : lot imprimante</text:p>
          </table:table-cell>
          <table:table-cell table:style-name="ce72"/>
          <table:table-cell table:style-name="ce129"/>
          <table:table-cell table:style-name="ce174" office:value-type="float" office:value="6149">
            <text:p>6 149,00</text:p>
          </table:table-cell>
          <table:table-cell table:style-name="ce289"/>
          <table:table-cell table:style-name="ce353" table:number-columns-repeated="1019"/>
        </table:table-row>
        <table:table-row table:style-name="ro35">
          <table:table-cell table:style-name="ce19" office:value-type="string">
            <text:p>ARES 34000 : lot traceur</text:p>
          </table:table-cell>
          <table:table-cell table:style-name="ce74"/>
          <table:table-cell table:style-name="ce131"/>
          <table:table-cell table:style-name="ce181" office:value-type="float" office:value="24240">
            <text:p>24 240,00</text:p>
          </table:table-cell>
          <table:table-cell table:style-name="ce302"/>
          <table:table-cell table:style-name="ce353" table:number-columns-repeated="1019"/>
        </table:table-row>
        <table:table-row table:style-name="ro38">
          <table:table-cell table:style-name="ce14"/>
          <table:table-cell table:style-name="ce77" office:value-type="string">
            <text:p>Tour de la Babote - changement des menuiseries</text:p>
          </table:table-cell>
          <table:table-cell table:style-name="ce129" office:value-type="string">
            <text:p>Travaux</text:p>
          </table:table-cell>
          <table:table-cell table:style-name="ce179" office:value-type="string">
            <text:p>34354,85 € HT</text:p>
          </table:table-cell>
          <table:table-cell table:style-name="ce300" office:value-type="date" office:date-value="2006-03-27">
            <text:p>27/03/2006</text:p>
          </table:table-cell>
          <table:table-cell table:style-name="ce353" table:number-columns-repeated="1019"/>
        </table:table-row>
        <table:table-row table:style-name="ro10">
          <table:table-cell table:style-name="ce15" office:value-type="string">
            <text:p>ALVAREZ 34130 MAUGUIO : lot 1 menuiseries</text:p>
          </table:table-cell>
          <table:table-cell table:style-name="ce72"/>
          <table:table-cell table:style-name="ce129"/>
          <table:table-cell table:style-name="ce174" office:value-type="float" office:value="26850">
            <text:p>26 850,00</text:p>
          </table:table-cell>
          <table:table-cell table:style-name="ce300"/>
          <table:table-cell table:style-name="ce353" table:number-columns-repeated="1019"/>
        </table:table-row>
        <table:table-row table:style-name="ro4">
          <table:table-cell table:style-name="ce19" office:value-type="string">
            <text:p>TOLEDO 34690 FABREGUES : lot 2 peinture</text:p>
          </table:table-cell>
          <table:table-cell table:style-name="ce74"/>
          <table:table-cell table:style-name="ce131"/>
          <table:table-cell table:style-name="ce181" office:value-type="float" office:value="7504.85">
            <text:p>7 504,85</text:p>
          </table:table-cell>
          <table:table-cell table:style-name="ce302"/>
          <table:table-cell table:style-name="ce353" table:number-columns-repeated="1019"/>
        </table:table-row>
        <table:table-row table:style-name="ro2">
          <table:table-cell table:style-name="ce17" office:value-type="string">
            <text:p>SARL PROPREAL - 34000 MONTPELLIER</text:p>
          </table:table-cell>
          <table:table-cell table:style-name="ce72" office:value-type="string">
            <text:p>Mission d'assistance technique site du Peyrou - restauration du Pont Vialeton - BET</text:p>
          </table:table-cell>
          <table:table-cell table:style-name="ce129" office:value-type="string">
            <text:p>Services</text:p>
          </table:table-cell>
          <table:table-cell table:style-name="ce179" office:value-type="float" office:value="32920.46">
            <text:p>32 920,46</text:p>
          </table:table-cell>
          <table:table-cell table:style-name="ce300" office:value-type="date" office:date-value="2006-03-28">
            <text:p>28/03/2006</text:p>
          </table:table-cell>
          <table:table-cell table:style-name="ce353" table:number-columns-repeated="1019"/>
        </table:table-row>
        <table:table-row table:style-name="ro19">
          <table:table-cell table:style-name="ce13" office:value-type="string">
            <text:p>CBL - 34740 VENDARGUES</text:p>
          </table:table-cell>
          <table:table-cell table:style-name="ce73" office:value-type="string">
            <text:p>1 rue de la Barralerie - réfection de la couverture</text:p>
          </table:table-cell>
          <table:table-cell table:style-name="ce130" office:value-type="string">
            <text:p>Travaux</text:p>
          </table:table-cell>
          <table:table-cell table:style-name="ce176" office:value-type="float" office:value="42230">
            <text:p>42 230,00</text:p>
          </table:table-cell>
          <table:table-cell table:style-name="ce296" office:value-type="date" office:date-value="2006-05-24">
            <text:p>24/05/2006</text:p>
          </table:table-cell>
          <table:table-cell table:style-name="ce353" table:number-columns-repeated="1019"/>
        </table:table-row>
        <table:table-row table:style-name="ro30">
          <table:table-cell table:style-name="ce17"/>
          <table:table-cell table:style-name="ce72" office:value-type="string">
            <text:p>Aqueduc des Arceaux - Square Bir Hakeim - remise en état de la clôture</text:p>
          </table:table-cell>
          <table:table-cell table:style-name="ce129" office:value-type="string">
            <text:p>Travaux</text:p>
          </table:table-cell>
          <table:table-cell table:style-name="ce179" office:value-type="float" office:value="36274.31">
            <text:p>36 274,31</text:p>
          </table:table-cell>
          <table:table-cell table:style-name="ce300" office:value-type="date" office:date-value="2006-08-28">
            <text:p>28/08/2006</text:p>
          </table:table-cell>
          <table:table-cell table:style-name="ce353" table:number-columns-repeated="1019"/>
        </table:table-row>
        <table:table-row table:style-name="ro29">
          <table:table-cell table:style-name="ce10" office:value-type="string">
            <text:p>SARL BONNES Francis - 34120 PEZENAS : lot1 gros-œuvre</text:p>
          </table:table-cell>
          <table:table-cell table:style-name="ce72"/>
          <table:table-cell table:style-name="ce129"/>
          <table:table-cell table:style-name="ce174" office:value-type="float" office:value="24795">
            <text:p>24 795,00</text:p>
          </table:table-cell>
          <table:table-cell table:style-name="ce300"/>
          <table:table-cell table:style-name="ce353" table:number-columns-repeated="1019"/>
        </table:table-row>
        <table:table-row table:style-name="ro21">
          <table:table-cell table:style-name="ce19" office:value-type="string">
            <text:p>SAEG 34000 MONTPELLIER - lot 2 : serrurerie</text:p>
          </table:table-cell>
          <table:table-cell table:style-name="ce74"/>
          <table:table-cell table:style-name="ce131"/>
          <table:table-cell table:style-name="ce181" office:value-type="float" office:value="11479.31">
            <text:p>11 479,31</text:p>
          </table:table-cell>
          <table:table-cell table:style-name="ce302"/>
          <table:table-cell table:style-name="ce353" table:number-columns-repeated="1019"/>
        </table:table-row>
        <table:table-row table:style-name="ro36">
          <table:table-cell table:style-name="ce13" office:value-type="string">
            <text:p>JFB Productions 2 Impasse du Gavel 30132 CAISSERGUES</text:p>
          </table:table-cell>
          <table:table-cell table:style-name="ce73" office:value-type="string">
            <text:p>Scénographie du marché de Noël</text:p>
          </table:table-cell>
          <table:table-cell table:style-name="ce130" office:value-type="string">
            <text:p>Fourniture</text:p>
          </table:table-cell>
          <table:table-cell table:style-name="ce176" office:value-type="float" office:value="39200">
            <text:p>39 200,00</text:p>
          </table:table-cell>
          <table:table-cell table:style-name="ce296"/>
          <table:table-cell table:style-name="ce353" table:number-columns-repeated="1019"/>
        </table:table-row>
        <table:table-row table:style-name="ro27">
          <table:table-cell table:style-name="ce13" office:value-type="string">
            <text:p>URBAN'NT - 34070 Montpellier</text:p>
          </table:table-cell>
          <table:table-cell table:style-name="ce73" office:value-type="string">
            <text:p>fourniture et pose de mobiliers urbains rue Faubourg du Courreau et voies annexes</text:p>
          </table:table-cell>
          <table:table-cell table:style-name="ce130" office:value-type="string">
            <text:p>Travaux</text:p>
          </table:table-cell>
          <table:table-cell table:style-name="ce176" office:value-type="string">
            <text:p>47 204,65 € HT</text:p>
          </table:table-cell>
          <table:table-cell table:style-name="ce296" office:value-type="date" office:date-value="2006-12-18">
            <text:p>18/12/2006</text:p>
          </table:table-cell>
          <table:table-cell table:style-name="ce353" table:number-columns-repeated="1019"/>
        </table:table-row>
        <table:table-row table:style-name="ro30">
          <table:table-cell table:style-name="ce13" office:value-type="string">
            <text:p>SOCRA 24430 MARSAC - lot 4 restauration de la statue de bronze</text:p>
          </table:table-cell>
          <table:table-cell table:style-name="ce73" office:value-type="string">
            <text:p>Programme pluriannuel de restauration du Peyrou - tranche 1 restauration du Pont aux Trix arches, des grilles d'entrée, de la statue équestre</text:p>
          </table:table-cell>
          <table:table-cell table:style-name="ce130" office:value-type="string">
            <text:p>Travaux</text:p>
          </table:table-cell>
          <table:table-cell table:style-name="ce176" office:value-type="string">
            <text:p>47 323 € HT</text:p>
          </table:table-cell>
          <table:table-cell table:style-name="ce296" office:value-type="date" office:date-value="2006-11-13">
            <text:p>13/11/2006</text:p>
          </table:table-cell>
          <table:table-cell table:style-name="ce353" table:number-columns-repeated="1019"/>
        </table:table-row>
        <table:table-row table:style-name="ro31">
          <table:table-cell table:style-name="ce13" office:value-type="string">
            <text:p>ACAF ASCENSEURS 38100 GRENOBLE -- lot 12 : ascenseur</text:p>
          </table:table-cell>
          <table:table-cell table:style-name="ce73" office:value-type="string">
            <text:p>EPA Les Aubes - création d'un ascenseur et réaménagement de locaux</text:p>
          </table:table-cell>
          <table:table-cell table:style-name="ce134" office:value-type="string">
            <text:p>Travaux</text:p>
          </table:table-cell>
          <table:table-cell table:style-name="ce182" office:value-type="currency" office:currency="EUR" office:value="29180">
            <text:p>29 180,00 €</text:p>
          </table:table-cell>
          <table:table-cell table:style-name="ce296" office:value-type="date" office:date-value="2006-12-29">
            <text:p>29/12/2006</text:p>
          </table:table-cell>
          <table:table-cell table:style-name="ce353" table:number-columns-repeated="1019"/>
        </table:table-row>
        <table:table-row table:style-name="ro21">
          <table:table-cell table:style-name="ce17"/>
          <table:table-cell table:style-name="ce72" office:value-type="string">
            <text:p>Ecole F. Garnier - Mise aux normes du restaurant scolaire</text:p>
          </table:table-cell>
          <table:table-cell table:style-name="ce129" office:value-type="string">
            <text:p>Travaux</text:p>
          </table:table-cell>
          <table:table-cell table:style-name="ce179" office:value-type="float" office:value="47204.65">
            <text:p>47 204,65</text:p>
          </table:table-cell>
          <table:table-cell table:style-name="ce300" office:value-type="date" office:date-value="2006-06-15">
            <text:p>15/06/2006</text:p>
          </table:table-cell>
          <table:table-cell table:style-name="ce353" table:number-columns-repeated="1019"/>
        </table:table-row>
        <table:table-row table:style-name="ro39">
          <table:table-cell table:style-name="ce17" office:value-type="string">
            <text:p>SARL DEHAIL 34380 ST Martin de Londres</text:p>
          </table:table-cell>
          <table:table-cell table:style-name="ce72"/>
          <table:table-cell table:style-name="ce129"/>
          <table:table-cell table:style-name="ce183" office:value-type="float" office:value="4460">
            <text:p>4 460,00</text:p>
          </table:table-cell>
          <table:table-cell table:style-name="ce300"/>
          <table:table-cell table:style-name="ce353" table:number-columns-repeated="1019"/>
        </table:table-row>
        <table:table-row table:style-name="ro16">
          <table:table-cell table:style-name="ce10" office:value-type="string">
            <text:p>ETS CORTINA 34080 Montpellier</text:p>
          </table:table-cell>
          <table:table-cell table:style-name="ce72"/>
          <table:table-cell table:style-name="ce129"/>
          <table:table-cell table:style-name="ce183" office:value-type="float" office:value="4677">
            <text:p>4 677,00</text:p>
          </table:table-cell>
          <table:table-cell table:style-name="ce300"/>
          <table:table-cell table:style-name="ce353" table:number-columns-repeated="1019"/>
        </table:table-row>
        <table:table-row table:style-name="ro40">
          <table:table-cell table:style-name="ce10" office:value-type="string">
            <text:p>CHICHE <text:s text:c="38"/>34070 MONTPELLIER</text:p>
          </table:table-cell>
          <table:table-cell table:style-name="ce72"/>
          <table:table-cell table:style-name="ce129"/>
          <table:table-cell table:style-name="ce183" office:value-type="float" office:value="18339">
            <text:p>18 339,00</text:p>
          </table:table-cell>
          <table:table-cell table:style-name="ce300"/>
          <table:table-cell table:style-name="ce353" table:number-columns-repeated="1019"/>
        </table:table-row>
        <table:table-row table:style-name="ro33">
          <table:table-cell table:style-name="ce10" office:value-type="string">
            <text:p>MAS 34100 Montpellier</text:p>
          </table:table-cell>
          <table:table-cell table:style-name="ce72"/>
          <table:table-cell table:style-name="ce129"/>
          <table:table-cell table:style-name="ce183" office:value-type="float" office:value="4137">
            <text:p>4 137,00</text:p>
          </table:table-cell>
          <table:table-cell table:style-name="ce300"/>
          <table:table-cell table:style-name="ce353" table:number-columns-repeated="1019"/>
        </table:table-row>
        <table:table-row table:style-name="ro41">
          <table:table-cell table:style-name="ce11" office:value-type="string">
            <text:p>SARL SUD - 30620 UCHAUD</text:p>
          </table:table-cell>
          <table:table-cell table:style-name="ce72"/>
          <table:table-cell table:style-name="ce129"/>
          <table:table-cell table:style-name="ce179" office:value-type="float" office:value="10941.65">
            <text:p>10 941,65</text:p>
          </table:table-cell>
          <table:table-cell table:style-name="ce300"/>
          <table:table-cell table:style-name="ce353" table:number-columns-repeated="1019"/>
        </table:table-row>
        <table:table-row table:style-name="ro35">
          <table:table-cell table:style-name="ce16" office:value-type="string">
            <text:p>SARL AZUARA 34690 FABREGUES</text:p>
          </table:table-cell>
          <table:table-cell table:style-name="ce74"/>
          <table:table-cell table:style-name="ce131"/>
          <table:table-cell table:style-name="ce178" office:value-type="float" office:value="4650">
            <text:p>4 650,00</text:p>
          </table:table-cell>
          <table:table-cell table:style-name="ce298"/>
          <table:table-cell table:style-name="ce353" table:number-columns-repeated="1019"/>
        </table:table-row>
        <table:table-row table:style-name="ro9">
          <table:table-cell table:style-name="ce13" office:value-type="string">
            <text:p>TRANSMANUDEM 34130 LANSARGUES</text:p>
          </table:table-cell>
          <table:table-cell table:style-name="ce73" office:value-type="string">
            <text:p>Manutention de mobilier scolaire</text:p>
          </table:table-cell>
          <table:table-cell table:style-name="ce130" office:value-type="string">
            <text:p>Travaux</text:p>
          </table:table-cell>
          <table:table-cell table:style-name="ce184" office:value-type="float" office:value="37625.42">
            <text:p>37625,42</text:p>
          </table:table-cell>
          <table:table-cell table:style-name="ce296" office:value-type="date" office:date-value="2006-07-12">
            <text:p>12/07/2006</text:p>
          </table:table-cell>
          <table:table-cell table:style-name="ce353" table:number-columns-repeated="1019"/>
        </table:table-row>
        <table:table-row table:style-name="ro35">
          <table:table-cell table:style-name="ce18"/>
          <table:table-cell table:style-name="ce72" office:value-type="string">
            <text:p>Opération préfabriqués 2006</text:p>
          </table:table-cell>
          <table:table-cell table:style-name="ce129" office:value-type="string">
            <text:p>Travaux</text:p>
          </table:table-cell>
          <table:table-cell table:style-name="ce179" office:value-type="float" office:value="45212">
            <text:p>45 212,00</text:p>
          </table:table-cell>
          <table:table-cell table:style-name="ce300" office:value-type="string">
            <text:p>28/072006</text:p>
          </table:table-cell>
          <table:table-cell table:style-name="ce353" table:number-columns-repeated="1019"/>
        </table:table-row>
        <table:table-row table:style-name="ro42">
          <table:table-cell table:style-name="ce15" office:value-type="string">
            <text:p>ALGECO 34110 FRONTIGNAN</text:p>
          </table:table-cell>
          <table:table-cell table:style-name="ce72"/>
          <table:table-cell table:style-name="ce129"/>
          <table:table-cell table:style-name="ce185" office:value-type="float" office:value="33992">
            <text:p>33 992,00</text:p>
          </table:table-cell>
          <table:table-cell table:style-name="ce300"/>
          <table:table-cell table:style-name="ce353" table:number-columns-repeated="1019"/>
        </table:table-row>
        <table:table-row table:style-name="ro32">
          <table:table-cell table:style-name="ce10" office:value-type="string">
            <text:p>DEHAIL 34380 ST MARTIN DE LONDRES</text:p>
          </table:table-cell>
          <table:table-cell table:style-name="ce72"/>
          <table:table-cell table:style-name="ce129"/>
          <table:table-cell table:style-name="ce185" office:value-type="float" office:value="10610">
            <text:p>10 610,00</text:p>
          </table:table-cell>
          <table:table-cell table:style-name="ce300"/>
          <table:table-cell table:style-name="ce353" table:number-columns-repeated="1019"/>
        </table:table-row>
        <table:table-row table:style-name="ro43">
          <table:table-cell table:style-name="ce19" office:value-type="string">
            <text:p>DESAUTEL 34070 MONTPELLIER</text:p>
          </table:table-cell>
          <table:table-cell table:style-name="ce74"/>
          <table:table-cell table:style-name="ce131"/>
          <table:table-cell table:style-name="ce186" office:value-type="float" office:value="610">
            <text:p>610,00</text:p>
          </table:table-cell>
          <table:table-cell table:style-name="ce302"/>
          <table:table-cell table:style-name="ce353" table:number-columns-repeated="1019"/>
        </table:table-row>
        <table:table-row table:style-name="ro22">
          <table:table-cell table:style-name="ce20" office:value-type="string">
            <text:p>Nom de l'attributaire + code postal </text:p>
          </table:table-cell>
          <table:table-cell table:style-name="ce78" office:value-type="string">
            <text:p>Objet du marché</text:p>
          </table:table-cell>
          <table:table-cell table:style-name="ce78" office:value-type="string">
            <text:p>Type de marchés (fournitures ou services ou travaux)</text:p>
          </table:table-cell>
          <table:table-cell table:style-name="ce187" office:value-type="string">
            <text:p>montant du marché de 50 000 à 89999 Euros HT</text:p>
          </table:table-cell>
          <table:table-cell table:style-name="ce303" office:value-type="string">
            <text:p>Date de notification</text:p>
          </table:table-cell>
          <table:table-cell table:style-name="ce353" table:number-columns-repeated="1019"/>
        </table:table-row>
        <table:table-row table:style-name="ro7">
          <table:table-cell table:style-name="ce21" office:value-type="string">
            <text:p>ISF</text:p>
            <text:p>34880 Lavérune</text:p>
          </table:table-cell>
          <table:table-cell table:style-name="ce79" office:value-type="string">
            <text:p>Aménagement de l'espace Ville au sein de la Foire Internationale de Montpellier</text:p>
          </table:table-cell>
          <table:table-cell table:style-name="ce135" office:value-type="string">
            <text:p>Services</text:p>
          </table:table-cell>
          <table:table-cell table:style-name="ce188" office:value-type="string">
            <text:p>22 500 à 90 000 € HT</text:p>
          </table:table-cell>
          <table:table-cell table:style-name="ce304" office:value-type="date" office:date-value="2006-07-12">
            <text:p>12/07/2006</text:p>
          </table:table-cell>
          <table:table-cell table:style-name="ce353" table:number-columns-repeated="1019"/>
        </table:table-row>
        <table:table-row table:style-name="ro7">
          <table:table-cell table:style-name="ce22" office:value-type="string">
            <text:p>DELGADO/COULAUD/ARTEBA 34070 MONTPELLIER</text:p>
          </table:table-cell>
          <table:table-cell table:style-name="ce80" office:value-type="string">
            <text:p>Mission de maîtrise d'oeuvre Halles des Quatre Saisons</text:p>
          </table:table-cell>
          <table:table-cell table:style-name="ce136" office:value-type="string">
            <text:p>Services</text:p>
          </table:table-cell>
          <table:table-cell table:style-name="ce189" office:value-type="string">
            <text:p>65 780 € HT</text:p>
          </table:table-cell>
          <table:table-cell table:style-name="ce305" office:value-type="date" office:date-value="2006-05-18">
            <text:p>18/05/2006</text:p>
          </table:table-cell>
          <table:table-cell table:style-name="ce353" table:number-columns-repeated="1019"/>
        </table:table-row>
        <table:table-row table:style-name="ro19">
          <table:table-cell table:style-name="ce22" office:value-type="string">
            <text:p>RONAT BOIS SERVICE 42100 ST ETIENNE</text:p>
          </table:table-cell>
          <table:table-cell table:style-name="ce80" office:value-type="string">
            <text:p>Construction d'abris pour animaux au zoo de Lunaret</text:p>
          </table:table-cell>
          <table:table-cell table:style-name="ce136" office:value-type="string">
            <text:p>Travaux</text:p>
          </table:table-cell>
          <table:table-cell table:style-name="ce189" office:value-type="string">
            <text:p>72320,00 € HT</text:p>
          </table:table-cell>
          <table:table-cell table:style-name="ce305" office:value-type="date" office:date-value="2006-04-24">
            <text:p>24/04/2006</text:p>
          </table:table-cell>
          <table:table-cell table:style-name="ce353" table:number-columns-repeated="1019"/>
        </table:table-row>
        <table:table-row table:style-name="ro7">
          <table:table-cell table:style-name="ce22" office:value-type="string">
            <text:p>CAPGEMINI France 34965 Montpellier</text:p>
          </table:table-cell>
          <table:table-cell table:style-name="ce80" office:value-type="string">
            <text:p>Assistance à maîtrise d'ouvrage - mise en œuvre du projet SIG compléments gestion patrimoine appliqués à la voirie</text:p>
          </table:table-cell>
          <table:table-cell table:style-name="ce136" office:value-type="string">
            <text:p>Services</text:p>
          </table:table-cell>
          <table:table-cell table:style-name="ce189" office:value-type="string">
            <text:p>53 090 € HT</text:p>
          </table:table-cell>
          <table:table-cell table:style-name="ce305" office:value-type="date" office:date-value="2006-06-06">
            <text:p>06/06/2006</text:p>
          </table:table-cell>
          <table:table-cell table:style-name="ce353" table:number-columns-repeated="1019"/>
        </table:table-row>
        <table:table-row table:style-name="ro20">
          <table:table-cell table:style-name="ce21" office:value-type="string">
            <text:p>Malet - 34131 MAUGUIO</text:p>
          </table:table-cell>
          <table:table-cell table:style-name="ce81" office:value-type="string">
            <text:p>Extension EP/AEP suite à PC</text:p>
          </table:table-cell>
          <table:table-cell table:style-name="ce137" office:value-type="string">
            <text:p>Travaux</text:p>
          </table:table-cell>
          <table:table-cell table:style-name="ce190" office:value-type="float" office:value="76332.86">
            <text:p>76 332,86</text:p>
          </table:table-cell>
          <table:table-cell table:style-name="ce306" office:value-type="date" office:date-value="2007-02-12">
            <text:p>12/02/2007</text:p>
          </table:table-cell>
          <table:table-cell table:style-name="ce353" table:number-columns-repeated="1019"/>
        </table:table-row>
        <table:table-row table:style-name="ro7">
          <table:table-cell table:style-name="ce21" office:value-type="string">
            <text:p>Entreprise ALGECO 34110 FRONTIGNAN</text:p>
          </table:table-cell>
          <table:table-cell table:style-name="ce70" office:value-type="string">
            <text:p>ACQUISITION ET MISE EN PLACE DE BUNGALOWS AU SERVICE DES ESPACES VERTS</text:p>
          </table:table-cell>
          <table:table-cell table:style-name="ce127" office:value-type="string">
            <text:p>Travaux</text:p>
          </table:table-cell>
          <table:table-cell table:style-name="ce191" office:value-type="string">
            <text:p>82 072,00 € H.T</text:p>
          </table:table-cell>
          <table:table-cell table:style-name="ce289" office:value-type="date" office:date-value="2006-11-21">
            <text:p>21/11/2006</text:p>
          </table:table-cell>
          <table:table-cell table:style-name="ce353" table:number-columns-repeated="1019"/>
        </table:table-row>
        <table:table-row table:style-name="ro1">
          <table:table-cell table:style-name="ce23" office:value-type="string">
            <text:p>MAZZA</text:p>
          </table:table-cell>
          <table:table-cell table:style-name="ce82" office:value-type="string">
            <text:p>Avenue de Lodève - Elargissement du couloir bus</text:p>
          </table:table-cell>
          <table:table-cell table:style-name="ce128" office:value-type="string">
            <text:p>travaux</text:p>
          </table:table-cell>
          <table:table-cell table:style-name="ce192" office:value-type="string">
            <text:p>53.899,90 € HT</text:p>
          </table:table-cell>
          <table:table-cell table:style-name="ce295" office:value-type="date" office:date-value="2006-01-24">
            <text:p>24/01/2006</text:p>
          </table:table-cell>
          <table:table-cell table:style-name="ce353" table:number-columns-repeated="1019"/>
        </table:table-row>
        <table:table-row table:style-name="ro29">
          <table:table-cell table:style-name="ce24" office:value-type="string">
            <text:p>AMEC SPIE <text:s text:c="32"/>34433 ST JEAN DE VEDAS</text:p>
          </table:table-cell>
          <table:table-cell table:style-name="ce83" office:value-type="string">
            <text:p>Fermetures automatiques des sites de contrôle d’accès</text:p>
          </table:table-cell>
          <table:table-cell table:style-name="ce138" office:value-type="string">
            <text:p>Travaux</text:p>
          </table:table-cell>
          <table:table-cell table:style-name="ce193" office:value-type="string">
            <text:p>67 780 € HT</text:p>
          </table:table-cell>
          <table:table-cell table:style-name="ce307" office:value-type="date" office:date-value="2006-01-17">
            <text:p>17/01/2006</text:p>
          </table:table-cell>
          <table:table-cell table:style-name="ce353" table:number-columns-repeated="1019"/>
        </table:table-row>
        <table:table-row table:style-name="ro15">
          <table:table-cell table:style-name="ce24" office:value-type="string">
            <text:p>COLAS MEDITERRANEE</text:p>
          </table:table-cell>
          <table:table-cell table:style-name="ce83" office:value-type="string">
            <text:p>REFECTION DES CHEMINS</text:p>
          </table:table-cell>
          <table:table-cell table:style-name="ce138" office:value-type="string">
            <text:p>Travaux</text:p>
          </table:table-cell>
          <table:table-cell table:style-name="ce194" office:value-type="float" office:value="79431.44">
            <text:p>79 431,44</text:p>
          </table:table-cell>
          <table:table-cell table:style-name="ce307" office:value-type="date" office:date-value="2006-07-03">
            <text:p>03/07/2006</text:p>
          </table:table-cell>
          <table:table-cell table:style-name="ce353" table:number-columns-repeated="1019"/>
        </table:table-row>
        <table:table-row table:style-name="ro19">
          <table:table-cell table:style-name="ce24" office:value-type="string">
            <text:p>SOGETREL - 34740 VENDARGUES</text:p>
          </table:table-cell>
          <table:table-cell table:style-name="ce84" office:value-type="string">
            <text:p>MAINTENANCE DES INSTALLATIONS DE VIDEOSURVEILLANCE URBAINE</text:p>
          </table:table-cell>
          <table:table-cell table:style-name="ce139" office:value-type="string">
            <text:p>Services</text:p>
          </table:table-cell>
          <table:table-cell table:style-name="ce193" office:value-type="string">
            <text:p>15 000 € HT mini - 50 000 € HT maxi</text:p>
          </table:table-cell>
          <table:table-cell table:style-name="ce308" office:value-type="date" office:date-value="2006-08-23">
            <text:p>23/08/2006</text:p>
          </table:table-cell>
          <table:table-cell table:style-name="ce353" table:number-columns-repeated="1019"/>
        </table:table-row>
        <table:table-row table:style-name="ro1">
          <table:table-cell table:style-name="ce25" office:value-type="string">
            <text:p>SOGETREL - 34740 VENDARGUES</text:p>
          </table:table-cell>
          <table:table-cell table:style-name="ce85" office:value-type="string">
            <text:p>MAINTENANCE CONTRÔLE D'ACCES ET DE VIDEOSURVEILLANCE</text:p>
          </table:table-cell>
          <table:table-cell table:style-name="ce132" office:value-type="string">
            <text:p>Services</text:p>
          </table:table-cell>
          <table:table-cell table:style-name="ce195" office:value-type="string">
            <text:p>25 000 € HT mini - 50 000 € HT maxi</text:p>
          </table:table-cell>
          <table:table-cell table:style-name="ce297" office:value-type="date" office:date-value="2006-03-06">
            <text:p>06/03/2006</text:p>
          </table:table-cell>
          <table:table-cell table:style-name="ce353" table:number-columns-repeated="1019"/>
        </table:table-row>
        <table:table-row table:style-name="ro44">
          <table:table-cell table:style-name="ce25" office:value-type="string">
            <text:p>SCP FERRAN-VINSONNEAU, PALIES-NOY-GAUER 34000 MONTPELLIER</text:p>
          </table:table-cell>
          <table:table-cell table:style-name="ce85" office:value-type="string">
            <text:p>marché de prestations de conseils juridiques</text:p>
          </table:table-cell>
          <table:table-cell table:style-name="ce132" office:value-type="string">
            <text:p>Services</text:p>
          </table:table-cell>
          <table:table-cell table:style-name="ce195" office:value-type="string">
            <text:p>10 000 € HT mini - 40 000 € HT maxi</text:p>
          </table:table-cell>
          <table:table-cell table:style-name="ce297" office:value-type="date" office:date-value="2006-01-20">
            <text:p>20/01/2006</text:p>
          </table:table-cell>
          <table:table-cell table:style-name="ce353" table:number-columns-repeated="1019"/>
        </table:table-row>
        <table:table-row table:style-name="ro45">
          <table:table-cell table:style-name="ce26" office:value-type="string">
            <text:p>Groupement AD VALOREM EXPERTISE - David LANGDON - SCYNA 4</text:p>
          </table:table-cell>
          <table:table-cell table:style-name="ce85" office:value-type="string">
            <text:p>Etude d'expertise immobilière et de valorisation de l'hôtel de ville</text:p>
          </table:table-cell>
          <table:table-cell table:style-name="ce132" office:value-type="string">
            <text:p>Services</text:p>
          </table:table-cell>
          <table:table-cell table:style-name="ce195" office:value-type="float" office:value="88000">
            <text:p>88 000,00 <text:s text:c="2"/></text:p>
          </table:table-cell>
          <table:table-cell table:style-name="ce297" office:value-type="date" office:date-value="2006-10-02">
            <text:p>02/10/2006</text:p>
          </table:table-cell>
          <table:table-cell table:style-name="ce353" table:number-columns-repeated="1019"/>
        </table:table-row>
        <table:table-row table:style-name="ro46">
          <table:table-cell table:style-name="ce25" office:value-type="string">
            <text:p>HABITAT ET DEVELOPPEMENT 30000 NIMES</text:p>
          </table:table-cell>
          <table:table-cell table:style-name="ce85" office:value-type="string">
            <text:p>Etude pré-opérationnelle OPAH et renouvellement urbain quartier Laissac</text:p>
          </table:table-cell>
          <table:table-cell table:style-name="ce132" office:value-type="string">
            <text:p>Services</text:p>
          </table:table-cell>
          <table:table-cell table:style-name="ce195" office:value-type="float" office:value="54800">
            <text:p>54 800,00 <text:s text:c="2"/></text:p>
          </table:table-cell>
          <table:table-cell table:style-name="ce297" office:value-type="date" office:date-value="2006-04-14">
            <text:p>14/04/2006</text:p>
          </table:table-cell>
          <table:table-cell table:style-name="ce353" table:number-columns-repeated="1019"/>
        </table:table-row>
        <table:table-row table:style-name="ro46">
          <table:table-cell table:style-name="ce27" office:value-type="string">
            <text:p>PETER ALFRED 67000 STRASBOURG</text:p>
          </table:table-cell>
          <table:table-cell table:style-name="ce85" office:value-type="string">
            <text:p>Etude préalable à la requalification de l'Avenue de la Liberté</text:p>
          </table:table-cell>
          <table:table-cell table:style-name="ce132" office:value-type="string">
            <text:p>Services</text:p>
          </table:table-cell>
          <table:table-cell table:style-name="ce195" office:value-type="float" office:value="78250">
            <text:p>78 250,00 <text:s text:c="2"/></text:p>
          </table:table-cell>
          <table:table-cell table:style-name="ce297" office:value-type="date" office:date-value="2006-08-24">
            <text:p>24/08/2006</text:p>
          </table:table-cell>
          <table:table-cell table:style-name="ce353" table:number-columns-repeated="1019"/>
        </table:table-row>
        <table:table-row table:style-name="ro7">
          <table:table-cell table:style-name="ce27"/>
          <table:table-cell table:style-name="ce86" office:value-type="string">
            <text:p>PEPS MALBOSC - création d'un plâteau sportif terrassement - revêtement - clôture</text:p>
          </table:table-cell>
          <table:table-cell table:style-name="ce129" office:value-type="string">
            <text:p>Travaux</text:p>
          </table:table-cell>
          <table:table-cell table:style-name="ce195" office:value-type="float" office:value="86541.2">
            <text:p>86 541,20 <text:s text:c="2"/></text:p>
          </table:table-cell>
          <table:table-cell table:style-name="ce297" office:value-type="date" office:date-value="2006-08-08">
            <text:p>08/08/2006</text:p>
          </table:table-cell>
          <table:table-cell table:style-name="ce353" table:number-columns-repeated="1019"/>
        </table:table-row>
        <table:table-row table:style-name="ro30">
          <table:table-cell table:style-name="ce27" office:value-type="string">
            <text:p>SPORT ENVIRONNEMENT - 34070 MONTPELLIER : lot 1 terrassement - revêtement</text:p>
          </table:table-cell>
          <table:table-cell table:style-name="ce86"/>
          <table:table-cell table:style-name="ce129"/>
          <table:table-cell table:style-name="ce196" office:value-type="float" office:value="52911.2">
            <text:p>52 911,20 <text:s text:c="2"/></text:p>
          </table:table-cell>
          <table:table-cell table:style-name="ce297"/>
          <table:table-cell table:style-name="ce353" table:number-columns-repeated="1019"/>
        </table:table-row>
        <table:table-row table:style-name="ro12">
          <table:table-cell table:style-name="ce28" office:value-type="string">
            <text:p>SAEG - 34070 MONTPELLIER : lot 2 : clôture</text:p>
          </table:table-cell>
          <table:table-cell table:style-name="ce87"/>
          <table:table-cell table:style-name="ce131"/>
          <table:table-cell table:style-name="ce197" office:value-type="float" office:value="33630">
            <text:p>33 630,00 <text:s text:c="2"/></text:p>
          </table:table-cell>
          <table:table-cell table:style-name="ce298"/>
          <table:table-cell table:style-name="ce353" table:number-columns-repeated="1019"/>
        </table:table-row>
        <table:table-row table:style-name="ro25">
          <table:table-cell table:style-name="ce29" office:value-type="string">
            <text:p>CELESTIN CHARPENTES - 34800 CLERMONT L'HERAULT </text:p>
          </table:table-cell>
          <table:table-cell table:style-name="ce88" office:value-type="string">
            <text:p>LES ARTS Renforcement charpente bois</text:p>
          </table:table-cell>
          <table:table-cell table:style-name="ce130" office:value-type="string">
            <text:p>Travaux</text:p>
          </table:table-cell>
          <table:table-cell table:style-name="ce198" office:value-type="float" office:value="59760">
            <text:p>59 760,00 <text:s text:c="2"/></text:p>
          </table:table-cell>
          <table:table-cell table:style-name="ce296" office:value-type="date" office:date-value="2006-08-28">
            <text:p>28/08/2006</text:p>
          </table:table-cell>
          <table:table-cell table:style-name="ce353" table:number-columns-repeated="1019"/>
        </table:table-row>
        <table:table-row table:style-name="ro42">
          <table:table-cell table:style-name="ce29" office:value-type="string">
            <text:p>LANDRAGIN - 30 000 NIMES</text:p>
          </table:table-cell>
          <table:table-cell table:style-name="ce88" office:value-type="string">
            <text:p>LES ARTS Réalisation sur couverture</text:p>
          </table:table-cell>
          <table:table-cell table:style-name="ce130" office:value-type="string">
            <text:p>Travaux</text:p>
          </table:table-cell>
          <table:table-cell table:style-name="ce198" office:value-type="float" office:value="53340.37">
            <text:p>53 340,37 <text:s text:c="2"/></text:p>
          </table:table-cell>
          <table:table-cell table:style-name="ce296" office:value-type="date" office:date-value="2006-08-28">
            <text:p>28/08/2006</text:p>
          </table:table-cell>
          <table:table-cell table:style-name="ce353" table:number-columns-repeated="1019"/>
        </table:table-row>
        <table:table-row table:style-name="ro5">
          <table:table-cell table:style-name="ce29" office:value-type="string">
            <text:p>CIEL VERT - 34470</text:p>
          </table:table-cell>
          <table:table-cell table:style-name="ce88" office:value-type="string">
            <text:p>Débrouissalage et désherbage de chaussées délaisssées de terrains</text:p>
          </table:table-cell>
          <table:table-cell table:style-name="ce130" office:value-type="string">
            <text:p>Services</text:p>
          </table:table-cell>
          <table:table-cell table:style-name="ce198" office:value-type="string">
            <text:p>30 000 € HT mini - 60 000 € HT</text:p>
          </table:table-cell>
          <table:table-cell table:style-name="ce296" office:value-type="date" office:date-value="2006-06-30">
            <text:p>30/06/2006</text:p>
          </table:table-cell>
          <table:table-cell table:style-name="ce353" table:number-columns-repeated="1019"/>
        </table:table-row>
        <table:table-row table:style-name="ro16">
          <table:table-cell table:style-name="ce29" office:value-type="string">
            <text:p>AMJ PLANS</text:p>
          </table:table-cell>
          <table:table-cell table:style-name="ce88" office:value-type="string">
            <text:p>Achat de logiciel de coordination de travaux</text:p>
          </table:table-cell>
          <table:table-cell table:style-name="ce130" office:value-type="string">
            <text:p>fourniture</text:p>
          </table:table-cell>
          <table:table-cell table:style-name="ce198" office:value-type="string">
            <text:p>69100 € HT</text:p>
          </table:table-cell>
          <table:table-cell table:style-name="ce296" office:value-type="date" office:date-value="2006-12-22">
            <text:p>22/12/2006</text:p>
          </table:table-cell>
          <table:table-cell table:style-name="ce353" table:number-columns-repeated="1019"/>
        </table:table-row>
        <table:table-row table:style-name="ro47">
          <table:table-cell table:style-name="ce8"/>
          <table:table-cell table:style-name="ce86" office:value-type="string">
            <text:p>Achat de produits sidérurgiques</text:p>
          </table:table-cell>
          <table:table-cell table:style-name="ce129" office:value-type="string">
            <text:p>fourniture</text:p>
          </table:table-cell>
          <table:table-cell table:style-name="ce199" office:value-type="string">
            <text:p>22 500 € HT mini - 90 000 € HT</text:p>
          </table:table-cell>
          <table:table-cell table:style-name="ce300" office:value-type="date" office:date-value="2006-02-23">
            <text:p>23/02/2006</text:p>
          </table:table-cell>
          <table:table-cell table:style-name="ce353" table:number-columns-repeated="1019"/>
        </table:table-row>
        <table:table-row table:style-name="ro35">
          <table:table-cell table:style-name="ce26" office:value-type="string">
            <text:p>BAURES - 34009</text:p>
          </table:table-cell>
          <table:table-cell table:style-name="ce86"/>
          <table:table-cell table:style-name="ce129"/>
          <table:table-cell table:style-name="ce199"/>
          <table:table-cell table:style-name="ce300"/>
          <table:table-cell table:style-name="ce353" table:number-columns-repeated="1019"/>
        </table:table-row>
        <table:table-row table:style-name="ro48">
          <table:table-cell table:style-name="ce27" office:value-type="string">
            <text:p>KDI - 34070</text:p>
          </table:table-cell>
          <table:table-cell table:style-name="ce86"/>
          <table:table-cell table:style-name="ce129"/>
          <table:table-cell table:style-name="ce199"/>
          <table:table-cell table:style-name="ce300"/>
          <table:table-cell table:style-name="ce353" table:number-columns-repeated="1019"/>
        </table:table-row>
        <table:table-row table:style-name="ro43">
          <table:table-cell table:style-name="ce28" office:value-type="string">
            <text:p>FIC - 34073</text:p>
          </table:table-cell>
          <table:table-cell table:style-name="ce87"/>
          <table:table-cell table:style-name="ce131"/>
          <table:table-cell table:style-name="ce200"/>
          <table:table-cell table:style-name="ce302"/>
          <table:table-cell table:style-name="ce353" table:number-columns-repeated="1019"/>
        </table:table-row>
        <table:table-row table:style-name="ro2">
          <table:table-cell table:style-name="ce29" office:value-type="string">
            <text:p>SALAGER SERRA - 34730</text:p>
          </table:table-cell>
          <table:table-cell table:style-name="ce88" office:value-type="string">
            <text:p>Achat de lave-vaisselle professionnel pour les restaurants scolaires</text:p>
          </table:table-cell>
          <table:table-cell table:style-name="ce130" office:value-type="string">
            <text:p>fourniture</text:p>
          </table:table-cell>
          <table:table-cell table:style-name="ce198" office:value-type="string">
            <text:p>13 000€ HT mini - 50 000 € HT</text:p>
          </table:table-cell>
          <table:table-cell table:style-name="ce296" office:value-type="date" office:date-value="2006-03-09">
            <text:p>09/03/2006</text:p>
          </table:table-cell>
          <table:table-cell table:style-name="ce353" table:number-columns-repeated="1019"/>
        </table:table-row>
        <table:table-row table:style-name="ro3">
          <table:table-cell table:style-name="ce26" office:value-type="string">
            <text:p>BIKE 34</text:p>
          </table:table-cell>
          <table:table-cell table:style-name="ce85" office:value-type="string">
            <text:p>Achat de vélos ville, VTC, VTT, et pièces détachées</text:p>
          </table:table-cell>
          <table:table-cell table:style-name="ce132" office:value-type="string">
            <text:p>fourniture</text:p>
          </table:table-cell>
          <table:table-cell table:style-name="ce195" office:value-type="string">
            <text:p>22 500 € HT mini - 90 000 € HT</text:p>
          </table:table-cell>
          <table:table-cell table:style-name="ce297" office:value-type="date" office:date-value="2006-03-09">
            <text:p>09/03/2006</text:p>
          </table:table-cell>
          <table:table-cell table:style-name="ce353" table:number-columns-repeated="1019"/>
        </table:table-row>
        <table:table-row table:style-name="ro3">
          <table:table-cell table:style-name="ce27" office:value-type="string">
            <text:p>ITS - 25110 </text:p>
          </table:table-cell>
          <table:table-cell table:style-name="ce85" office:value-type="string">
            <text:p>Achat de sanitaires mobiles</text:p>
          </table:table-cell>
          <table:table-cell table:style-name="ce132" office:value-type="string">
            <text:p>fourniture</text:p>
          </table:table-cell>
          <table:table-cell table:style-name="ce195" office:value-type="string">
            <text:p>50 000 € HT</text:p>
          </table:table-cell>
          <table:table-cell table:style-name="ce297" office:value-type="date" office:date-value="2006-05-04">
            <text:p>04/05/2006</text:p>
          </table:table-cell>
          <table:table-cell table:style-name="ce353" table:number-columns-repeated="1019"/>
        </table:table-row>
        <table:table-row table:style-name="ro3">
          <table:table-cell table:style-name="ce27" office:value-type="string">
            <text:p>SOCAMEL - 38148</text:p>
          </table:table-cell>
          <table:table-cell table:style-name="ce85" office:value-type="string">
            <text:p>Achat de four de remise en température par air pulsé</text:p>
          </table:table-cell>
          <table:table-cell table:style-name="ce132" office:value-type="string">
            <text:p>fourniture</text:p>
          </table:table-cell>
          <table:table-cell table:style-name="ce195" office:value-type="string">
            <text:p>22500 € HT mini - 90 000 € HT</text:p>
          </table:table-cell>
          <table:table-cell table:style-name="ce297" office:value-type="date" office:date-value="2006-05-23">
            <text:p>23/05/2006</text:p>
          </table:table-cell>
          <table:table-cell table:style-name="ce353" table:number-columns-repeated="1019"/>
        </table:table-row>
        <table:table-row table:style-name="ro3">
          <table:table-cell table:style-name="ce27" office:value-type="string">
            <text:p>FOSTER - 95615</text:p>
          </table:table-cell>
          <table:table-cell table:style-name="ce85" office:value-type="string">
            <text:p>Achat d'armoire frigorifique</text:p>
          </table:table-cell>
          <table:table-cell table:style-name="ce132" office:value-type="string">
            <text:p>fourniture</text:p>
          </table:table-cell>
          <table:table-cell table:style-name="ce195" office:value-type="string">
            <text:p>22 500 € HT mini - 90 000 € HT</text:p>
          </table:table-cell>
          <table:table-cell table:style-name="ce297" office:value-type="date" office:date-value="2006-05-23">
            <text:p>23/05/2006</text:p>
          </table:table-cell>
          <table:table-cell table:style-name="ce353" table:number-columns-repeated="1019"/>
        </table:table-row>
        <table:table-row table:style-name="ro9">
          <table:table-cell table:style-name="ce27" office:value-type="string">
            <text:p>REPRO SERVICE 34090 MONTPELLIER</text:p>
          </table:table-cell>
          <table:table-cell table:style-name="ce85" office:value-type="string">
            <text:p>Achat d'un computer to plate thermique d'occasion</text:p>
          </table:table-cell>
          <table:table-cell table:style-name="ce132" office:value-type="string">
            <text:p>fourniture</text:p>
          </table:table-cell>
          <table:table-cell table:style-name="ce195" office:value-type="string">
            <text:p>54 000 € HT</text:p>
          </table:table-cell>
          <table:table-cell table:style-name="ce297" office:value-type="date" office:date-value="2006-06-13">
            <text:p>13/06/2006</text:p>
          </table:table-cell>
          <table:table-cell table:style-name="ce353" table:number-columns-repeated="1019"/>
        </table:table-row>
        <table:table-row table:style-name="ro6">
          <table:table-cell table:style-name="ce27" office:value-type="string">
            <text:p>SAGEM COMMUNICATION - 95807</text:p>
          </table:table-cell>
          <table:table-cell table:style-name="ce85" office:value-type="string">
            <text:p>achat de carte de mise à niveau controleurs 8000 en 9600</text:p>
          </table:table-cell>
          <table:table-cell table:style-name="ce132" office:value-type="string">
            <text:p>fourniture</text:p>
          </table:table-cell>
          <table:table-cell table:style-name="ce195" office:value-type="string">
            <text:p>22 500 € HT mini - 90 000 € HT</text:p>
          </table:table-cell>
          <table:table-cell table:style-name="ce297" office:value-type="date" office:date-value="2006-10-31">
            <text:p>31/10/2006</text:p>
          </table:table-cell>
          <table:table-cell table:style-name="ce353" table:number-columns-repeated="1019"/>
        </table:table-row>
        <table:table-row table:style-name="ro6">
          <table:table-cell table:style-name="ce28" office:value-type="string">
            <text:p>INTERSPORT - 34970</text:p>
          </table:table-cell>
          <table:table-cell table:style-name="ce89" office:value-type="string">
            <text:p>Achat de vêtements de sports</text:p>
          </table:table-cell>
          <table:table-cell table:style-name="ce140" office:value-type="string">
            <text:p>fourniture</text:p>
          </table:table-cell>
          <table:table-cell table:style-name="ce201" office:value-type="string">
            <text:p>22 500 € HT mini - 90 000 € HT</text:p>
          </table:table-cell>
          <table:table-cell table:style-name="ce298" office:value-type="date" office:date-value="2006-06-15">
            <text:p>15/06/2006</text:p>
          </table:table-cell>
          <table:table-cell table:style-name="ce353" table:number-columns-repeated="1019"/>
        </table:table-row>
        <table:table-row table:style-name="ro15">
          <table:table-cell table:style-name="ce26"/>
          <table:table-cell table:style-name="ce86" office:value-type="string">
            <text:p>Achat de matériel de chauffage et pièces détachées</text:p>
          </table:table-cell>
          <table:table-cell table:style-name="ce129" office:value-type="string">
            <text:p>fourniture</text:p>
          </table:table-cell>
          <table:table-cell table:style-name="ce195" office:value-type="string">
            <text:p>22 500 € HT mini - 90 000 € HT</text:p>
          </table:table-cell>
          <table:table-cell table:style-name="ce300" office:value-type="date" office:date-value="2006-12-19">
            <text:p>19/12/2006</text:p>
          </table:table-cell>
          <table:table-cell table:style-name="ce353" table:number-columns-repeated="1019"/>
        </table:table-row>
        <table:table-row table:style-name="ro43">
          <table:table-cell table:style-name="ce26" office:value-type="string">
            <text:p>RODRIGUES DOS SANTOS - 93107</text:p>
          </table:table-cell>
          <table:table-cell table:style-name="ce86"/>
          <table:table-cell table:style-name="ce129"/>
          <table:table-cell table:style-name="ce195"/>
          <table:table-cell table:style-name="ce300"/>
          <table:table-cell table:style-name="ce353" table:number-columns-repeated="1019"/>
        </table:table-row>
        <table:table-row table:style-name="ro49">
          <table:table-cell table:style-name="ce26" office:value-type="string">
            <text:p>EMAFU - 42100</text:p>
          </table:table-cell>
          <table:table-cell table:style-name="ce86"/>
          <table:table-cell table:style-name="ce129"/>
          <table:table-cell table:style-name="ce195"/>
          <table:table-cell table:style-name="ce300"/>
          <table:table-cell table:style-name="ce353" table:number-columns-repeated="1019"/>
        </table:table-row>
        <table:table-row table:style-name="ro50">
          <table:table-cell table:style-name="ce26" office:value-type="string">
            <text:p>BAURES - 34009</text:p>
          </table:table-cell>
          <table:table-cell table:style-name="ce86"/>
          <table:table-cell table:style-name="ce129"/>
          <table:table-cell table:style-name="ce195"/>
          <table:table-cell table:style-name="ce300"/>
          <table:table-cell table:style-name="ce353" table:number-columns-repeated="1019"/>
        </table:table-row>
        <table:table-row table:style-name="ro25">
          <table:table-cell table:style-name="ce26" office:value-type="string">
            <text:p>CUENOD THERMOTECHNIQUES -31700 </text:p>
          </table:table-cell>
          <table:table-cell table:style-name="ce86"/>
          <table:table-cell table:style-name="ce129"/>
          <table:table-cell table:style-name="ce195"/>
          <table:table-cell table:style-name="ce300"/>
          <table:table-cell table:style-name="ce353" table:number-columns-repeated="1019"/>
        </table:table-row>
        <table:table-row table:style-name="ro41">
          <table:table-cell table:style-name="ce26" office:value-type="string">
            <text:p>RICHARDSON - 34071</text:p>
          </table:table-cell>
          <table:table-cell table:style-name="ce86"/>
          <table:table-cell table:style-name="ce129"/>
          <table:table-cell table:style-name="ce195"/>
          <table:table-cell table:style-name="ce300"/>
          <table:table-cell table:style-name="ce353" table:number-columns-repeated="1019"/>
        </table:table-row>
        <table:table-row table:style-name="ro39">
          <table:table-cell table:style-name="ce26" office:value-type="string">
            <text:p>WEISHAUPT - 68012</text:p>
          </table:table-cell>
          <table:table-cell table:style-name="ce86"/>
          <table:table-cell table:style-name="ce129"/>
          <table:table-cell table:style-name="ce195"/>
          <table:table-cell table:style-name="ce300"/>
          <table:table-cell table:style-name="ce353" table:number-columns-repeated="1019"/>
        </table:table-row>
        <table:table-row table:style-name="ro41">
          <table:table-cell table:style-name="ce26" office:value-type="string">
            <text:p>AURETEC 34070</text:p>
          </table:table-cell>
          <table:table-cell table:style-name="ce86"/>
          <table:table-cell table:style-name="ce129"/>
          <table:table-cell table:style-name="ce195"/>
          <table:table-cell table:style-name="ce300"/>
          <table:table-cell table:style-name="ce353" table:number-columns-repeated="1019"/>
        </table:table-row>
        <table:table-row table:style-name="ro50">
          <table:table-cell table:style-name="ce26" office:value-type="string">
            <text:p>ESPINOSA 34000</text:p>
          </table:table-cell>
          <table:table-cell table:style-name="ce85"/>
          <table:table-cell table:style-name="ce132"/>
          <table:table-cell table:style-name="ce195"/>
          <table:table-cell table:style-name="ce297"/>
          <table:table-cell table:style-name="ce353" table:number-columns-repeated="1019"/>
        </table:table-row>
        <table:table-row table:style-name="ro51">
          <table:table-cell table:style-name="ce30" office:value-type="string">
            <text:p>TEISSIER - 34660</text:p>
          </table:table-cell>
          <table:table-cell table:style-name="ce90" office:value-type="string">
            <text:p>Achat de produits et de matériels de traçage pour terrains de sports</text:p>
          </table:table-cell>
          <table:table-cell table:style-name="ce141" office:value-type="string">
            <text:p>fourniture</text:p>
          </table:table-cell>
          <table:table-cell table:style-name="ce202" office:value-type="string">
            <text:p>22500 € HT mini - 90 000 € HT</text:p>
          </table:table-cell>
          <table:table-cell table:style-name="ce309" office:value-type="date" office:date-value="2006-12-28">
            <text:p>28/12/2006</text:p>
          </table:table-cell>
          <table:table-cell table:style-name="ce353" table:number-columns-repeated="1019"/>
        </table:table-row>
        <table:table-row table:style-name="ro51">
          <table:table-cell table:style-name="ce10" office:value-type="string">
            <text:p>REPRO SERVICE 34090 MONTPELLIER</text:p>
          </table:table-cell>
          <table:table-cell table:style-name="ce70" office:value-type="string">
            <text:p>Achat de fournitures offset</text:p>
          </table:table-cell>
          <table:table-cell table:style-name="ce127" office:value-type="string">
            <text:p>fourniture</text:p>
          </table:table-cell>
          <table:table-cell table:style-name="ce191" office:value-type="string">
            <text:p>22500 € HT mini - 90 000 € HT</text:p>
          </table:table-cell>
          <table:table-cell table:style-name="ce289" office:value-type="string">
            <text:p>?</text:p>
          </table:table-cell>
          <table:table-cell table:style-name="ce353" table:number-columns-repeated="1019"/>
        </table:table-row>
        <table:table-row table:style-name="ro51">
          <table:table-cell table:style-name="ce10" office:value-type="string">
            <text:p>DIETEX - 95210 </text:p>
          </table:table-cell>
          <table:table-cell table:style-name="ce70" office:value-type="string">
            <text:p>Achat d'aliments spécifiques pour les animaux exotiques du parc zoologique</text:p>
          </table:table-cell>
          <table:table-cell table:style-name="ce127" office:value-type="string">
            <text:p>fourniture</text:p>
          </table:table-cell>
          <table:table-cell table:style-name="ce191"/>
          <table:table-cell table:style-name="ce289" office:value-type="date" office:date-value="2006-12-28">
            <text:p>28/12/2006</text:p>
          </table:table-cell>
          <table:table-cell table:style-name="ce353" table:number-columns-repeated="1019"/>
        </table:table-row>
        <table:table-row table:style-name="ro51">
          <table:table-cell table:style-name="ce16" office:value-type="string">
            <text:p>FITEL -</text:p>
          </table:table-cell>
          <table:table-cell table:style-name="ce91" office:value-type="string">
            <text:p>Pose de corbeilles à papier</text:p>
          </table:table-cell>
          <table:table-cell table:style-name="ce140" office:value-type="string">
            <text:p>fourniture</text:p>
          </table:table-cell>
          <table:table-cell table:style-name="ce203" office:value-type="string">
            <text:p>21 250 € HT mini - 85 000 € HT maxi</text:p>
          </table:table-cell>
          <table:table-cell table:style-name="ce298" office:value-type="date" office:date-value="2006-01-11">
            <text:p>11/01/2006</text:p>
          </table:table-cell>
          <table:table-cell table:style-name="ce353" table:number-columns-repeated="1019"/>
        </table:table-row>
        <table:table-row table:style-name="ro31">
          <table:table-cell table:style-name="ce13" office:value-type="string">
            <text:p>MULTI-SERVICES 34000</text:p>
          </table:table-cell>
          <table:table-cell table:style-name="ce73" office:value-type="string">
            <text:p>Démolition de cloisons et création d'un parquet bois à la maison pour tous Léo Lagrange</text:p>
          </table:table-cell>
          <table:table-cell table:style-name="ce130" office:value-type="string">
            <text:p>Travaux</text:p>
          </table:table-cell>
          <table:table-cell table:style-name="ce184" office:value-type="string">
            <text:p>24 916,39 € HT</text:p>
          </table:table-cell>
          <table:table-cell table:style-name="ce296" office:value-type="date" office:date-value="2006-06-08">
            <text:p>08/06/2006</text:p>
          </table:table-cell>
          <table:table-cell table:style-name="ce353" table:number-columns-repeated="1019"/>
        </table:table-row>
        <table:table-row table:style-name="ro51">
          <table:table-cell table:style-name="ce13" office:value-type="string">
            <text:p>LANGUEDOC TOITURE 34670</text:p>
          </table:table-cell>
          <table:table-cell table:style-name="ce73" office:value-type="string">
            <text:p>Réfection de la toiture de la Maison Pour Tous Albert Camus</text:p>
          </table:table-cell>
          <table:table-cell table:style-name="ce130" office:value-type="string">
            <text:p>Travaux</text:p>
          </table:table-cell>
          <table:table-cell table:style-name="ce184" office:value-type="string">
            <text:p>51 415 € HT</text:p>
          </table:table-cell>
          <table:table-cell table:style-name="ce296" office:value-type="date" office:date-value="2006-06-12">
            <text:p>12/06/2006</text:p>
          </table:table-cell>
          <table:table-cell table:style-name="ce353" table:number-columns-repeated="1019"/>
        </table:table-row>
        <table:table-row table:style-name="ro51">
          <table:table-cell table:style-name="ce13" office:value-type="string">
            <text:p>SE 2000 - 11100 NARBONNE</text:p>
          </table:table-cell>
          <table:table-cell table:style-name="ce73" office:value-type="string">
            <text:p>EPA Les Aubes - réfection d'étanchéité du bâtiment</text:p>
          </table:table-cell>
          <table:table-cell table:style-name="ce130" office:value-type="string">
            <text:p>Travaux</text:p>
          </table:table-cell>
          <table:table-cell table:style-name="ce184" office:value-type="float" office:value="83477.05">
            <text:p>83477,05</text:p>
          </table:table-cell>
          <table:table-cell table:style-name="ce296" office:value-type="date" office:date-value="2006-10-21">
            <text:p>21/10/2006</text:p>
          </table:table-cell>
          <table:table-cell table:style-name="ce353" table:number-columns-repeated="1019"/>
        </table:table-row>
        <table:table-row table:style-name="ro41">
          <table:table-cell table:style-name="ce13" office:value-type="string">
            <text:p>VIP - 3400 MONTPELLIER</text:p>
          </table:table-cell>
          <table:table-cell table:style-name="ce73" office:value-type="string">
            <text:p>Rafraichissement des écoles</text:p>
          </table:table-cell>
          <table:table-cell table:style-name="ce130" office:value-type="string">
            <text:p>Travaux</text:p>
          </table:table-cell>
          <table:table-cell table:style-name="ce184" office:value-type="float" office:value="69440">
            <text:p>69440</text:p>
          </table:table-cell>
          <table:table-cell table:style-name="ce296" office:value-type="date" office:date-value="2006-05-23">
            <text:p>23/05/2006</text:p>
          </table:table-cell>
          <table:table-cell table:style-name="ce353" table:number-columns-repeated="1019"/>
        </table:table-row>
        <table:table-row table:style-name="ro17">
          <table:table-cell table:style-name="ce13" office:value-type="string">
            <text:p>FERM'BAIES 34080 MONTPELLIER</text:p>
          </table:table-cell>
          <table:table-cell table:style-name="ce73" office:value-type="string">
            <text:p>Remplacement et motorisation des volets roulants</text:p>
          </table:table-cell>
          <table:table-cell table:style-name="ce130" office:value-type="string">
            <text:p>Travaux</text:p>
          </table:table-cell>
          <table:table-cell table:style-name="ce73" office:value-type="float" office:value="61557.2">
            <text:p>61557,2</text:p>
          </table:table-cell>
          <table:table-cell table:style-name="ce296" office:value-type="date" office:date-value="2006-06-12">
            <text:p>12/06/2006</text:p>
          </table:table-cell>
          <table:table-cell table:style-name="ce353" table:number-columns-repeated="1019"/>
        </table:table-row>
        <table:table-row table:style-name="ro41">
          <table:table-cell table:style-name="ce30"/>
          <table:table-cell table:style-name="ce76" office:value-type="string">
            <text:p>Ecole Teresa - réhabilitation des offices</text:p>
          </table:table-cell>
          <table:table-cell table:style-name="ce133" office:value-type="string">
            <text:p>Travaux</text:p>
          </table:table-cell>
          <table:table-cell table:style-name="ce204" office:value-type="float" office:value="86061.25">
            <text:p>86 061,25</text:p>
          </table:table-cell>
          <table:table-cell table:style-name="ce301" office:value-type="date" office:date-value="2006-12-11">
            <text:p>11/12/2006</text:p>
          </table:table-cell>
          <table:table-cell table:style-name="ce353" table:number-columns-repeated="1019"/>
        </table:table-row>
        <table:table-row table:style-name="ro41">
          <table:table-cell table:style-name="ce10" office:value-type="string">
            <text:p>AZUARA 34690 FABREGUES</text:p>
          </table:table-cell>
          <table:table-cell table:style-name="ce72"/>
          <table:table-cell table:style-name="ce129"/>
          <table:table-cell table:style-name="ce205" office:value-type="float" office:value="36191.57">
            <text:p>36 191,57</text:p>
          </table:table-cell>
          <table:table-cell table:style-name="ce300"/>
          <table:table-cell table:style-name="ce353" table:number-columns-repeated="1019"/>
        </table:table-row>
        <table:table-row table:style-name="ro41">
          <table:table-cell table:style-name="ce10" office:value-type="string">
            <text:p>MAS 34070 MONTPELLIER</text:p>
          </table:table-cell>
          <table:table-cell table:style-name="ce72"/>
          <table:table-cell table:style-name="ce129"/>
          <table:table-cell table:style-name="ce205" office:value-type="float" office:value="4680">
            <text:p>4 680,00</text:p>
          </table:table-cell>
          <table:table-cell table:style-name="ce300"/>
          <table:table-cell table:style-name="ce353" table:number-columns-repeated="1019"/>
        </table:table-row>
        <table:table-row table:style-name="ro39">
          <table:table-cell table:style-name="ce6" office:value-type="string">
            <text:p>MAS 34070 MONTPELLIER</text:p>
          </table:table-cell>
          <table:table-cell table:style-name="ce92" table:number-columns-repeated="2"/>
          <table:table-cell table:style-name="ce206" office:value-type="float" office:value="7001">
            <text:p>7 001,00</text:p>
          </table:table-cell>
          <table:table-cell table:style-name="ce310"/>
          <table:table-cell table:style-name="ce353" table:number-columns-repeated="1019"/>
        </table:table-row>
        <table:table-row table:style-name="ro42">
          <table:table-cell table:style-name="ce4" office:value-type="string">
            <text:p>DEHAIL 34380 ST MARTIN DE LONDRES</text:p>
          </table:table-cell>
          <table:table-cell table:style-name="ce92" table:number-columns-repeated="2"/>
          <table:table-cell table:style-name="ce206" office:value-type="float" office:value="13360">
            <text:p>13 360,00</text:p>
          </table:table-cell>
          <table:table-cell table:style-name="ce310"/>
          <table:table-cell table:style-name="ce353" table:number-columns-repeated="1019"/>
        </table:table-row>
        <table:table-row table:style-name="ro39">
          <table:table-cell table:style-name="ce6" office:value-type="string">
            <text:p>TOLEDO 34690 FABREGUES</text:p>
          </table:table-cell>
          <table:table-cell table:style-name="ce92" table:number-columns-repeated="2"/>
          <table:table-cell table:style-name="ce206" office:value-type="float" office:value="12875.11">
            <text:p>12 875,11</text:p>
          </table:table-cell>
          <table:table-cell table:style-name="ce310"/>
          <table:table-cell table:style-name="ce353" table:number-columns-repeated="1019"/>
        </table:table-row>
        <table:table-row table:style-name="ro41">
          <table:table-cell table:style-name="ce31" office:value-type="string">
            <text:p>LYRON 34080 MONTPELLIER</text:p>
          </table:table-cell>
          <table:table-cell table:style-name="ce93" table:number-columns-repeated="2"/>
          <table:table-cell table:style-name="ce207" office:value-type="float" office:value="11953.57">
            <text:p>11953,57</text:p>
          </table:table-cell>
          <table:table-cell table:style-name="ce311"/>
          <table:table-cell table:style-name="ce353" table:number-columns-repeated="1019"/>
        </table:table-row>
        <table:table-row table:style-name="ro22">
          <table:table-cell table:style-name="ce20" office:value-type="string">
            <text:p>Nom de l'attributaire + code postal </text:p>
          </table:table-cell>
          <table:table-cell table:style-name="ce78" office:value-type="string">
            <text:p><text:s/>Objet du marché</text:p>
          </table:table-cell>
          <table:table-cell table:style-name="ce78" office:value-type="string">
            <text:p>Type de marchés (fournitures ou services ou travaux)</text:p>
          </table:table-cell>
          <table:table-cell table:style-name="ce187" office:value-type="string">
            <text:p>montant du marché de 90 000 € HT à 134 000 € HT</text:p>
          </table:table-cell>
          <table:table-cell table:style-name="ce312" office:value-type="string">
            <text:p>Date de notification</text:p>
          </table:table-cell>
          <table:table-cell table:style-name="ce354" table:number-columns-repeated="1019"/>
        </table:table-row>
        <table:table-row table:style-name="ro19">
          <table:table-cell table:style-name="ce32" office:value-type="string">
            <text:p>Eolas</text:p>
            <text:p><text:s/>38000 Grenoble</text:p>
          </table:table-cell>
          <table:table-cell table:style-name="ce81" office:value-type="string">
            <text:p>Hébergement, référencement, maintenance corrective et évolutive du portail multi sites de la Ville</text:p>
          </table:table-cell>
          <table:table-cell table:style-name="ce137" office:value-type="string">
            <text:p>Services</text:p>
          </table:table-cell>
          <table:table-cell table:style-name="ce208" office:value-type="string">
            <text:p>25 000 à 100 000 € HT</text:p>
          </table:table-cell>
          <table:table-cell table:style-name="ce313" office:value-type="date" office:date-value="2006-10-17">
            <text:p>17/10/2006</text:p>
          </table:table-cell>
          <table:table-cell table:style-name="ce354" table:number-columns-repeated="1019"/>
        </table:table-row>
        <table:table-row table:style-name="ro35">
          <table:table-cell table:style-name="ce27" office:value-type="string">
            <text:p>Les Editions de l'Aube</text:p>
            <text:p><text:s/>84240 La Tour d'Aigues</text:p>
          </table:table-cell>
          <table:table-cell table:style-name="ce67" office:value-type="string">
            <text:p>Réalisation d'un livre sur Montpellier</text:p>
          </table:table-cell>
          <table:table-cell table:style-name="ce125" office:value-type="string">
            <text:p>Services</text:p>
          </table:table-cell>
          <table:table-cell table:style-name="ce209" office:value-type="string">
            <text:p>115 403 € HT</text:p>
          </table:table-cell>
          <table:table-cell table:style-name="ce289" office:value-type="date" office:date-value="2006-07-28">
            <text:p>28/07/2006</text:p>
          </table:table-cell>
          <table:table-cell table:style-name="ce354" table:number-columns-repeated="1019"/>
        </table:table-row>
        <table:table-row table:style-name="ro9">
          <table:table-cell table:style-name="ce27" office:value-type="string">
            <text:p>DUSAPIN LECLERC 75020 PARIS</text:p>
          </table:table-cell>
          <table:table-cell table:style-name="ce67" office:value-type="string">
            <text:p>Etude d'urbanisme du secteur de l'Hôtel de ville</text:p>
          </table:table-cell>
          <table:table-cell table:style-name="ce125" office:value-type="string">
            <text:p>Services</text:p>
          </table:table-cell>
          <table:table-cell table:style-name="ce209" office:value-type="string">
            <text:p>108100 € HT</text:p>
          </table:table-cell>
          <table:table-cell table:style-name="ce289" office:value-type="date" office:date-value="2006-10-01">
            <text:p>01/10/2006</text:p>
          </table:table-cell>
          <table:table-cell table:style-name="ce354" table:number-columns-repeated="1019"/>
        </table:table-row>
        <table:table-row table:style-name="ro42">
          <table:table-cell table:style-name="ce23" office:value-type="string">
            <text:p>FERALP Méditerranée - 84350</text:p>
          </table:table-cell>
          <table:table-cell table:style-name="ce82" office:value-type="string">
            <text:p>Acquisition de rayonnages métalliques fixes et mobiles pour archives</text:p>
          </table:table-cell>
          <table:table-cell table:style-name="ce142" office:value-type="string">
            <text:p>fourniture</text:p>
          </table:table-cell>
          <table:table-cell table:style-name="ce210" office:value-type="string">
            <text:p>122 841,13 € HT</text:p>
          </table:table-cell>
          <table:table-cell table:style-name="ce295" office:value-type="date" office:date-value="2006-10-09">
            <text:p>09/10/2006</text:p>
          </table:table-cell>
          <table:table-cell table:style-name="ce354" table:number-columns-repeated="1019"/>
        </table:table-row>
        <table:table-row table:style-name="ro31">
          <table:table-cell table:style-name="ce29" office:value-type="string">
            <text:p>Chalet Pliable Lorréard 3 Rte de St Calais 72470 CHAMPAGNE</text:p>
          </table:table-cell>
          <table:table-cell table:style-name="ce88" office:value-type="string">
            <text:p>Fourniture des chalets du marché de Noël</text:p>
          </table:table-cell>
          <table:table-cell table:style-name="ce136" office:value-type="string">
            <text:p>fourniture</text:p>
          </table:table-cell>
          <table:table-cell table:style-name="ce189" office:value-type="string">
            <text:p>114 349 € HT</text:p>
          </table:table-cell>
          <table:table-cell table:style-name="ce296" office:value-type="date" office:date-value="2006-07-05">
            <text:p>05/07/2006</text:p>
          </table:table-cell>
          <table:table-cell table:style-name="ce354" table:number-columns-repeated="1019"/>
        </table:table-row>
        <table:table-row table:style-name="ro15">
          <table:table-cell table:style-name="ce29" office:value-type="string">
            <text:p>JFB Productions 2 Impasse du Gavel 30132 CAISSARGUES</text:p>
          </table:table-cell>
          <table:table-cell table:style-name="ce88" office:value-type="string">
            <text:p>Scénographie du marché de Noël</text:p>
          </table:table-cell>
          <table:table-cell table:style-name="ce136" office:value-type="string">
            <text:p>fourniture</text:p>
          </table:table-cell>
          <table:table-cell table:style-name="ce189" office:value-type="string">
            <text:p>115 000 € HT</text:p>
          </table:table-cell>
          <table:table-cell table:style-name="ce296" office:value-type="date" office:date-value="2006-06-26">
            <text:p>26/06/2006</text:p>
          </table:table-cell>
          <table:table-cell table:style-name="ce354" table:number-columns-repeated="1019"/>
        </table:table-row>
        <table:table-row table:style-name="ro9">
          <table:table-cell table:style-name="ce29" office:value-type="string">
            <text:p>Cité de la Création - 69600 OULLINS</text:p>
          </table:table-cell>
          <table:table-cell table:style-name="ce88" office:value-type="string">
            <text:p>réalisation d'une fresque murale 3 avenue G. Clémenceau</text:p>
          </table:table-cell>
          <table:table-cell table:style-name="ce136" office:value-type="string">
            <text:p>travaux</text:p>
          </table:table-cell>
          <table:table-cell table:style-name="ce189" office:value-type="string">
            <text:p>103726 € HT</text:p>
          </table:table-cell>
          <table:table-cell table:style-name="ce296" office:value-type="date" office:date-value="2006-06-22">
            <text:p>22/06/2006</text:p>
          </table:table-cell>
          <table:table-cell table:style-name="ce354" table:number-columns-repeated="1019"/>
        </table:table-row>
        <table:table-row table:style-name="ro3">
          <table:table-cell table:style-name="ce29" office:value-type="string">
            <text:p>Jacques VIEILLE 75013 PARIS</text:p>
          </table:table-cell>
          <table:table-cell table:style-name="ce88" office:value-type="string">
            <text:p>Conception et réalisation d'une œuvre artistique Boulevard du Jeu de Paume</text:p>
          </table:table-cell>
          <table:table-cell table:style-name="ce136" office:value-type="string">
            <text:p>travaux</text:p>
          </table:table-cell>
          <table:table-cell table:style-name="ce189" office:value-type="string">
            <text:p>133700 € HT</text:p>
          </table:table-cell>
          <table:table-cell table:style-name="ce296" office:value-type="date" office:date-value="2006-08-26">
            <text:p>26/08/2006</text:p>
          </table:table-cell>
          <table:table-cell table:style-name="ce354" table:number-columns-repeated="1019"/>
        </table:table-row>
        <table:table-row table:style-name="ro36">
          <table:table-cell table:style-name="ce17"/>
          <table:table-cell table:style-name="ce72" office:value-type="string">
            <text:p>Ecole C. DICKENS - Mise aux normes du restaurant scolaire</text:p>
          </table:table-cell>
          <table:table-cell table:style-name="ce129" office:value-type="string">
            <text:p>Travaux</text:p>
          </table:table-cell>
          <table:table-cell table:style-name="ce211" office:value-type="float" office:value="110207.02">
            <text:p>110207,02</text:p>
          </table:table-cell>
          <table:table-cell table:style-name="ce300" office:value-type="date" office:date-value="2006-07-12">
            <text:p>12/07/2006</text:p>
          </table:table-cell>
          <table:table-cell table:style-name="ce354" table:number-columns-repeated="1019"/>
        </table:table-row>
        <table:table-row table:style-name="ro42">
          <table:table-cell table:style-name="ce25" office:value-type="string">
            <text:p>SARL AZUARA 34690 FABREGUES</text:p>
          </table:table-cell>
          <table:table-cell table:style-name="ce86"/>
          <table:table-cell table:style-name="ce135"/>
          <table:table-cell table:style-name="ce125" office:value-type="float" office:value="12680">
            <text:p>12680</text:p>
          </table:table-cell>
          <table:table-cell table:style-name="ce300"/>
          <table:table-cell table:style-name="ce354" table:number-columns-repeated="1019"/>
        </table:table-row>
        <table:table-row table:style-name="ro3">
          <table:table-cell table:style-name="ce27" office:value-type="string">
            <text:p>ETS CORTINA 34080 MONTPELLIER</text:p>
          </table:table-cell>
          <table:table-cell table:style-name="ce86"/>
          <table:table-cell table:style-name="ce135"/>
          <table:table-cell table:style-name="ce125" office:value-type="float" office:value="20477.92">
            <text:p>20477,92</text:p>
          </table:table-cell>
          <table:table-cell table:style-name="ce300"/>
          <table:table-cell table:style-name="ce354" table:number-columns-repeated="1019"/>
        </table:table-row>
        <table:table-row table:style-name="ro40">
          <table:table-cell table:style-name="ce27" office:value-type="string">
            <text:p>MAS 34070 MONTPELLIER</text:p>
          </table:table-cell>
          <table:table-cell table:style-name="ce86"/>
          <table:table-cell table:style-name="ce135"/>
          <table:table-cell table:style-name="ce125" office:value-type="float" office:value="6530">
            <text:p>6530</text:p>
          </table:table-cell>
          <table:table-cell table:style-name="ce300"/>
          <table:table-cell table:style-name="ce354" table:number-columns-repeated="1019"/>
        </table:table-row>
        <table:table-row table:style-name="ro38">
          <table:table-cell table:style-name="ce27" office:value-type="string">
            <text:p>ALVAREZ FRERES 34130 MAUGUIO</text:p>
          </table:table-cell>
          <table:table-cell table:style-name="ce86"/>
          <table:table-cell table:style-name="ce135"/>
          <table:table-cell table:style-name="ce125" office:value-type="float" office:value="6763">
            <text:p>6763</text:p>
          </table:table-cell>
          <table:table-cell table:style-name="ce300"/>
          <table:table-cell table:style-name="ce354" table:number-columns-repeated="1019"/>
        </table:table-row>
        <table:table-row table:style-name="ro32">
          <table:table-cell table:style-name="ce27" office:value-type="string">
            <text:p>SARL CHICHE 34090 MONTPELLIER</text:p>
          </table:table-cell>
          <table:table-cell table:style-name="ce86"/>
          <table:table-cell table:style-name="ce135"/>
          <table:table-cell table:style-name="ce125" office:value-type="float" office:value="17706">
            <text:p>17706</text:p>
          </table:table-cell>
          <table:table-cell table:style-name="ce300"/>
          <table:table-cell table:style-name="ce354" table:number-columns-repeated="1019"/>
        </table:table-row>
        <table:table-row table:style-name="ro33">
          <table:table-cell table:style-name="ce27" office:value-type="string">
            <text:p>SARL DEHAIL 34380 ST MARTIN DE LONDRES</text:p>
          </table:table-cell>
          <table:table-cell table:style-name="ce86"/>
          <table:table-cell table:style-name="ce135"/>
          <table:table-cell table:style-name="ce125" office:value-type="float" office:value="18900">
            <text:p>18900</text:p>
          </table:table-cell>
          <table:table-cell table:style-name="ce300"/>
          <table:table-cell table:style-name="ce354" table:number-columns-repeated="1019"/>
        </table:table-row>
        <table:table-row table:style-name="ro41">
          <table:table-cell table:style-name="ce27" office:value-type="string">
            <text:p>TOLEDO 34690 FABREGUES</text:p>
          </table:table-cell>
          <table:table-cell table:style-name="ce86"/>
          <table:table-cell table:style-name="ce135"/>
          <table:table-cell table:style-name="ce212" office:value-type="float" office:value="22570.1">
            <text:p>22570,1</text:p>
          </table:table-cell>
          <table:table-cell table:style-name="ce300"/>
          <table:table-cell table:style-name="ce354" table:number-columns-repeated="1019"/>
        </table:table-row>
        <table:table-row table:style-name="ro52">
          <table:table-cell table:style-name="ce28" office:value-type="string">
            <text:p>SARL CHICHE 34090 MONTPELLIER</text:p>
          </table:table-cell>
          <table:table-cell table:style-name="ce87"/>
          <table:table-cell table:style-name="ce143"/>
          <table:table-cell table:style-name="ce213" office:value-type="float" office:value="4580">
            <text:p>4580</text:p>
          </table:table-cell>
          <table:table-cell table:style-name="ce302"/>
          <table:table-cell table:style-name="ce354" table:number-columns-repeated="1019"/>
        </table:table-row>
        <table:table-row table:style-name="ro53">
          <table:table-cell table:style-name="ce20" office:value-type="string">
            <text:p>Nom de l'attributaire + code postal </text:p>
          </table:table-cell>
          <table:table-cell table:style-name="ce78" office:value-type="string">
            <text:p><text:s/>Objet du marché</text:p>
          </table:table-cell>
          <table:table-cell table:style-name="ce78" office:value-type="string">
            <text:p>Type de marchés (fournitures ou services ou travaux)</text:p>
          </table:table-cell>
          <table:table-cell table:style-name="ce187" office:value-type="string">
            <text:p>montant du marché de 135 000 € HT à 209 999,99 € HT</text:p>
          </table:table-cell>
          <table:table-cell table:style-name="ce312" office:value-type="string">
            <text:p>Date de notification</text:p>
          </table:table-cell>
          <table:table-cell table:style-name="ce354" table:number-columns-repeated="1019"/>
        </table:table-row>
        <table:table-row table:style-name="ro54">
          <table:table-cell table:style-name="ce15" office:value-type="string">
            <text:p>EUROVIA</text:p>
          </table:table-cell>
          <table:table-cell table:style-name="ce94" office:value-type="string">
            <text:p>Rue Auguste Broussonnet Aménagement d'une piste cyclable</text:p>
          </table:table-cell>
          <table:table-cell table:style-name="ce132" office:value-type="string">
            <text:p>travaux</text:p>
          </table:table-cell>
          <table:table-cell table:style-name="ce214" office:value-type="string">
            <text:p>170.674,64 € HT</text:p>
          </table:table-cell>
          <table:table-cell table:style-name="ce314" office:value-type="date" office:date-value="2006-06-16">
            <text:p>16/06/2006</text:p>
          </table:table-cell>
          <table:table-cell table:style-name="ce354" table:number-columns-repeated="1019"/>
        </table:table-row>
        <table:table-row table:style-name="ro36">
          <table:table-cell table:style-name="ce3" office:value-type="string">
            <text:p>MAZZA</text:p>
          </table:table-cell>
          <table:table-cell table:style-name="ce68" office:value-type="string">
            <text:p>Rue Rondelet - Aménagement d'une piste cyclable</text:p>
          </table:table-cell>
          <table:table-cell table:style-name="ce127" office:value-type="string">
            <text:p>travaux</text:p>
          </table:table-cell>
          <table:table-cell table:style-name="ce215" office:value-type="string">
            <text:p>147.568,70 € HT</text:p>
          </table:table-cell>
          <table:table-cell table:style-name="ce315" office:value-type="date" office:date-value="2006-10-04">
            <text:p>04/10/2006</text:p>
          </table:table-cell>
          <table:table-cell table:style-name="ce354" table:number-columns-repeated="1019"/>
        </table:table-row>
        <table:table-row table:style-name="ro21">
          <table:table-cell table:style-name="ce27" office:value-type="string">
            <text:p>AMEC SPIE/ TRAVESSET</text:p>
          </table:table-cell>
          <table:table-cell table:style-name="ce67" office:value-type="string">
            <text:p>Grand Mail - renforcement du réseau d'éclairage public - 1ère tranche</text:p>
          </table:table-cell>
          <table:table-cell table:style-name="ce127" office:value-type="string">
            <text:p>travaux</text:p>
          </table:table-cell>
          <table:table-cell table:style-name="ce216" office:value-type="string">
            <text:p>188.929,36 € HT</text:p>
          </table:table-cell>
          <table:table-cell table:style-name="ce289" office:value-type="date" office:date-value="2006-10-04">
            <text:p>04/10/2006</text:p>
          </table:table-cell>
          <table:table-cell table:style-name="ce354" table:number-columns-repeated="1019"/>
        </table:table-row>
        <table:table-row table:style-name="ro21">
          <table:table-cell table:style-name="ce3" office:value-type="string">
            <text:p>TRAVESSET</text:p>
          </table:table-cell>
          <table:table-cell table:style-name="ce68" office:value-type="string">
            <text:p>St Maur/ Warnery, modification du réseau d'éclairage public et du réseau basse tension EDF</text:p>
          </table:table-cell>
          <table:table-cell table:style-name="ce127" office:value-type="string">
            <text:p>travaux</text:p>
          </table:table-cell>
          <table:table-cell table:style-name="ce217" office:value-type="string">
            <text:p>149.420,00 € HT</text:p>
          </table:table-cell>
          <table:table-cell table:style-name="ce315" office:value-type="date" office:date-value="2006-10-25">
            <text:p>25/10/2006</text:p>
          </table:table-cell>
          <table:table-cell table:style-name="ce354" table:number-columns-repeated="1019"/>
        </table:table-row>
        <table:table-row table:style-name="ro4">
          <table:table-cell table:style-name="ce27" office:value-type="string">
            <text:p>SAS MTPS</text:p>
          </table:table-cell>
          <table:table-cell table:style-name="ce67" office:value-type="string">
            <text:p>Avenue du Maréchal Leclerc - mise en alignement</text:p>
          </table:table-cell>
          <table:table-cell table:style-name="ce127" office:value-type="string">
            <text:p>travaux</text:p>
          </table:table-cell>
          <table:table-cell table:style-name="ce216" office:value-type="string">
            <text:p>140.995,00 € HT</text:p>
          </table:table-cell>
          <table:table-cell table:style-name="ce289" office:value-type="date" office:date-value="2006-04-10">
            <text:p>10/04/2006</text:p>
          </table:table-cell>
          <table:table-cell table:style-name="ce354" table:number-columns-repeated="1019"/>
        </table:table-row>
        <table:table-row table:style-name="ro25">
          <table:table-cell table:style-name="ce23" office:value-type="string">
            <text:p>PAYSAGES DU SUD</text:p>
          </table:table-cell>
          <table:table-cell table:style-name="ce82" office:value-type="string">
            <text:p>Mende- Truel - Aménagement d'un square</text:p>
          </table:table-cell>
          <table:table-cell table:style-name="ce128" office:value-type="string">
            <text:p>travaux</text:p>
          </table:table-cell>
          <table:table-cell table:style-name="ce192" office:value-type="string">
            <text:p>185.555,48 € HT</text:p>
          </table:table-cell>
          <table:table-cell table:style-name="ce289" office:value-type="date" office:date-value="2006-11-27">
            <text:p>27/11/2006</text:p>
          </table:table-cell>
          <table:table-cell table:style-name="ce353" table:number-columns-repeated="1019"/>
        </table:table-row>
        <table:table-row table:style-name="ro1">
          <table:table-cell table:style-name="ce24" office:value-type="string">
            <text:p>MIBS Infrastructures et Services - 94568 RUNGIS</text:p>
          </table:table-cell>
          <table:table-cell table:style-name="ce83" office:value-type="string">
            <text:p>Matériels informatiques <text:s text:c="29"/>PC PETRARQUE</text:p>
          </table:table-cell>
          <table:table-cell table:style-name="ce138" office:value-type="string">
            <text:p>fournitures</text:p>
          </table:table-cell>
          <table:table-cell table:style-name="ce194" office:value-type="float" office:value="175903.43">
            <text:p>175 903,43</text:p>
          </table:table-cell>
          <table:table-cell table:style-name="ce308" office:value-type="date" office:date-value="2006-04-11">
            <text:p>11/04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0">
          <table:table-cell table:style-name="ce33"/>
          <table:table-cell table:style-name="ce95" office:value-type="string">
            <text:p>RENOVATION D'INSTALLATIONS THERMIQUES DES BTS COMMUNAUX</text:p>
          </table:table-cell>
          <table:table-cell table:style-name="ce144" office:value-type="string">
            <text:p>travaux</text:p>
          </table:table-cell>
          <table:table-cell table:style-name="ce193" office:value-type="float" office:value="178570.14">
            <text:p>178570,14</text:p>
          </table:table-cell>
          <table:table-cell table:style-name="ce30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6">
          <table:table-cell table:style-name="ce24" office:value-type="string">
            <text:p>lot 2 - SNEC CHAZE 48000 MENDE</text:p>
          </table:table-cell>
          <table:table-cell table:style-name="ce96" office:value-type="string">
            <text:p>Rénovation chaufferie GS la Rauze et réseaux GS A Savary et B Pascal</text:p>
          </table:table-cell>
          <table:table-cell table:style-name="ce145"/>
          <table:table-cell table:style-name="ce218" office:value-type="float" office:value="74171.18">
            <text:p>74171,18</text:p>
          </table:table-cell>
          <table:table-cell table:style-name="ce307" office:value-type="date" office:date-value="2006-07-13">
            <text:p>13/07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4">
          <table:table-cell table:style-name="ce34" office:value-type="string">
            <text:p>lot 3 - SNEC CHAZE 48000 MENDE</text:p>
          </table:table-cell>
          <table:table-cell table:style-name="ce97"/>
          <table:table-cell table:style-name="ce145"/>
          <table:table-cell table:style-name="ce219" office:value-type="float" office:value="104398.96">
            <text:p>104 398,96</text:p>
          </table:table-cell>
          <table:table-cell table:style-name="ce316" office:value-type="date" office:date-value="2006-07-13">
            <text:p>13/07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4">
          <table:table-cell table:style-name="ce35" office:value-type="string">
            <text:p>APPIA - 44700 ORVAULT</text:p>
          </table:table-cell>
          <table:table-cell table:style-name="ce98" office:value-type="string">
            <text:p>Installation d'un logiciel de gestion de l'urbanisme</text:p>
          </table:table-cell>
          <table:table-cell table:style-name="ce146" office:value-type="string">
            <text:p>fournitures</text:p>
          </table:table-cell>
          <table:table-cell table:style-name="ce220" office:value-type="string">
            <text:p>27 000 € HT mini - 108 000 € HT maxi (1ère année) - 5 000 € HT mini -20 000 € HT maxi (4 périodes de reconductions)</text:p>
          </table:table-cell>
          <table:table-cell table:style-name="ce317" office:value-type="date" office:date-value="2006-11-30">
            <text:p>30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2">
          <table:table-cell table:style-name="ce36"/>
          <table:table-cell table:style-name="ce96" office:value-type="string">
            <text:p>Système d'information géographique métiers </text:p>
          </table:table-cell>
          <table:table-cell table:style-name="ce147" office:value-type="string">
            <text:p>fournitures</text:p>
          </table:table-cell>
          <table:table-cell table:style-name="ce221" office:value-type="float" office:value="144058.1">
            <text:p>144 058,10</text:p>
          </table:table-cell>
          <table:table-cell table:style-name="ce318" office:value-type="date" office:date-value="2006-09-28">
            <text:p>28/09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4">
          <table:table-cell table:style-name="ce24" office:value-type="string">
            <text:p>ESRI/IMAGIS - 34000 MONTPELLIER : lot1 mise en place de l'architecture et des solutions métiers</text:p>
          </table:table-cell>
          <table:table-cell table:style-name="ce96"/>
          <table:table-cell table:style-name="ce147"/>
          <table:table-cell table:style-name="ce222" office:value-type="float" office:value="106858.1">
            <text:p>106 858,10</text:p>
          </table:table-cell>
          <table:table-cell table:style-name="ce30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7">
          <table:table-cell table:style-name="ce35" office:value-type="string">
            <text:p>CIRIL Business géographic 69603 <text:s/>: lot 2 solution web de consultation des données géographiques des métiers</text:p>
          </table:table-cell>
          <table:table-cell table:style-name="ce99"/>
          <table:table-cell table:style-name="ce148"/>
          <table:table-cell table:style-name="ce223" office:value-type="float" office:value="37200">
            <text:p>37 200,00</text:p>
          </table:table-cell>
          <table:table-cell table:style-name="ce31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0">
          <table:table-cell table:style-name="ce37" office:value-type="string">
            <text:p>SLMI - 34670</text:p>
          </table:table-cell>
          <table:table-cell table:style-name="ce100" office:value-type="string">
            <text:p>Achat d'extincteurs matériels incendie</text:p>
          </table:table-cell>
          <table:table-cell table:style-name="ce149" office:value-type="string">
            <text:p>fournitures</text:p>
          </table:table-cell>
          <table:table-cell table:style-name="ce224" office:value-type="string">
            <text:p>200 000 € HT mini - 800 000 € HT maxi</text:p>
          </table:table-cell>
          <table:table-cell table:style-name="ce319" office:value-type="date" office:date-value="2006-11-21">
            <text:p>21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2">
          <table:table-cell table:style-name="ce37" office:value-type="string">
            <text:p>EMPREINTE 31280</text:p>
          </table:table-cell>
          <table:table-cell table:style-name="ce100" office:value-type="string">
            <text:p>Enseignes municipales en lave émaillée</text:p>
          </table:table-cell>
          <table:table-cell table:style-name="ce149" office:value-type="string">
            <text:p>fournitures</text:p>
          </table:table-cell>
          <table:table-cell table:style-name="ce224" office:value-type="string">
            <text:p>160 000 € HT mini - 640 000 € HT maxi</text:p>
          </table:table-cell>
          <table:table-cell table:style-name="ce319" office:value-type="date" office:date-value="2006-04-25">
            <text:p>25/04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1">
          <table:table-cell table:style-name="ce38" office:value-type="string">
            <text:p>BOS VOYAGES - 34 070 : lot 2 territoire international</text:p>
          </table:table-cell>
          <table:table-cell table:style-name="ce96" office:value-type="string">
            <text:p>FOURNITURE DE TITRES DE TRANSPORTS NATIONAUX ET INTERNATIONAUX ET ORGANISATION DE SEJOURS <text:s text:c="2"/></text:p>
          </table:table-cell>
          <table:table-cell table:style-name="ce147" office:value-type="string">
            <text:p>fournitures</text:p>
          </table:table-cell>
          <table:table-cell table:style-name="ce225" office:value-type="string">
            <text:p>42 500 € mini - 169 000 € maxi</text:p>
          </table:table-cell>
          <table:table-cell table:style-name="ce31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8">
          <table:table-cell table:style-name="ce38" office:value-type="string">
            <text:p>Centre de Gestion - 34000 Montpellier</text:p>
          </table:table-cell>
          <table:table-cell table:style-name="ce99" office:value-type="string">
            <text:p>MEDECINE PREVENTIVE ET PROFESSIONNELLE</text:p>
          </table:table-cell>
          <table:table-cell table:style-name="ce148" office:value-type="string">
            <text:p>service</text:p>
          </table:table-cell>
          <table:table-cell table:style-name="ce225" office:value-type="string">
            <text:p>207 000,00 € HT</text:p>
          </table:table-cell>
          <table:table-cell table:style-name="ce320" office:value-type="date" office:date-value="2006-11-27">
            <text:p>27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0">
          <table:table-cell table:style-name="ce39"/>
          <table:table-cell table:style-name="ce86" office:value-type="string">
            <text:p>Ecole primaire Jules Verne construction</text:p>
          </table:table-cell>
          <table:table-cell table:style-name="ce135" office:value-type="string">
            <text:p>travaux</text:p>
          </table:table-cell>
          <table:table-cell table:style-name="ce226" office:value-type="float" office:value="188653.08">
            <text:p>188 653,08</text:p>
          </table:table-cell>
          <table:table-cell table:style-name="ce297" office:value-type="date" office:date-value="2006-01-06">
            <text:p>06/01/2006</text:p>
          </table:table-cell>
          <table:table-cell table:style-name="ce354" table:number-columns-repeated="1019"/>
        </table:table-row>
        <table:table-row table:style-name="ro14">
          <table:table-cell table:style-name="ce25" office:value-type="string">
            <text:p>LANGUEDOC CARRELEUR 34400 LUNEL - sols durs, faïences</text:p>
          </table:table-cell>
          <table:table-cell table:style-name="ce101"/>
          <table:table-cell table:style-name="ce150"/>
          <table:table-cell table:style-name="ce227" office:value-type="float" office:value="107933.24">
            <text:p>107933,24</text:p>
          </table:table-cell>
          <table:table-cell table:style-name="ce31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9">
          <table:table-cell table:style-name="ce35" office:value-type="string">
            <text:p>MULTITEC 34970 LATTES - lot 13 : chauffage</text:p>
          </table:table-cell>
          <table:table-cell table:style-name="ce102"/>
          <table:table-cell table:style-name="ce151"/>
          <table:table-cell table:style-name="ce223" office:value-type="float" office:value="80719.84">
            <text:p>80 719,84</text:p>
          </table:table-cell>
          <table:table-cell table:style-name="ce31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1">
          <table:table-cell table:style-name="ce36"/>
          <table:table-cell table:style-name="ce96" office:value-type="string">
            <text:p>Sécurisation piétonne et éclairage de la voie de circulation rue Jean-François BRETON</text:p>
          </table:table-cell>
          <table:table-cell table:style-name="ce147" office:value-type="string">
            <text:p>travaux</text:p>
          </table:table-cell>
          <table:table-cell table:style-name="ce221" office:value-type="float" office:value="191213.93">
            <text:p>191 213,93</text:p>
          </table:table-cell>
          <table:table-cell table:style-name="ce318" office:value-type="date" office:date-value="2006-11-06">
            <text:p>06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40" office:value-type="string">
            <text:p>EUROVIA 34671 BAILLARGUES - lot 1 voirie</text:p>
          </table:table-cell>
          <table:table-cell table:style-name="ce97"/>
          <table:table-cell table:style-name="ce147"/>
          <table:table-cell table:style-name="ce222" office:value-type="float" office:value="74337.6">
            <text:p>74 337,60</text:p>
          </table:table-cell>
          <table:table-cell table:style-name="ce31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38" office:value-type="string">
            <text:p>SOTRANASA 66000 PERPIGNAN - lot 2 : éclairage public</text:p>
          </table:table-cell>
          <table:table-cell table:style-name="ce103"/>
          <table:table-cell table:style-name="ce148"/>
          <table:table-cell table:style-name="ce228" office:value-type="float" office:value="116876.33">
            <text:p>116 876,33</text:p>
          </table:table-cell>
          <table:table-cell table:style-name="ce320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1">
          <table:table-cell table:style-name="ce36"/>
          <table:table-cell table:style-name="ce96" office:value-type="string">
            <text:p>Complexe sportif de grammont aménagement du parking des terrains 9, 10 et 11</text:p>
          </table:table-cell>
          <table:table-cell table:style-name="ce147" office:value-type="string">
            <text:p>travaux</text:p>
          </table:table-cell>
          <table:table-cell table:style-name="ce221" office:value-type="float" office:value="177262.4">
            <text:p>177 262,40</text:p>
          </table:table-cell>
          <table:table-cell table:style-name="ce318" office:value-type="date" office:date-value="2006-01-02">
            <text:p>02/0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">
          <table:table-cell table:style-name="ce36" office:value-type="string">
            <text:p>MULTITEC 34970 LATTES - lot 2 : éclairage des zones</text:p>
          </table:table-cell>
          <table:table-cell table:style-name="ce97"/>
          <table:table-cell table:style-name="ce147"/>
          <table:table-cell table:style-name="ce229" office:value-type="float" office:value="28822.4">
            <text:p>28 822,40</text:p>
          </table:table-cell>
          <table:table-cell table:style-name="ce31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9">
          <table:table-cell table:style-name="ce35" office:value-type="string">
            <text:p>COLAS MIDI MEDITERRANEE 34434 ST JEAN DE VEDAS - lot 1 : terrassement, revêtement</text:p>
          </table:table-cell>
          <table:table-cell table:style-name="ce102"/>
          <table:table-cell table:style-name="ce146"/>
          <table:table-cell table:style-name="ce223" office:value-type="float" office:value="148440">
            <text:p>148 440,00</text:p>
          </table:table-cell>
          <table:table-cell table:style-name="ce31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37" office:value-type="string">
            <text:p>TRAVESSET 34820 TEYRAN CEDEX - lot 2 éclairage public</text:p>
          </table:table-cell>
          <table:table-cell table:style-name="ce100" office:value-type="string">
            <text:p>Avenue de Recambale création d'un merlon paysager</text:p>
          </table:table-cell>
          <table:table-cell table:style-name="ce149" office:value-type="string">
            <text:p>travaux</text:p>
          </table:table-cell>
          <table:table-cell table:style-name="ce224" office:value-type="float" office:value="138292.05">
            <text:p>138 292,05</text:p>
          </table:table-cell>
          <table:table-cell table:style-name="ce319" office:value-type="date" office:date-value="2006-04-14">
            <text:p>14/04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5">
          <table:table-cell table:style-name="ce37" office:value-type="string">
            <text:p>SERM 34960 MONTPELLIER CEDEX 2</text:p>
          </table:table-cell>
          <table:table-cell table:style-name="ce104" office:value-type="string">
            <text:p>Mission de mandataire du maître d'ouvrage pour la réalisation en son nom et pour son compte d'une maison de retraite située dans la zac Ovalie</text:p>
          </table:table-cell>
          <table:table-cell table:style-name="ce149" office:value-type="string">
            <text:p>service</text:p>
          </table:table-cell>
          <table:table-cell table:style-name="ce230" office:value-type="float" office:value="178080">
            <text:p>178 080,00</text:p>
          </table:table-cell>
          <table:table-cell table:style-name="ce319" office:value-type="date" office:date-value="2006-11-21">
            <text:p>21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37" office:value-type="string">
            <text:p>ETS BUISSON <text:s/>30320 MARGUERITES</text:p>
          </table:table-cell>
          <table:table-cell table:style-name="ce104" office:value-type="string">
            <text:p>Cuisine centrale achat de pains cuits</text:p>
          </table:table-cell>
          <table:table-cell table:style-name="ce149" office:value-type="string">
            <text:p>fournitures</text:p>
          </table:table-cell>
          <table:table-cell table:style-name="ce230" office:value-type="string">
            <text:p>160 000 € HT </text:p>
          </table:table-cell>
          <table:table-cell table:style-name="ce319" office:value-type="date" office:date-value="2006-06-13">
            <text:p>13/06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37" office:value-type="string">
            <text:p>SERM 34960 MONTPELLIER CEDEX 2</text:p>
          </table:table-cell>
          <table:table-cell table:style-name="ce104" office:value-type="string">
            <text:p>Mandat de gestion technique future maison des syndicats</text:p>
          </table:table-cell>
          <table:table-cell table:style-name="ce149" office:value-type="string">
            <text:p>service</text:p>
          </table:table-cell>
          <table:table-cell table:style-name="ce230" office:value-type="string">
            <text:p>189000 € HT</text:p>
          </table:table-cell>
          <table:table-cell table:style-name="ce319" office:value-type="date" office:date-value="2006-05-30">
            <text:p>30/05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1">
          <table:table-cell table:style-name="ce37" office:value-type="string">
            <text:p>Groupement conjoint DUSAPIN-LECLERCQ-SAUNIER ET ASSOCIES 75020 PARIS</text:p>
          </table:table-cell>
          <table:table-cell table:style-name="ce100" office:value-type="string">
            <text:p>Etudes d'urbanisme du secteur de l'Hôtel de Ville</text:p>
          </table:table-cell>
          <table:table-cell table:style-name="ce149" office:value-type="string">
            <text:p>service</text:p>
          </table:table-cell>
          <table:table-cell table:style-name="ce230" office:value-type="string">
            <text:p>108 100 € HT</text:p>
          </table:table-cell>
          <table:table-cell table:style-name="ce319" office:value-type="date" office:date-value="2006-10-30">
            <text:p>30/10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0">
          <table:table-cell table:style-name="ce41" office:value-type="string">
            <text:p>nom de l'attributaire + code postal + ville</text:p>
          </table:table-cell>
          <table:table-cell table:style-name="ce105" office:value-type="string">
            <text:p>Objet du marché</text:p>
          </table:table-cell>
          <table:table-cell table:style-name="ce105" office:value-type="string">
            <text:p>type de marchés (fournitures ou services ou travaux)</text:p>
          </table:table-cell>
          <table:table-cell table:style-name="ce231" office:value-type="string">
            <text:p>montant du marché - tranche de <text:s/>210 000 € HT - à 999 999 € HT</text:p>
          </table:table-cell>
          <table:table-cell table:style-name="ce321" office:value-type="string">
            <text:p>Date de notification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4">
          <table:table-cell table:style-name="ce27"/>
          <table:table-cell table:style-name="ce67" office:value-type="string">
            <text:p>Rénovation d'installations thermiques des bâtiments communaux</text:p>
          </table:table-cell>
          <table:table-cell table:style-name="ce124" office:value-type="string">
            <text:p>Travaux</text:p>
          </table:table-cell>
          <table:table-cell table:style-name="ce216" table:formula="of:=[.D208]+[.D209]" office:value-type="float" office:value="243439.12">
            <text:p>243 439,12 <text:s text:c="2"/></text:p>
          </table:table-cell>
          <table:table-cell table:style-name="ce322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6">
          <table:table-cell table:style-name="ce27" office:value-type="string">
            <text:p>lot 1 - LYRON</text:p>
            <text:p>34080 - Montpellier</text:p>
          </table:table-cell>
          <table:table-cell table:style-name="ce67" office:value-type="string">
            <text:p>Rénovation chaufferies crèche Agropolis, GS Aiguelongue et F Buisson et rénovation centrale traitement d'air de la Cuisine centrale</text:p>
          </table:table-cell>
          <table:table-cell table:style-name="ce124" office:value-type="string">
            <text:p>Travaux</text:p>
          </table:table-cell>
          <table:table-cell table:style-name="ce216" office:value-type="float" office:value="156239.12">
            <text:p>156 239,12 <text:s text:c="2"/></text:p>
          </table:table-cell>
          <table:table-cell table:style-name="ce289" office:value-type="date" office:date-value="2006-06-19">
            <text:p>19/06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0">
          <table:table-cell table:style-name="ce23" office:value-type="string">
            <text:p>lot 4 - MADAULE</text:p>
            <text:p>11104 - Narbonne</text:p>
          </table:table-cell>
          <table:table-cell table:style-name="ce82" office:value-type="string">
            <text:p>Modernisation des armoires de commande et de régulation</text:p>
          </table:table-cell>
          <table:table-cell table:style-name="ce152" office:value-type="string">
            <text:p>Travaux</text:p>
          </table:table-cell>
          <table:table-cell table:style-name="ce192" office:value-type="float" office:value="87200">
            <text:p>87 200,00 <text:s text:c="2"/></text:p>
          </table:table-cell>
          <table:table-cell table:style-name="ce295" office:value-type="date" office:date-value="2006-06-09">
            <text:p>09/06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1">
          <table:table-cell table:style-name="ce29" office:value-type="string">
            <text:p>EURO SECURITE PRIVEE - 34070 MONTPELLIER</text:p>
          </table:table-cell>
          <table:table-cell table:style-name="ce88" office:value-type="string">
            <text:p>Interventin de sécurité, gardiennage et ouverture/fermeture de locaux municipaux</text:p>
          </table:table-cell>
          <table:table-cell table:style-name="ce153" office:value-type="string">
            <text:p>service</text:p>
          </table:table-cell>
          <table:table-cell table:style-name="ce198" office:value-type="string">
            <text:p>92 000 € HT mini - 368 000 € HT maxi</text:p>
          </table:table-cell>
          <table:table-cell table:style-name="ce296" office:value-type="date" office:date-value="2006-12-28">
            <text:p>28/12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1">
          <table:table-cell table:style-name="ce25"/>
          <table:table-cell table:style-name="ce86" office:value-type="string">
            <text:p>Achat de véhicules spécifiques</text:p>
          </table:table-cell>
          <table:table-cell table:style-name="ce154" office:value-type="string">
            <text:p>fourniture</text:p>
          </table:table-cell>
          <table:table-cell table:style-name="ce232" office:value-type="string">
            <text:p>225 370 € HT</text:p>
          </table:table-cell>
          <table:table-cell table:style-name="ce300" office:value-type="date" office:date-value="2006-11-21">
            <text:p>21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1">
          <table:table-cell table:style-name="ce27" office:value-type="string">
            <text:p>ABVI - 34430 : lot 1 camion BTP tribenne</text:p>
          </table:table-cell>
          <table:table-cell table:style-name="ce86"/>
          <table:table-cell table:style-name="ce154"/>
          <table:table-cell table:style-name="ce233" office:value-type="float" office:value="45980">
            <text:p>45 980,00 <text:s text:c="2"/></text:p>
          </table:table-cell>
          <table:table-cell table:style-name="ce300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1">
          <table:table-cell table:style-name="ce27" office:value-type="string">
            <text:p>STPM - 34434 : lot 2 engin multiutilisation sur pneus</text:p>
          </table:table-cell>
          <table:table-cell table:style-name="ce86"/>
          <table:table-cell table:style-name="ce154"/>
          <table:table-cell table:style-name="ce233" office:value-type="float" office:value="92500">
            <text:p>92 500,00 <text:s text:c="2"/></text:p>
          </table:table-cell>
          <table:table-cell table:style-name="ce300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1">
          <table:table-cell table:style-name="ce27" office:value-type="string">
            <text:p>OMNIMAT - 34070 : lot 3 chariot élévateur téléscopique</text:p>
          </table:table-cell>
          <table:table-cell table:style-name="ce86"/>
          <table:table-cell table:style-name="ce154"/>
          <table:table-cell table:style-name="ce233" office:value-type="float" office:value="42890">
            <text:p>42 890,00 <text:s text:c="2"/></text:p>
          </table:table-cell>
          <table:table-cell table:style-name="ce300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4">
          <table:table-cell table:style-name="ce42" office:value-type="string">
            <text:p>GLIOZZO - 34690 : lot 4 chariot élévateur téléscopique à garde au sol importante</text:p>
          </table:table-cell>
          <table:table-cell table:style-name="ce87"/>
          <table:table-cell table:style-name="ce155"/>
          <table:table-cell table:style-name="ce234" office:value-type="float" office:value="44000">
            <text:p>44 000,00 <text:s text:c="2"/></text:p>
          </table:table-cell>
          <table:table-cell table:style-name="ce302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4">
          <table:table-cell table:style-name="ce25"/>
          <table:table-cell table:style-name="ce106" office:value-type="string">
            <text:p>FOURNITURES HOTELIERES</text:p>
          </table:table-cell>
          <table:table-cell table:style-name="ce156" office:value-type="string">
            <text:p>fourniture</text:p>
          </table:table-cell>
          <table:table-cell table:style-name="ce232" office:value-type="string">
            <text:p>460 000 € HT mini - 1 840 000 € HT</text:p>
          </table:table-cell>
          <table:table-cell table:style-name="ce300" office:value-type="date" office:date-value="2006-11-21">
            <text:p>21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2">
          <table:table-cell table:style-name="ce27" office:value-type="string">
            <text:p>RESCASET - 38140 : lot barquettes gastronormes</text:p>
          </table:table-cell>
          <table:table-cell table:style-name="ce86"/>
          <table:table-cell table:style-name="ce154"/>
          <table:table-cell table:style-name="ce235" office:value-type="string">
            <text:p>60 000 € HT mini - 240 000 € HT maxi</text:p>
          </table:table-cell>
          <table:table-cell table:style-name="ce289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24" office:value-type="string">
            <text:p>PROEQUIP - 34476 : lot vaisselles dures</text:p>
          </table:table-cell>
          <table:table-cell table:style-name="ce96"/>
          <table:table-cell table:style-name="ce147"/>
          <table:table-cell table:style-name="ce236" office:value-type="string">
            <text:p>15 000 € HT mini - 60 000 € HT maxi</text:p>
          </table:table-cell>
          <table:table-cell table:style-name="ce30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3">
          <table:table-cell table:style-name="ce43" office:value-type="string">
            <text:p>FIRST LANGUEDOC - 34070 : lot vaisselles jetables</text:p>
          </table:table-cell>
          <table:table-cell table:style-name="ce107" table:number-columns-repeated="2"/>
          <table:table-cell table:style-name="ce237" office:value-type="string">
            <text:p>40 000 € HT mini - 160 000 € HT maxi</text:p>
          </table:table-cell>
          <table:table-cell table:style-name="ce323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8">
          <table:table-cell table:style-name="ce14"/>
          <table:table-cell table:style-name="ce108" office:value-type="string">
            <text:p>Achat de pièces et produits automobiles</text:p>
          </table:table-cell>
          <table:table-cell table:style-name="ce157" office:value-type="string">
            <text:p>fourniture</text:p>
          </table:table-cell>
          <table:table-cell table:style-name="ce238" office:value-type="string">
            <text:p>408 000 € HT mini - 1 632 000 € HT maxi</text:p>
          </table:table-cell>
          <table:table-cell table:style-name="ce324" office:value-type="date" office:date-value="2006-01-14">
            <text:p>14/0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3">
          <table:table-cell table:style-name="ce44" office:value-type="string">
            <text:p>AYME ET FILS - 84204 : lot 1 pneumatiques</text:p>
          </table:table-cell>
          <table:table-cell table:style-name="ce109"/>
          <table:table-cell table:style-name="ce116"/>
          <table:table-cell table:style-name="ce239" office:value-type="string">
            <text:p>60 000 € HT mini - 24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0">
          <table:table-cell table:style-name="ce9" office:value-type="string">
            <text:p>AID - 34071 : lot 2 lubrifiants</text:p>
          </table:table-cell>
          <table:table-cell table:style-name="ce109"/>
          <table:table-cell table:style-name="ce116"/>
          <table:table-cell table:style-name="ce240" office:value-type="string">
            <text:p>24 000 € HT mini - 96 000 € HT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9" office:value-type="string">
            <text:p>Point midi batterie - 30900 : lot 3 batteries de démarrage</text:p>
          </table:table-cell>
          <table:table-cell table:style-name="ce109"/>
          <table:table-cell table:style-name="ce116"/>
          <table:table-cell table:style-name="ce240" office:value-type="string">
            <text:p>8 000 € HT mini - 32 000 € HT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8">
          <table:table-cell table:style-name="ce9" office:value-type="string">
            <text:p>DUBOIS Entreprise 34000 : lot 4 pièces d'entretien mécanique </text:p>
          </table:table-cell>
          <table:table-cell table:style-name="ce109"/>
          <table:table-cell table:style-name="ce116"/>
          <table:table-cell table:style-name="ce240" office:value-type="string">
            <text:p>40 000 € HT mini - 16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2">
          <table:table-cell table:style-name="ce9" office:value-type="string">
            <text:p>FIA Littoral autodistribution - <text:s/>34070 : lot 5 pièces d'usure</text:p>
          </table:table-cell>
          <table:table-cell table:style-name="ce109"/>
          <table:table-cell table:style-name="ce116"/>
          <table:table-cell table:style-name="ce240" office:value-type="string">
            <text:p>40 000 € HT mini - 16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6">
          <table:table-cell table:style-name="ce9" office:value-type="string">
            <text:p>DECO ADER - 34430 : lot 6 sérigraphies</text:p>
          </table:table-cell>
          <table:table-cell table:style-name="ce109"/>
          <table:table-cell table:style-name="ce116"/>
          <table:table-cell table:style-name="ce240" office:value-type="string">
            <text:p>20 000 € HT mini - 8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2">
          <table:table-cell table:style-name="ce9" office:value-type="string">
            <text:p>GL DIFFUSION - 34130 : lot 7 signalisation lumineuse</text:p>
          </table:table-cell>
          <table:table-cell table:style-name="ce109"/>
          <table:table-cell table:style-name="ce116"/>
          <table:table-cell table:style-name="ce240" office:value-type="string">
            <text:p>20 000 € HT mini - 8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9">
          <table:table-cell table:style-name="ce9" office:value-type="string">
            <text:p>RENAULT RFA 34076 MONTPELLIER - lot 9 : pièces d'origine renault</text:p>
          </table:table-cell>
          <table:table-cell table:style-name="ce109"/>
          <table:table-cell table:style-name="ce116"/>
          <table:table-cell table:style-name="ce240" office:value-type="string">
            <text:p>60 000 € HT mini - 24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9">
          <table:table-cell table:style-name="ce9" office:value-type="string">
            <text:p>CITROEN MONTPELLIER 34078 lot 10 : pièces d'origine citroen</text:p>
          </table:table-cell>
          <table:table-cell table:style-name="ce109"/>
          <table:table-cell table:style-name="ce116"/>
          <table:table-cell table:style-name="ce240" office:value-type="string">
            <text:p>20 000 € HT mini - 8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9">
          <table:table-cell table:style-name="ce9" office:value-type="string">
            <text:p>MONTPELLIER POIDS LOURDS 34434 lot 12 : pièces d'origine renault PL</text:p>
          </table:table-cell>
          <table:table-cell table:style-name="ce109"/>
          <table:table-cell table:style-name="ce116"/>
          <table:table-cell table:style-name="ce240" office:value-type="string">
            <text:p>20 000 € HT mini - 8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9">
          <table:table-cell table:style-name="ce43" office:value-type="string">
            <text:p>CYCLO SERVICES 34000 MONTPELLIER - lot 15 : pièces d'origine peugeot 2 roues </text:p>
          </table:table-cell>
          <table:table-cell table:style-name="ce107"/>
          <table:table-cell table:style-name="ce117"/>
          <table:table-cell table:style-name="ce241" office:value-type="string">
            <text:p>20 000 € HT mini - 80 000 € HT maxi</text:p>
          </table:table-cell>
          <table:table-cell table:style-name="ce326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4">
          <table:table-cell table:style-name="ce45"/>
          <table:table-cell table:style-name="ce109" office:value-type="string">
            <text:p>Achat de fournitures papeterie-articles de bureau et consommables</text:p>
          </table:table-cell>
          <table:table-cell table:style-name="ce116" office:value-type="string">
            <text:p>fourniture</text:p>
          </table:table-cell>
          <table:table-cell table:style-name="ce242" office:value-type="string">
            <text:p>340 000 € HT - 1 360 000 € HT</text:p>
          </table:table-cell>
          <table:table-cell table:style-name="ce327" office:value-type="date" office:date-value="2006-01-14">
            <text:p>14/0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">
          <table:table-cell table:style-name="ce9" office:value-type="string">
            <text:p>DACTYL BURO - 34170 : lot articles milésimés articles de classement</text:p>
          </table:table-cell>
          <table:table-cell table:style-name="ce109"/>
          <table:table-cell table:style-name="ce116"/>
          <table:table-cell table:style-name="ce240" office:value-type="string">
            <text:p>80 000 € HT mini - 32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1">
          <table:table-cell table:style-name="ce9" office:value-type="string">
            <text:p>DACTYL BURO - 34170 : lot collage, écriture, petit matériel de dessin</text:p>
          </table:table-cell>
          <table:table-cell table:style-name="ce109"/>
          <table:table-cell table:style-name="ce116"/>
          <table:table-cell table:style-name="ce240" office:value-type="string">
            <text:p>80 000 € HT mini - 32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6">
          <table:table-cell table:style-name="ce9" office:value-type="string">
            <text:p>DACTYL BURO - 34170 : lot cassettes bureautique, cartouches et toners imprimantes toutes marques petites fournitures informatiques</text:p>
          </table:table-cell>
          <table:table-cell table:style-name="ce109"/>
          <table:table-cell table:style-name="ce116"/>
          <table:table-cell table:style-name="ce240" office:value-type="string">
            <text:p>140 000 € HT mini - 56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2">
          <table:table-cell table:style-name="ce43" office:value-type="string">
            <text:p>APF - 34000 : lot toners imprimantes compatibles laser Lexmark lot réservés aux ateliers protégés (art. 54 du CMP)</text:p>
          </table:table-cell>
          <table:table-cell table:style-name="ce107"/>
          <table:table-cell table:style-name="ce117"/>
          <table:table-cell table:style-name="ce237" office:value-type="string">
            <text:p>40 000 € HT mini - 160 000 € HT maxi</text:p>
          </table:table-cell>
          <table:table-cell table:style-name="ce329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6">
          <table:table-cell table:style-name="ce45"/>
          <table:table-cell table:style-name="ce109" office:value-type="string">
            <text:p>Achat de produits horticoles</text:p>
          </table:table-cell>
          <table:table-cell table:style-name="ce116" office:value-type="string">
            <text:p>fourniture</text:p>
          </table:table-cell>
          <table:table-cell table:style-name="ce242" office:value-type="string">
            <text:p><text:s text:c="4"/></text:p>
          </table:table-cell>
          <table:table-cell table:style-name="ce327" office:value-type="date" office:date-value="2006-02-23">
            <text:p>23/02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6">
          <table:table-cell table:style-name="ce9" office:value-type="string">
            <text:p>PHYTAGRI - 34660 : lot : amendements</text:p>
          </table:table-cell>
          <table:table-cell table:style-name="ce109"/>
          <table:table-cell table:style-name="ce116"/>
          <table:table-cell table:style-name="ce240" office:value-type="string">
            <text:p>80 000 € HT mini - 32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5">
          <table:table-cell table:style-name="ce9" office:value-type="string">
            <text:p>CEBECO MDG - 77410 : lot semences de gazon</text:p>
          </table:table-cell>
          <table:table-cell table:style-name="ce109"/>
          <table:table-cell table:style-name="ce116"/>
          <table:table-cell table:style-name="ce240" office:value-type="string">
            <text:p>40 000 € HT mini - 160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7">
          <table:table-cell table:style-name="ce9" office:value-type="string">
            <text:p>TOUCHAT - 34131 : lot engrais et produits phytosanitaires</text:p>
          </table:table-cell>
          <table:table-cell table:style-name="ce109"/>
          <table:table-cell table:style-name="ce116"/>
          <table:table-cell table:style-name="ce240" office:value-type="string">
            <text:p>80 000 € HT mini - 32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0">
          <table:table-cell table:style-name="ce43" office:value-type="string">
            <text:p>TOUCHAT - 34131 : lot fournitures diverses</text:p>
          </table:table-cell>
          <table:table-cell table:style-name="ce107"/>
          <table:table-cell table:style-name="ce117"/>
          <table:table-cell table:style-name="ce243" office:value-type="string">
            <text:p>80 000 € HT mini - 320 000 € HT</text:p>
          </table:table-cell>
          <table:table-cell table:style-name="ce329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1">
          <table:table-cell table:style-name="ce45"/>
          <table:table-cell table:style-name="ce109" office:value-type="string">
            <text:p>Achat de matériaux, matériels et produits pour la construction, le bâtiment et la voirie</text:p>
          </table:table-cell>
          <table:table-cell table:style-name="ce116" office:value-type="string">
            <text:p>fourniture</text:p>
          </table:table-cell>
          <table:table-cell table:style-name="ce238" office:value-type="string">
            <text:p>580 000 € HT mini <text:s/>- 2 320 000 € HT maxi</text:p>
          </table:table-cell>
          <table:table-cell table:style-name="ce327" office:value-type="date" office:date-value="2006-02-23">
            <text:p>23/02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7">
          <table:table-cell table:style-name="ce9" office:value-type="string">
            <text:p>POINT P La Méridionale - 34072 : lot matériaux, matériels et produits de construction/rénovation</text:p>
          </table:table-cell>
          <table:table-cell table:style-name="ce109"/>
          <table:table-cell table:style-name="ce116"/>
          <table:table-cell table:style-name="ce240" office:value-type="string">
            <text:p>40 000 € HT mini - 160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8">
          <table:table-cell table:style-name="ce9" office:value-type="string">
            <text:p>THEROND SA - 30900 : lot produits, matériels et fournitures de décoration</text:p>
          </table:table-cell>
          <table:table-cell table:style-name="ce109"/>
          <table:table-cell table:style-name="ce116"/>
          <table:table-cell table:style-name="ce240" office:value-type="string">
            <text:p>80 000 € HT mini - 32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2">
          <table:table-cell table:style-name="ce9" office:value-type="string">
            <text:p>ARNAUD BOIS - 34070 : lot bois et dérivés</text:p>
          </table:table-cell>
          <table:table-cell table:style-name="ce109"/>
          <table:table-cell table:style-name="ce116"/>
          <table:table-cell table:style-name="ce240" office:value-type="string">
            <text:p>120 000 € HT - 48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2">
          <table:table-cell table:style-name="ce9" office:value-type="string">
            <text:p>CHABAUD STE - 34748 : lot peinture et dérivés</text:p>
          </table:table-cell>
          <table:table-cell table:style-name="ce109"/>
          <table:table-cell table:style-name="ce116"/>
          <table:table-cell table:style-name="ce240" office:value-type="string">
            <text:p>60 000 € HT mini - 240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5">
          <table:table-cell table:style-name="ce9" office:value-type="string">
            <text:p>CASTRIES MATERIAUX - 34160 : lot agrégats divers</text:p>
          </table:table-cell>
          <table:table-cell table:style-name="ce109"/>
          <table:table-cell table:style-name="ce116"/>
          <table:table-cell table:style-name="ce240" office:value-type="string">
            <text:p>40 000 € HT mini - 160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0">
          <table:table-cell table:style-name="ce9" office:value-type="string">
            <text:p>COLAS - 34434 : lot enrobés bitumeux à froid</text:p>
          </table:table-cell>
          <table:table-cell table:style-name="ce109"/>
          <table:table-cell table:style-name="ce116"/>
          <table:table-cell table:style-name="ce240" office:value-type="string">
            <text:p>40 000 € HT mini - 160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4">
          <table:table-cell table:style-name="ce9" office:value-type="string">
            <text:p>QUADRIMEX - 84200 : lot sel de déneigement</text:p>
          </table:table-cell>
          <table:table-cell table:style-name="ce109"/>
          <table:table-cell table:style-name="ce116"/>
          <table:table-cell table:style-name="ce240" office:value-type="string">
            <text:p>80 000 € HT mini - 32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9">
          <table:table-cell table:style-name="ce43" office:value-type="string">
            <text:p>PROSIGN - 34873 : lot peintures routières</text:p>
          </table:table-cell>
          <table:table-cell table:style-name="ce107"/>
          <table:table-cell table:style-name="ce117"/>
          <table:table-cell table:style-name="ce237" office:value-type="string">
            <text:p>20 000 € HT mini - 80 000 € HT maxi</text:p>
          </table:table-cell>
          <table:table-cell table:style-name="ce329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4">
          <table:table-cell table:style-name="ce45"/>
          <table:table-cell table:style-name="ce109" office:value-type="string">
            <text:p>Achat de droguerie</text:p>
          </table:table-cell>
          <table:table-cell table:style-name="ce116" office:value-type="string">
            <text:p>fourniture</text:p>
          </table:table-cell>
          <table:table-cell table:style-name="ce242" office:value-type="string">
            <text:p>408 000 € HT mini - 1 632 000 € HT maxi</text:p>
          </table:table-cell>
          <table:table-cell table:style-name="ce327" office:value-type="date" office:date-value="2006-10-16">
            <text:p>16/10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2">
          <table:table-cell table:style-name="ce9" office:value-type="string">
            <text:p>COLDIS - 84310 : lot produits chimiques</text:p>
          </table:table-cell>
          <table:table-cell table:style-name="ce109"/>
          <table:table-cell table:style-name="ce116"/>
          <table:table-cell table:style-name="ce240" office:value-type="string">
            <text:p>12 000 € HT - 48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6">
          <table:table-cell table:style-name="ce9" office:value-type="string">
            <text:p>HPC - 34470 : lot désinfectants dégraissants lessives</text:p>
          </table:table-cell>
          <table:table-cell table:style-name="ce109"/>
          <table:table-cell table:style-name="ce116"/>
          <table:table-cell table:style-name="ce240" office:value-type="string">
            <text:p>80 000 € HT mini - 32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7">
          <table:table-cell table:style-name="ce9" office:value-type="string">
            <text:p>COLDIS - 84310 : lot aérosols savons désinfectants</text:p>
          </table:table-cell>
          <table:table-cell table:style-name="ce109"/>
          <table:table-cell table:style-name="ce116"/>
          <table:table-cell table:style-name="ce240" office:value-type="string">
            <text:p>92 000 € HT mini - 368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2">
          <table:table-cell table:style-name="ce9" office:value-type="string">
            <text:p>THOMAS - 34830 : lot sacs plastiques</text:p>
          </table:table-cell>
          <table:table-cell table:style-name="ce109"/>
          <table:table-cell table:style-name="ce116"/>
          <table:table-cell table:style-name="ce240" office:value-type="string">
            <text:p>48 000 € HT mini - 192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2">
          <table:table-cell table:style-name="ce9" office:value-type="string">
            <text:p>COLDIS - 84310 : lot accessoires ménagers essuyage</text:p>
          </table:table-cell>
          <table:table-cell table:style-name="ce109"/>
          <table:table-cell table:style-name="ce116"/>
          <table:table-cell table:style-name="ce240" office:value-type="string">
            <text:p>96 000 € HT mini -- 384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2">
          <table:table-cell table:style-name="ce43" office:value-type="string">
            <text:p>IGUAL - 34750 : lot papier</text:p>
          </table:table-cell>
          <table:table-cell table:style-name="ce109"/>
          <table:table-cell table:style-name="ce116"/>
          <table:table-cell table:style-name="ce243" office:value-type="string">
            <text:p>56 000 € HT mini - 224 000 € HT</text:p>
          </table:table-cell>
          <table:table-cell table:style-name="ce330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8">
          <table:table-cell table:style-name="ce46" office:value-type="string">
            <text:p>SEPRA Aménagements des espaces publics 42720 LA BENISSON DIEU - lot 7 : sachets de propreté canine</text:p>
          </table:table-cell>
          <table:table-cell table:style-name="ce93" table:number-columns-repeated="2"/>
          <table:table-cell table:style-name="ce207" office:value-type="string">
            <text:p>24 000 € HT mini - 96 000 € HT</text:p>
          </table:table-cell>
          <table:table-cell table:style-name="ce329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6">
          <table:table-cell table:style-name="ce45"/>
          <table:table-cell table:style-name="ce109" office:value-type="string">
            <text:p>Véhicules</text:p>
          </table:table-cell>
          <table:table-cell table:style-name="ce116" office:value-type="string">
            <text:p>fourniture</text:p>
          </table:table-cell>
          <table:table-cell table:style-name="ce244" office:value-type="float" office:value="38985">
            <text:p>38 985,00 <text:s text:c="2"/>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3">
          <table:table-cell table:style-name="ce9" office:value-type="string">
            <text:p>RENAULT - 34010 lot petites citadines</text:p>
          </table:table-cell>
          <table:table-cell table:style-name="ce109"/>
          <table:table-cell table:style-name="ce116"/>
          <table:table-cell table:style-name="ce240"/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3">
          <table:table-cell table:style-name="ce9" office:value-type="string">
            <text:p>RENAULT - 34010 lot berlines</text:p>
          </table:table-cell>
          <table:table-cell table:style-name="ce109"/>
          <table:table-cell table:style-name="ce116"/>
          <table:table-cell table:style-name="ce240"/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8">
          <table:table-cell table:style-name="ce9" office:value-type="string">
            <text:p>GGH - 34007 : lot petits utilitaires</text:p>
          </table:table-cell>
          <table:table-cell table:style-name="ce109"/>
          <table:table-cell table:style-name="ce116"/>
          <table:table-cell table:style-name="ce240"/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7">
          <table:table-cell table:style-name="ce43" office:value-type="string">
            <text:p>RENAULT - 34010 : lot fourgons</text:p>
          </table:table-cell>
          <table:table-cell table:style-name="ce107"/>
          <table:table-cell table:style-name="ce117"/>
          <table:table-cell table:style-name="ce237"/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3">
          <table:table-cell table:style-name="ce45"/>
          <table:table-cell table:style-name="ce109" office:value-type="string">
            <text:p>Achat de petits matériels électriques et connectiques informatiques</text:p>
          </table:table-cell>
          <table:table-cell table:style-name="ce116" office:value-type="string">
            <text:p>fourniture</text:p>
          </table:table-cell>
          <table:table-cell table:style-name="ce242" office:value-type="string">
            <text:p>280 000 € HT mini - 1 120 000 € HT maxi</text:p>
          </table:table-cell>
          <table:table-cell table:style-name="ce327" office:value-type="date" office:date-value="2006-11-22">
            <text:p>22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3">
          <table:table-cell table:style-name="ce9" office:value-type="string">
            <text:p>SRP SUD EST - 34073 : lot 1 colliers, coupe-circuit, disjoncteurs et appareils de mesure</text:p>
          </table:table-cell>
          <table:table-cell table:style-name="ce109"/>
          <table:table-cell table:style-name="ce116"/>
          <table:table-cell table:style-name="ce240" office:value-type="string">
            <text:p>120 000 € HT - 48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">
          <table:table-cell table:style-name="ce9" office:value-type="string">
            <text:p>SRP SUD EST - 34073 : lot 2 câbles, accessoires et connectiques informatiques</text:p>
          </table:table-cell>
          <table:table-cell table:style-name="ce109"/>
          <table:table-cell table:style-name="ce116"/>
          <table:table-cell table:style-name="ce240" office:value-type="string">
            <text:p>100 000 € HT - 400 000 € HT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3">
          <table:table-cell table:style-name="ce43" office:value-type="string">
            <text:p>VDI - 38120 : lot 3 pîles et batteries</text:p>
          </table:table-cell>
          <table:table-cell table:style-name="ce107"/>
          <table:table-cell table:style-name="ce117"/>
          <table:table-cell table:style-name="ce237" office:value-type="string">
            <text:p>60 000 € HT mini - 240 000 € HT maxi</text:p>
          </table:table-cell>
          <table:table-cell table:style-name="ce329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6">
          <table:table-cell table:style-name="ce47"/>
          <table:table-cell table:style-name="ce109" office:value-type="string">
            <text:p>Mobilier scolaire</text:p>
          </table:table-cell>
          <table:table-cell table:style-name="ce116" office:value-type="string">
            <text:p>fourniture</text:p>
          </table:table-cell>
          <table:table-cell table:style-name="ce242" office:value-type="string">
            <text:p>540 000 € HT mini - 2 160 000 € HT maxi</text:p>
          </table:table-cell>
          <table:table-cell table:style-name="ce327" office:value-type="date" office:date-value="2006-11-21">
            <text:p>21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9">
          <table:table-cell table:style-name="ce44" office:value-type="string">
            <text:p>DELAGRAVE - 75240 : lot mobilier primaire</text:p>
          </table:table-cell>
          <table:table-cell table:style-name="ce109"/>
          <table:table-cell table:style-name="ce158"/>
          <table:table-cell table:style-name="ce240" office:value-type="string">
            <text:p>200 000 € HT mini - 800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2">
          <table:table-cell table:style-name="ce9" office:value-type="string">
            <text:p>DELAGRAVE - 75240 : lot mobilier maternelle</text:p>
          </table:table-cell>
          <table:table-cell table:style-name="ce109"/>
          <table:table-cell table:style-name="ce116"/>
          <table:table-cell table:style-name="ce240" office:value-type="string">
            <text:p>200 000 € HT mini - 800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">
          <table:table-cell table:style-name="ce9" office:value-type="string">
            <text:p>POLYVISION - 59154 : lot tableau</text:p>
          </table:table-cell>
          <table:table-cell table:style-name="ce109"/>
          <table:table-cell table:style-name="ce116"/>
          <table:table-cell table:style-name="ce240" office:value-type="string">
            <text:p>60 000 € HT mini - 240 000 € HT maxi</text:p>
          </table:table-cell>
          <table:table-cell table:style-name="ce32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4">
          <table:table-cell table:style-name="ce43" office:value-type="string">
            <text:p>DELAGRAVE - 75240 : lot mobilier de restauration</text:p>
          </table:table-cell>
          <table:table-cell table:style-name="ce107"/>
          <table:table-cell table:style-name="ce117"/>
          <table:table-cell table:style-name="ce237" office:value-type="string">
            <text:p>80 000 € HT mini - 320 000 € HT</text:p>
          </table:table-cell>
          <table:table-cell table:style-name="ce329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9">
          <table:table-cell table:style-name="ce48" office:value-type="string">
            <text:p>BLACHERE / AMEC SPIE / ALLEZ</text:p>
          </table:table-cell>
          <table:table-cell table:style-name="ce110" office:value-type="string">
            <text:p>Illuminations des fêtes de fin d'année fourniture, pose, entretien dépose des décors lumineux</text:p>
          </table:table-cell>
          <table:table-cell table:style-name="ce159" office:value-type="string">
            <text:p>Travaux</text:p>
          </table:table-cell>
          <table:table-cell table:style-name="ce245" office:value-type="string">
            <text:p>372 847,19 € HT</text:p>
          </table:table-cell>
          <table:table-cell table:style-name="ce331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1">
          <table:table-cell table:style-name="ce45"/>
          <table:table-cell table:style-name="ce109" office:value-type="string">
            <text:p>Ecoles Victor Hugo/Louis Figuier extension de l'école et réaménagement intérieurs</text:p>
          </table:table-cell>
          <table:table-cell table:style-name="ce116" office:value-type="string">
            <text:p>Travaux</text:p>
          </table:table-cell>
          <table:table-cell table:style-name="ce246" office:value-type="string">
            <text:p>232 658,65 € HT</text:p>
          </table:table-cell>
          <table:table-cell table:style-name="ce327" office:value-type="date" office:date-value="2006-05-22">
            <text:p>22/05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6">
          <table:table-cell table:style-name="ce9" office:value-type="string">
            <text:p>MAS HENRY 34070 Montpellier - lot 4 : menuiseries intérieures en bois</text:p>
          </table:table-cell>
          <table:table-cell table:style-name="ce109"/>
          <table:table-cell table:style-name="ce116"/>
          <table:table-cell table:style-name="ce240" office:value-type="float" office:value="24432">
            <text:p>24 432,00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">
          <table:table-cell table:style-name="ce9" office:value-type="string">
            <text:p>TOLEDO 34690 FABREGUES - lot 8 : peinture / revêtement de sol</text:p>
          </table:table-cell>
          <table:table-cell table:style-name="ce109"/>
          <table:table-cell table:style-name="ce116"/>
          <table:table-cell table:style-name="ce240" office:value-type="float" office:value="26444.09">
            <text:p>26 444,09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6">
          <table:table-cell table:style-name="ce9" office:value-type="string">
            <text:p>OLIVIER REALISATIONS 34170 CASTELNAU LE LEZ - lot 3 : menuiseries extérieures en alu et serrurerie</text:p>
          </table:table-cell>
          <table:table-cell table:style-name="ce109"/>
          <table:table-cell table:style-name="ce116"/>
          <table:table-cell table:style-name="ce240" office:value-type="float" office:value="32705">
            <text:p>32 705,00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9">
          <table:table-cell table:style-name="ce9" office:value-type="string">
            <text:p>CORTINA 34080 Montpellier - cloisons / doublages / faux-plafonds / isolation</text:p>
          </table:table-cell>
          <table:table-cell table:style-name="ce109"/>
          <table:table-cell table:style-name="ce116"/>
          <table:table-cell table:style-name="ce240" office:value-type="float" office:value="33096">
            <text:p>33 096,00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7">
          <table:table-cell table:style-name="ce9" office:value-type="string">
            <text:p>AMEC SPIE SUD OUEST - 34435 SAINT JEAN DE VEDAS : lot 7 électricité courants faibles</text:p>
          </table:table-cell>
          <table:table-cell table:style-name="ce109"/>
          <table:table-cell table:style-name="ce116"/>
          <table:table-cell table:style-name="ce240" office:value-type="float" office:value="33923.5">
            <text:p>33 923,50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1">
          <table:table-cell table:style-name="ce9" office:value-type="string">
            <text:p>CHICHE 34070 Montpellier - lot 6 : plomberie sanitaire / vmc chauffage</text:p>
          </table:table-cell>
          <table:table-cell table:style-name="ce109"/>
          <table:table-cell table:style-name="ce116"/>
          <table:table-cell table:style-name="ce240" office:value-type="float" office:value="49787.06">
            <text:p>49 787,06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1">
          <table:table-cell table:style-name="ce43" office:value-type="string">
            <text:p>AZUARA 34690 FABREGUES - lot 1 démolitions / gros œuvre / couverture</text:p>
          </table:table-cell>
          <table:table-cell table:style-name="ce107"/>
          <table:table-cell table:style-name="ce117"/>
          <table:table-cell table:style-name="ce237" office:value-type="float" office:value="98072">
            <text:p>98 072,00 <text:s text:c="2"/></text:p>
          </table:table-cell>
          <table:table-cell table:style-name="ce332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1">
          <table:table-cell table:style-name="ce44"/>
          <table:table-cell table:style-name="ce109" office:value-type="string">
            <text:p>Extension de l'école maternelle James Joyce</text:p>
          </table:table-cell>
          <table:table-cell table:style-name="ce116" office:value-type="string">
            <text:p>Travaux</text:p>
          </table:table-cell>
          <table:table-cell table:style-name="ce247" office:value-type="float" office:value="215325.88">
            <text:p>215 325,88 <text:s text:c="2"/></text:p>
          </table:table-cell>
          <table:table-cell table:style-name="ce327" office:value-type="date" office:date-value="2006-07-29">
            <text:p>29/07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1">
          <table:table-cell table:style-name="ce9" office:value-type="string">
            <text:p>SAS J'ALUMINE 30540 MILHAUD - lot 4 : menuiseries extérieures, fermetures</text:p>
          </table:table-cell>
          <table:table-cell table:style-name="ce109"/>
          <table:table-cell table:style-name="ce116"/>
          <table:table-cell table:style-name="ce240" office:value-type="float" office:value="35877">
            <text:p>35 877,00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">
          <table:table-cell table:style-name="ce43" office:value-type="string">
            <text:p>ATELIER L'HOMME ET LA PIERRE - lot 1 : gros œuvre pierre</text:p>
          </table:table-cell>
          <table:table-cell table:style-name="ce107"/>
          <table:table-cell table:style-name="ce117"/>
          <table:table-cell table:style-name="ce237" office:value-type="float" office:value="179448.88">
            <text:p>179 448,88 <text:s text:c="2"/></text:p>
          </table:table-cell>
          <table:table-cell table:style-name="ce332" office:value-type="date" office:date-value="2006-08-07">
            <text:p>07/08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9">
          <table:table-cell table:style-name="ce45"/>
          <table:table-cell table:style-name="ce109" office:value-type="string">
            <text:p>Aménagement d'un carrefour giratoire Avenue du Professeur E. Jeanbrau / Route de Mende</text:p>
          </table:table-cell>
          <table:table-cell table:style-name="ce116" office:value-type="string">
            <text:p>Travaux</text:p>
          </table:table-cell>
          <table:table-cell table:style-name="ce242" office:value-type="float" office:value="395987.42">
            <text:p>395 987,42 <text:s text:c="2"/></text:p>
          </table:table-cell>
          <table:table-cell table:style-name="ce327" office:value-type="date" office:date-value="2006-11-06">
            <text:p>06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8">
          <table:table-cell table:style-name="ce45" office:value-type="string">
            <text:p>AMEC SPIE SUD OUEST - 34435 SAINT JEAN DE VEDAS : lot 2 éclairage public</text:p>
          </table:table-cell>
          <table:table-cell table:style-name="ce109"/>
          <table:table-cell table:style-name="ce116"/>
          <table:table-cell table:style-name="ce240" office:value-type="float" office:value="69779.72">
            <text:p>69 779,72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5">
          <table:table-cell table:style-name="ce43" office:value-type="string">
            <text:p>CREGUT 34000 Montpellier - lot 1 : voirie</text:p>
          </table:table-cell>
          <table:table-cell table:style-name="ce107"/>
          <table:table-cell table:style-name="ce117"/>
          <table:table-cell table:style-name="ce237" office:value-type="float" office:value="326207.7">
            <text:p>326 207,70 <text:s text:c="2"/></text:p>
          </table:table-cell>
          <table:table-cell table:style-name="ce333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49"/>
          <table:table-cell table:style-name="ce96" office:value-type="string">
            <text:p>Réaménagement de la chapelle st Charles en une Maison des Chœurs</text:p>
          </table:table-cell>
          <table:table-cell table:style-name="ce147" office:value-type="string">
            <text:p>travaux</text:p>
          </table:table-cell>
          <table:table-cell table:style-name="ce248" office:value-type="float" office:value="226145.65">
            <text:p>226 145,65 <text:s text:c="2"/></text:p>
          </table:table-cell>
          <table:table-cell table:style-name="ce318" office:value-type="date" office:date-value="2006-01-25">
            <text:p>25/0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36" office:value-type="string">
            <text:p>DUCROS SN 34090 Montpellier - lot 6 : serrurerie</text:p>
          </table:table-cell>
          <table:table-cell table:style-name="ce96"/>
          <table:table-cell table:style-name="ce147"/>
          <table:table-cell table:style-name="ce249" office:value-type="float" office:value="40850">
            <text:p>40 850,00 <text:s text:c="2"/></text:p>
          </table:table-cell>
          <table:table-cell table:style-name="ce31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24" office:value-type="string">
            <text:p>SOMODEP 34920 LE CRES - lot 10 : électricité</text:p>
          </table:table-cell>
          <table:table-cell table:style-name="ce97"/>
          <table:table-cell table:style-name="ce147"/>
          <table:table-cell table:style-name="ce250" office:value-type="float" office:value="62449.33">
            <text:p>62 449,33 <text:s text:c="2"/></text:p>
          </table:table-cell>
          <table:table-cell table:style-name="ce318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5">
          <table:table-cell table:style-name="ce38" office:value-type="string">
            <text:p>STAFF DECOR 34880 LAVERUNE - lot 5 : </text:p>
          </table:table-cell>
          <table:table-cell table:style-name="ce103"/>
          <table:table-cell table:style-name="ce148"/>
          <table:table-cell table:style-name="ce251" office:value-type="float" office:value="122846.32">
            <text:p>122 846,32 <text:s text:c="2"/></text:p>
          </table:table-cell>
          <table:table-cell table:style-name="ce320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5">
          <table:table-cell table:style-name="ce45"/>
          <table:table-cell table:style-name="ce109" office:value-type="string">
            <text:p>Avenue D'El Alamein </text:p>
          </table:table-cell>
          <table:table-cell table:style-name="ce116" office:value-type="string">
            <text:p>Travaux</text:p>
          </table:table-cell>
          <table:table-cell table:style-name="ce244" office:value-type="float" office:value="621253.84">
            <text:p>621 253,84 <text:s text:c="2"/></text:p>
          </table:table-cell>
          <table:table-cell table:style-name="ce327" office:value-type="date" office:date-value="2006-06-23">
            <text:p>23/06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5">
          <table:table-cell table:style-name="ce9" office:value-type="string">
            <text:p>UPEE7 - 34130 SAINT AUNES - lot 3 : espaces verts</text:p>
          </table:table-cell>
          <table:table-cell table:style-name="ce109"/>
          <table:table-cell table:style-name="ce116"/>
          <table:table-cell table:style-name="ce240" office:value-type="float" office:value="98760">
            <text:p>98 760,00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4">
          <table:table-cell table:style-name="ce9" office:value-type="string">
            <text:p>AMEC SPIE SUD OUEST 34435 ST JEAN DE VEDAS - lot 2 : éclairage public</text:p>
          </table:table-cell>
          <table:table-cell table:style-name="ce109"/>
          <table:table-cell table:style-name="ce116"/>
          <table:table-cell table:style-name="ce240" office:value-type="float" office:value="222529.08">
            <text:p>222 529,08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5">
          <table:table-cell table:style-name="ce45" office:value-type="string">
            <text:p>CREGUT 34000 Montpellier - lot 1 : voirie</text:p>
          </table:table-cell>
          <table:table-cell table:style-name="ce107"/>
          <table:table-cell table:style-name="ce117"/>
          <table:table-cell table:style-name="ce252" office:value-type="float" office:value="299964.75">
            <text:p>299 964,75 <text:s text:c="2"/></text:p>
          </table:table-cell>
          <table:table-cell table:style-name="ce332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5">
          <table:table-cell table:style-name="ce47"/>
          <table:table-cell table:style-name="ce109" office:value-type="string">
            <text:p>Rue de l'Université - réaménagement</text:p>
          </table:table-cell>
          <table:table-cell table:style-name="ce116" office:value-type="string">
            <text:p>Travaux</text:p>
          </table:table-cell>
          <table:table-cell table:style-name="ce253" office:value-type="float" office:value="917376.67">
            <text:p>917 376,67 <text:s text:c="2"/></text:p>
          </table:table-cell>
          <table:table-cell table:style-name="ce327" office:value-type="date" office:date-value="2006-06-20">
            <text:p>20/06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5">
          <table:table-cell table:style-name="ce45" office:value-type="string">
            <text:p>TRAVESSET 34820 TEYRAN CEDEX - lot 2 : éclairage public</text:p>
          </table:table-cell>
          <table:table-cell table:style-name="ce109"/>
          <table:table-cell table:style-name="ce116"/>
          <table:table-cell table:style-name="ce243" office:value-type="float" office:value="234703.43">
            <text:p>234 703,43 <text:s text:c="2"/>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9">
          <table:table-cell table:style-name="ce43" office:value-type="string">
            <text:p>EUROVIA 34671 BAILLARGUES CEDEX 1 - lot 1 voirie - assainissement</text:p>
          </table:table-cell>
          <table:table-cell table:style-name="ce107"/>
          <table:table-cell table:style-name="ce117"/>
          <table:table-cell table:style-name="ce237" office:value-type="float" office:value="682673.24">
            <text:p>682 673,24 <text:s text:c="2"/></text:p>
          </table:table-cell>
          <table:table-cell table:style-name="ce332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6">
          <table:table-cell table:style-name="ce48" office:value-type="string">
            <text:p>LANGUEDOC ROUSSILLON SIGNALISATION - 34671 BAILLARGUES CEDEX </text:p>
          </table:table-cell>
          <table:table-cell table:style-name="ce110" office:value-type="string">
            <text:p>Fourniture, pose de panneaux de police, plaques de rues et signalisation verticale</text:p>
          </table:table-cell>
          <table:table-cell table:style-name="ce159" office:value-type="string">
            <text:p>Travaux</text:p>
          </table:table-cell>
          <table:table-cell table:style-name="ce254" office:value-type="float" office:value="360000">
            <text:p>360 000,00 <text:s text:c="2"/></text:p>
          </table:table-cell>
          <table:table-cell table:style-name="ce331" office:value-type="date" office:date-value="2006-09-29">
            <text:p>29/09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6">
          <table:table-cell table:style-name="ce50"/>
          <table:table-cell table:style-name="ce111" office:value-type="string">
            <text:p>Achat de lampes</text:p>
          </table:table-cell>
          <table:table-cell table:style-name="ce160" office:value-type="string">
            <text:p>fourniture</text:p>
          </table:table-cell>
          <table:table-cell table:style-name="ce238" office:value-type="string">
            <text:p>240 000 € HT mini - 960 000 € HT maxi</text:p>
          </table:table-cell>
          <table:table-cell table:style-name="ce327" office:value-type="date" office:date-value="2006-01-16">
            <text:p>16/0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8">
          <table:table-cell table:style-name="ce9" office:value-type="string">
            <text:p>SRP REXEL AGEI 34073 MONTPELLIER - lot 1 : lampes diverses</text:p>
          </table:table-cell>
          <table:table-cell table:style-name="ce112"/>
          <table:table-cell table:style-name="ce161"/>
          <table:table-cell table:style-name="ce255" office:value-type="string">
            <text:p>60 000 € HT mini - 240 000 € HT maxi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7">
          <table:table-cell table:style-name="ce43" office:value-type="string">
            <text:p>CGE DISTRIBUTION 34070 MONTPELLIER - lot 2 : lampes éclairage public</text:p>
          </table:table-cell>
          <table:table-cell table:style-name="ce107"/>
          <table:table-cell table:style-name="ce117"/>
          <table:table-cell table:style-name="ce241" office:value-type="string">
            <text:p>180 000 € HT - 720 000 € HT</text:p>
          </table:table-cell>
          <table:table-cell table:style-name="ce332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7">
          <table:table-cell table:style-name="ce45"/>
          <table:table-cell table:style-name="ce109" office:value-type="string">
            <text:p>Divers espaces verts de Montpellier - entretien du patrimoine arboré</text:p>
          </table:table-cell>
          <table:table-cell table:style-name="ce116" office:value-type="string">
            <text:p>Travaux</text:p>
          </table:table-cell>
          <table:table-cell table:style-name="ce242" office:value-type="string">
            <text:p>205 000 € HT mini - 770 000 € HT</text:p>
          </table:table-cell>
          <table:table-cell table:style-name="ce327" office:value-type="date" office:date-value="2006-01-20">
            <text:p>20/0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">
          <table:table-cell table:style-name="ce45" office:value-type="string">
            <text:p>GORCE 34750 VILLENEUVE LES MAGUELONE - lot 1 : abattage, essouchage, curetage</text:p>
          </table:table-cell>
          <table:table-cell table:style-name="ce109"/>
          <table:table-cell table:style-name="ce116"/>
          <table:table-cell table:style-name="ce244" office:value-type="string">
            <text:p>50 000 € HT mini - 200 000 € HT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34">
          <table:table-cell table:style-name="ce9" office:value-type="string">
            <text:p>GORCE 34750 VILLENEUVE LES MAGUELONE - lot 2 : élagage</text:p>
          </table:table-cell>
          <table:table-cell table:style-name="ce109"/>
          <table:table-cell table:style-name="ce116"/>
          <table:table-cell table:style-name="ce255" office:value-type="string">
            <text:p>50 000 € HT mini - 200 000 € HT</text:p>
          </table:table-cell>
          <table:table-cell table:style-name="ce327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60">
          <table:table-cell table:style-name="ce9" office:value-type="string">
            <text:p>SOCIETE PHILIP FRERES 34270 ST MATHIEU DE TREVIERS - lot 3 : émondage, taille de formation et raisonnée, branches basses</text:p>
          </table:table-cell>
          <table:table-cell table:style-name="ce109"/>
          <table:table-cell table:style-name="ce116"/>
          <table:table-cell table:style-name="ce239" office:value-type="string">
            <text:p>50 000 € HT mini - 150 000 € HT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8">
          <table:table-cell table:style-name="ce9" office:value-type="string">
            <text:p>SOCIETE PHILIP FRERES 34270 ST MATHIEU DE TREVIERS - lot 4 : élagage groupes scolaires, tailles de bois mort </text:p>
          </table:table-cell>
          <table:table-cell table:style-name="ce109"/>
          <table:table-cell table:style-name="ce116"/>
          <table:table-cell table:style-name="ce256" office:value-type="string">
            <text:p>15 000 € HT mini - 6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3">
          <table:table-cell table:style-name="ce9" office:value-type="string">
            <text:p>SOCIETE PHILIP FRERES 34270 ST MATHIEU DE TREVIERS - lot 5 : taille en rideau</text:p>
          </table:table-cell>
          <table:table-cell table:style-name="ce109"/>
          <table:table-cell table:style-name="ce116"/>
          <table:table-cell table:style-name="ce255" office:value-type="string">
            <text:p>30 000 € HT mini - 120 000 € HT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9">
          <table:table-cell table:style-name="ce51" office:value-type="string">
            <text:p>POUSSE CLANET 34970 LATTES - lot 6 traitement phytosanitaire</text:p>
          </table:table-cell>
          <table:table-cell table:style-name="ce107"/>
          <table:table-cell table:style-name="ce117"/>
          <table:table-cell table:style-name="ce252" office:value-type="string">
            <text:p>10 000 € HT mini - 40 000 € HT</text:p>
          </table:table-cell>
          <table:table-cell table:style-name="ce326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7">
          <table:table-cell table:style-name="ce45"/>
          <table:table-cell table:style-name="ce109" office:value-type="string">
            <text:p>Rénovation des chaufferies d'une centrale de traitement d'air de réseaux de chauffage et d'armoires électriques</text:p>
          </table:table-cell>
          <table:table-cell table:style-name="ce116" office:value-type="string">
            <text:p>Travaux</text:p>
          </table:table-cell>
          <table:table-cell table:style-name="ce242" office:value-type="string">
            <text:p>399 409,26 € HT</text:p>
          </table:table-cell>
          <table:table-cell table:style-name="ce327" office:value-type="date" office:date-value="2006-06-09">
            <text:p>09/06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61">
          <table:table-cell table:style-name="ce45" office:value-type="string">
            <text:p>MADAULE AUTOMATION 11104 NARBONNE CEDEX - lot 4 : modernisation des armoires de commande et de régulation de 8 installations thermiques</text:p>
          </table:table-cell>
          <table:table-cell table:style-name="ce109"/>
          <table:table-cell table:style-name="ce116"/>
          <table:table-cell table:style-name="ce240" office:value-type="string">
            <text:p>64 600,00 € HT</text:p>
          </table:table-cell>
          <table:table-cell table:style-name="ce334" office:value-type="date" office:date-value="2006-06-09">
            <text:p>09/06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3">
          <table:table-cell table:style-name="ce9" office:value-type="string">
            <text:p>SNEC CHAZE 48000 MENDE - lot 2 : modernisation des chaufferies GS Bologne, Chaptal, Jeanne d'Arc, Pasteur, Lamartine</text:p>
          </table:table-cell>
          <table:table-cell table:style-name="ce109"/>
          <table:table-cell table:style-name="ce116"/>
          <table:table-cell table:style-name="ce255" office:value-type="string">
            <text:p>74 171,18 € HT</text:p>
          </table:table-cell>
          <table:table-cell table:style-name="ce335" office:value-type="date" office:date-value="2006-07-13">
            <text:p>13/07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5">
          <table:table-cell table:style-name="ce45" office:value-type="string">
            <text:p>SNEC CHAZE 48000 MENDE - lot 3 : modernisation de la chaufferie GS la Rauze, modernisation réseaux GS A. Savary</text:p>
          </table:table-cell>
          <table:table-cell table:style-name="ce109"/>
          <table:table-cell table:style-name="ce116"/>
          <table:table-cell table:style-name="ce255" office:value-type="string">
            <text:p>104 398,96 € HT</text:p>
          </table:table-cell>
          <table:table-cell table:style-name="ce335" office:value-type="date" office:date-value="2006-07-13">
            <text:p>13/07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3">
          <table:table-cell table:style-name="ce43" office:value-type="string">
            <text:p>LYRON 34080 MONTPELLIER - lot 1 : rénovation d'équipements thermiques à la crèche agropolis, à la cuisine centrale</text:p>
          </table:table-cell>
          <table:table-cell table:style-name="ce107"/>
          <table:table-cell table:style-name="ce117"/>
          <table:table-cell table:style-name="ce252" office:value-type="string">
            <text:p>156 239,12 € HT</text:p>
          </table:table-cell>
          <table:table-cell table:style-name="ce327" office:value-type="date" office:date-value="2006-06-09">
            <text:p>09/06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44">
          <table:table-cell table:style-name="ce45"/>
          <table:table-cell table:style-name="ce109" office:value-type="string">
            <text:p>Acquisition de postes de travail bureautique, de serveurs et d'imprimantes groupement de commandes entre la ville et le CCAS</text:p>
          </table:table-cell>
          <table:table-cell table:style-name="ce116" office:value-type="string">
            <text:p>fourniture</text:p>
          </table:table-cell>
          <table:table-cell table:style-name="ce242" office:value-type="string">
            <text:p>221 000 € HT mini - 884 000 € HT maxi</text:p>
          </table:table-cell>
          <table:table-cell table:style-name="ce327" office:value-type="date" office:date-value="2006-07-26">
            <text:p>26/07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5">
          <table:table-cell table:style-name="ce44" office:value-type="string">
            <text:p>DELL 34938 MONTPELLIER CEDEX 9 - lot 1 : micro-ordinateurs ville - ccas</text:p>
          </table:table-cell>
          <table:table-cell table:style-name="ce109"/>
          <table:table-cell table:style-name="ce116"/>
          <table:table-cell table:style-name="ce255" office:value-type="string">
            <text:p>130 000 € HT - 520 000 € HT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9">
          <table:table-cell table:style-name="ce9" office:value-type="string">
            <text:p>ARES LANGUEDOC 34000 Montpellier - lot 2 : serveurs</text:p>
          </table:table-cell>
          <table:table-cell table:style-name="ce109"/>
          <table:table-cell table:style-name="ce116"/>
          <table:table-cell table:style-name="ce255" office:value-type="string">
            <text:p>50 000 € HT - 200 000 € HT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8">
          <table:table-cell table:style-name="ce9" office:value-type="string">
            <text:p>ARES LANGUEDOC 34000 Montpellier - lot 3 : imprimantes ville-ccas</text:p>
          </table:table-cell>
          <table:table-cell table:style-name="ce109"/>
          <table:table-cell table:style-name="ce116"/>
          <table:table-cell table:style-name="ce255" office:value-type="string">
            <text:p>20 000 € HT mini - 8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9">
          <table:table-cell table:style-name="ce43" office:value-type="string">
            <text:p>CBX XEROX 34935 MONTPELLIER - lot 4 : imprimantes couleur ville ccas</text:p>
          </table:table-cell>
          <table:table-cell table:style-name="ce107"/>
          <table:table-cell table:style-name="ce117"/>
          <table:table-cell table:style-name="ce241" office:value-type="string">
            <text:p>21 000 € HT - 84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0">
          <table:table-cell table:style-name="ce45"/>
          <table:table-cell table:style-name="ce109" office:value-type="string">
            <text:p>Travaux de maintenance et grosses réparations en plomberie</text:p>
          </table:table-cell>
          <table:table-cell table:style-name="ce116" office:value-type="string">
            <text:p>Travaux</text:p>
          </table:table-cell>
          <table:table-cell table:style-name="ce242" office:value-type="string">
            <text:p>280 000 € HT mini - 800 000 € HT maxi</text:p>
          </table:table-cell>
          <table:table-cell table:style-name="ce327" office:value-type="date" office:date-value="2006-06-09">
            <text:p>09/06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0">
          <table:table-cell table:style-name="ce44" office:value-type="string">
            <text:p>CHICHE 34070 Montpellier - lot 1 : Montpellier centre</text:p>
          </table:table-cell>
          <table:table-cell table:style-name="ce109"/>
          <table:table-cell table:style-name="ce116"/>
          <table:table-cell table:style-name="ce257" office:value-type="string">
            <text:p>200 000 € HT mini - 480 000 € HT maxi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1">
          <table:table-cell table:style-name="ce51" office:value-type="string">
            <text:p>CHICHE 34070 Montpellier - lot 2 : Hôpitaux facultés, Mosson, Cévennes, Croix d'Argent </text:p>
          </table:table-cell>
          <table:table-cell table:style-name="ce107"/>
          <table:table-cell table:style-name="ce117"/>
          <table:table-cell table:style-name="ce258" office:value-type="string">
            <text:p>80 000 € HT mini - 320 000 € HT</text:p>
          </table:table-cell>
          <table:table-cell table:style-name="ce326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27">
          <table:table-cell table:style-name="ce48" office:value-type="string">
            <text:p>CIEL VERT 34470 PEROLS</text:p>
          </table:table-cell>
          <table:table-cell table:style-name="ce110" office:value-type="string">
            <text:p>Ensemble ville entretien des ruisseaux, des bassins de rétention et de leurs ouvrages hydrauliques</text:p>
          </table:table-cell>
          <table:table-cell table:style-name="ce159" office:value-type="string">
            <text:p>Travaux</text:p>
          </table:table-cell>
          <table:table-cell table:style-name="ce259" office:value-type="string">
            <text:p>160 000 € HT - 640 000 € HT maxi</text:p>
          </table:table-cell>
          <table:table-cell table:style-name="ce331" office:value-type="date" office:date-value="2006-09-06">
            <text:p>06/09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2">
          <table:table-cell table:style-name="ce45"/>
          <table:table-cell table:style-name="ce109" office:value-type="string">
            <text:p>Diverses rues de la ville de Montpellier - travaux de mise en sécurité du réseau d'éclairage </text:p>
          </table:table-cell>
          <table:table-cell table:style-name="ce116" office:value-type="string">
            <text:p>Travaux</text:p>
          </table:table-cell>
          <table:table-cell table:style-name="ce238" office:value-type="string">
            <text:p>470 433,95 € ht</text:p>
          </table:table-cell>
          <table:table-cell table:style-name="ce336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0">
          <table:table-cell table:style-name="ce44" office:value-type="string">
            <text:p>SOTRANASA 66000 PERPIGNAN - lot 2 : éclairage public</text:p>
          </table:table-cell>
          <table:table-cell table:style-name="ce109"/>
          <table:table-cell table:style-name="ce116"/>
          <table:table-cell table:style-name="ce255" office:value-type="float" office:value="223205.08">
            <text:p>223 205,08 <text:s text:c="2"/></text:p>
          </table:table-cell>
          <table:table-cell table:style-name="ce327" office:value-type="date" office:date-value="2006-11-02">
            <text:p>02/11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0">
          <table:table-cell table:style-name="ce51" office:value-type="string">
            <text:p>TRAVESSET 34820 TEYRAN CEDEX - lot 2 : éclairage public</text:p>
          </table:table-cell>
          <table:table-cell table:style-name="ce107"/>
          <table:table-cell table:style-name="ce117"/>
          <table:table-cell table:style-name="ce258" office:value-type="float" office:value="247228.87">
            <text:p>247 228,87 <text:s text:c="2"/></text:p>
          </table:table-cell>
          <table:table-cell table:style-name="ce326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62">
          <table:table-cell table:style-name="ce45"/>
          <table:table-cell table:style-name="ce109" office:value-type="string">
            <text:p>Eclairage public - maintenance et modification des équipements et restructuration du réseau coordonne avec travaux EDF</text:p>
          </table:table-cell>
          <table:table-cell table:style-name="ce116" office:value-type="string">
            <text:p>Travaux</text:p>
          </table:table-cell>
          <table:table-cell table:style-name="ce244" office:value-type="string">
            <text:p>1 100 000 € HT mini - 4 400 000 € HT</text:p>
          </table:table-cell>
          <table:table-cell table:style-name="ce327" office:value-type="date" office:date-value="2006-08-30">
            <text:p>30/08/2006</text:p>
          </table:table-cell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8">
          <table:table-cell table:style-name="ce9" office:value-type="string">
            <text:p>CEGELEC 34965 Montpellier cedex 2 - lot 1 : quartiers Port Marianne et Près d'Arènes</text:p>
          </table:table-cell>
          <table:table-cell table:style-name="ce109"/>
          <table:table-cell table:style-name="ce116"/>
          <table:table-cell table:style-name="ce255" office:value-type="string">
            <text:p>260 000 € HT - 1 040 000 € HT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6">
          <table:table-cell table:style-name="ce9" office:value-type="string">
            <text:p>TRAVESSET 34820 TEYRAN CEDEX - lot 2 : Quartier Montpellier centre</text:p>
          </table:table-cell>
          <table:table-cell table:style-name="ce109"/>
          <table:table-cell table:style-name="ce116"/>
          <table:table-cell table:style-name="ce255" office:value-type="string">
            <text:p>320 000 € HT - 1 280 000 € HT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60">
          <table:table-cell table:style-name="ce9" office:value-type="string">
            <text:p>AMEC SPIE SUD OUEST 34435 ST JEAN DE VEDAS - lot 3 : Quartiers Croix d'Argent - Les Cévennes</text:p>
          </table:table-cell>
          <table:table-cell table:style-name="ce109"/>
          <table:table-cell table:style-name="ce116"/>
          <table:table-cell table:style-name="ce255" office:value-type="string">
            <text:p>260 000 € HT - 1 040 000 € HT</text:p>
          </table:table-cell>
          <table:table-cell table:style-name="ce325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53">
          <table:table-cell table:style-name="ce43" office:value-type="string">
            <text:p>AMEC SPIE SUD OUEST 34435 ST JEAN DE VEDAS - lot 4 : Quartiers Hôpitaux facultés - la Mosson</text:p>
          </table:table-cell>
          <table:table-cell table:style-name="ce107"/>
          <table:table-cell table:style-name="ce117"/>
          <table:table-cell table:style-name="ce252" office:value-type="string">
            <text:p>260 000 € HT - 1 040 000 € HT</text:p>
          </table:table-cell>
          <table:table-cell table:style-name="ce326"/>
          <table:table-cell table:style-name="ce353" table:number-columns-repeated="24"/>
          <table:table-cell table:style-name="ce358" table:number-columns-repeated="227"/>
          <table:table-cell table:style-name="ce59" table:number-columns-repeated="768"/>
        </table:table-row>
        <table:table-row table:style-name="ro1">
          <table:table-cell table:style-name="ce20" office:value-type="string">
            <text:p>Nom de l'attributaire + code postal </text:p>
          </table:table-cell>
          <table:table-cell table:style-name="ce105" office:value-type="string">
            <text:p>Objet du marché</text:p>
          </table:table-cell>
          <table:table-cell table:style-name="ce105" office:value-type="string">
            <text:p>type de marchés (fournitures ou services ou travaux)</text:p>
          </table:table-cell>
          <table:table-cell table:style-name="ce231" office:value-type="string">
            <text:p>montant du marché - tranche de <text:s text:c="4"/>1 000 000 € HT à 2 999 999 € HT</text:p>
          </table:table-cell>
          <table:table-cell table:style-name="ce321" office:value-type="string">
            <text:p>Date de notification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25">
          <table:table-cell table:style-name="ce52"/>
          <table:table-cell table:style-name="ce108" office:value-type="string">
            <text:p>boulodrome couvert B. Gasset</text:p>
          </table:table-cell>
          <table:table-cell table:style-name="ce157" office:value-type="string">
            <text:p>travaux</text:p>
          </table:table-cell>
          <table:table-cell table:style-name="ce260" office:value-type="float" office:value="1150076.26">
            <text:p>1150076,26</text:p>
          </table:table-cell>
          <table:table-cell table:style-name="ce337"/>
          <table:table-cell table:style-name="ce353" table:number-columns-repeated="24"/>
          <table:table-cell table:style-name="ce59" table:number-columns-repeated="995"/>
        </table:table-row>
        <table:table-row table:style-name="ro42">
          <table:table-cell table:style-name="ce53" office:value-type="string">
            <text:p>ACAF 34080 Montpellier lot 17 : ascenseur</text:p>
          </table:table-cell>
          <table:table-cell table:style-name="ce109"/>
          <table:table-cell table:style-name="ce116"/>
          <table:table-cell table:style-name="ce261" office:value-type="float" office:value="23210">
            <text:p>23210,00</text:p>
          </table:table-cell>
          <table:table-cell table:style-name="ce338" office:value-type="date" office:date-value="2006-07-28">
            <text:p>28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9">
          <table:table-cell table:style-name="ce4" office:value-type="string">
            <text:p>LYRON 34080 Montpellier lot 9 : plomberie sanitaire vmc</text:p>
          </table:table-cell>
          <table:table-cell table:style-name="ce109" table:number-columns-repeated="2"/>
          <table:table-cell table:style-name="ce262" office:value-type="float" office:value="24863.45">
            <text:p>24863,45</text:p>
          </table:table-cell>
          <table:table-cell table:style-name="ce334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9">
          <table:table-cell table:style-name="ce4" office:value-type="string">
            <text:p>SOMEREV 34080 Montpellier lot 5 : revêtements de sols</text:p>
          </table:table-cell>
          <table:table-cell table:style-name="ce109"/>
          <table:table-cell table:style-name="ce116"/>
          <table:table-cell table:style-name="ce262" office:value-type="float" office:value="26880.1">
            <text:p>26880,10</text:p>
          </table:table-cell>
          <table:table-cell table:style-name="ce334" office:value-type="date" office:date-value="2006-08-02">
            <text:p>02/08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31">
          <table:table-cell table:style-name="ce4" office:value-type="string">
            <text:p>NICOLAS DUVALLET 34110 FRONTIGNAN LA PEYRADE - lot : 4 cloisons doublage</text:p>
          </table:table-cell>
          <table:table-cell table:style-name="ce109" table:number-columns-repeated="2"/>
          <table:table-cell table:style-name="ce262" office:value-type="float" office:value="34507.62">
            <text:p>34507,62</text:p>
          </table:table-cell>
          <table:table-cell table:style-name="ce334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52">
          <table:table-cell table:style-name="ce4" office:value-type="string">
            <text:p>AUXILIAIRE DE DEMOLITION 34435 SAINT JEAN DE VEDAS - lot 1 démolition</text:p>
          </table:table-cell>
          <table:table-cell table:style-name="ce109"/>
          <table:table-cell table:style-name="ce116"/>
          <table:table-cell table:style-name="ce262" office:value-type="float" office:value="41099.5">
            <text:p>41099,50</text:p>
          </table:table-cell>
          <table:table-cell table:style-name="ce334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48">
          <table:table-cell table:style-name="ce4" office:value-type="string">
            <text:p>ECIM 34131 - lot 14 MAUGUIO</text:p>
          </table:table-cell>
          <table:table-cell table:style-name="ce109" table:number-columns-repeated="2"/>
          <table:table-cell table:style-name="ce262" office:value-type="float" office:value="42401">
            <text:p>42401,00</text:p>
          </table:table-cell>
          <table:table-cell table:style-name="ce334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10">
          <table:table-cell table:style-name="ce4" office:value-type="string">
            <text:p>LYRON 34080 Montpellier lot 10 : chauffage - eau chaude</text:p>
          </table:table-cell>
          <table:table-cell table:style-name="ce109"/>
          <table:table-cell table:style-name="ce116"/>
          <table:table-cell table:style-name="ce262" office:value-type="float" office:value="55835.04">
            <text:p>55835,04</text:p>
          </table:table-cell>
          <table:table-cell table:style-name="ce334" office:value-type="date" office:date-value="2006-07-31">
            <text:p>31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19">
          <table:table-cell table:style-name="ce4" office:value-type="string">
            <text:p>SONZOGNI 34760 BOUJAN SUR LIBRON - lot 8 serrurerie, portails</text:p>
          </table:table-cell>
          <table:table-cell table:style-name="ce109"/>
          <table:table-cell table:style-name="ce116"/>
          <table:table-cell table:style-name="ce262" office:value-type="float" office:value="60981.5">
            <text:p>60981,50</text:p>
          </table:table-cell>
          <table:table-cell table:style-name="ce334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10">
          <table:table-cell table:style-name="ce4" office:value-type="string">
            <text:p>ALVAREZ 34130 MAUGUIO - lot 6 : menuiseries intérieures</text:p>
          </table:table-cell>
          <table:table-cell table:style-name="ce109"/>
          <table:table-cell table:style-name="ce116"/>
          <table:table-cell table:style-name="ce262" office:value-type="float" office:value="65635">
            <text:p>65635,00</text:p>
          </table:table-cell>
          <table:table-cell table:style-name="ce334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10">
          <table:table-cell table:style-name="ce4" office:value-type="string">
            <text:p>SOPESUD - 34070 MONTPELLIER lot 12 : peinture</text:p>
          </table:table-cell>
          <table:table-cell table:style-name="ce109"/>
          <table:table-cell table:style-name="ce116"/>
          <table:table-cell table:style-name="ce262" office:value-type="float" office:value="66636.35">
            <text:p>66636,35</text:p>
          </table:table-cell>
          <table:table-cell table:style-name="ce334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29">
          <table:table-cell table:style-name="ce4" office:value-type="string">
            <text:p>CEGELEC SUD EST 34965 Montpellier cedex 2 - lot : électricité courant faible</text:p>
          </table:table-cell>
          <table:table-cell table:style-name="ce109"/>
          <table:table-cell table:style-name="ce116"/>
          <table:table-cell table:style-name="ce262" office:value-type="float" office:value="82191.86">
            <text:p>82191,86</text:p>
          </table:table-cell>
          <table:table-cell table:style-name="ce334" office:value-type="date" office:date-value="2006-07-28">
            <text:p>28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2">
          <table:table-cell table:style-name="ce4" office:value-type="string">
            <text:p>SOPREMA 34135 MAUGUIO CEDEX - lot 3 : étanchéité bac acier</text:p>
          </table:table-cell>
          <table:table-cell table:style-name="ce109"/>
          <table:table-cell table:style-name="ce116"/>
          <table:table-cell table:style-name="ce262" office:value-type="float" office:value="89432.26">
            <text:p>89432,26</text:p>
          </table:table-cell>
          <table:table-cell table:style-name="ce334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38">
          <table:table-cell table:style-name="ce4" office:value-type="string">
            <text:p>ECIM 34131 MAUGUIO - lot 13 charpente</text:p>
          </table:table-cell>
          <table:table-cell table:style-name="ce109"/>
          <table:table-cell table:style-name="ce116"/>
          <table:table-cell table:style-name="ce262" office:value-type="float" office:value="95661.8">
            <text:p>95661,80</text:p>
          </table:table-cell>
          <table:table-cell table:style-name="ce334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31">
          <table:table-cell table:style-name="ce4" office:value-type="string">
            <text:p>SPORT ET ENVIRONNEMENT - 34070 Montpellier : lot 15 voirie réseaux</text:p>
          </table:table-cell>
          <table:table-cell table:style-name="ce109"/>
          <table:table-cell table:style-name="ce116"/>
          <table:table-cell table:style-name="ce262" office:value-type="float" office:value="122281.5">
            <text:p>122281,50</text:p>
          </table:table-cell>
          <table:table-cell table:style-name="ce334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8">
          <table:table-cell table:style-name="ce54" office:value-type="string">
            <text:p>DARVER - 34740 VENDARGUES : lot 2 gros-œuvre-façades</text:p>
          </table:table-cell>
          <table:table-cell table:style-name="ce107"/>
          <table:table-cell table:style-name="ce117"/>
          <table:table-cell table:style-name="ce263" office:value-type="float" office:value="318459.28">
            <text:p>318459,28</text:p>
          </table:table-cell>
          <table:table-cell table:style-name="ce333" office:value-type="date" office:date-value="2006-07-27">
            <text:p>27/07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12">
          <table:table-cell table:style-name="ce52"/>
          <table:table-cell table:style-name="ce109" office:value-type="string">
            <text:p>Quartier du Petit Bard - Ae P. Bringuier construction de la Maison Pour Tous F. Villon</text:p>
          </table:table-cell>
          <table:table-cell table:style-name="ce116" office:value-type="string">
            <text:p>travaux</text:p>
          </table:table-cell>
          <table:table-cell table:style-name="ce264" office:value-type="float" office:value="2008907.95">
            <text:p>2008907,95</text:p>
          </table:table-cell>
          <table:table-cell table:style-name="ce338" office:value-type="date" office:date-value="2006-12-04">
            <text:p>04/12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52">
          <table:table-cell table:style-name="ce4" office:value-type="string">
            <text:p>ACAF 34080 Montpellier lot 14 : ascenseur</text:p>
          </table:table-cell>
          <table:table-cell table:style-name="ce109"/>
          <table:table-cell table:style-name="ce116"/>
          <table:table-cell table:style-name="ce262" office:value-type="float" office:value="25790">
            <text:p>25790,00</text:p>
          </table:table-cell>
          <table:table-cell table:style-name="ce334"/>
          <table:table-cell table:style-name="ce353" table:number-columns-repeated="24"/>
          <table:table-cell table:style-name="ce59" table:number-columns-repeated="995"/>
        </table:table-row>
        <table:table-row table:style-name="ro32">
          <table:table-cell table:style-name="ce4" office:value-type="string">
            <text:p>SUP CARO MEDITERRANEE lot 9 : sols durs faïences</text:p>
          </table:table-cell>
          <table:table-cell table:style-name="ce109"/>
          <table:table-cell table:style-name="ce116"/>
          <table:table-cell table:style-name="ce262" office:value-type="float" office:value="66992.35">
            <text:p>66992,35</text:p>
          </table:table-cell>
          <table:table-cell table:style-name="ce334"/>
          <table:table-cell table:style-name="ce353" table:number-columns-repeated="24"/>
          <table:table-cell table:style-name="ce59" table:number-columns-repeated="995"/>
        </table:table-row>
        <table:table-row table:style-name="ro42">
          <table:table-cell table:style-name="ce4" office:value-type="string">
            <text:p>ACE 34170 CASTELNAU LE LEZ - lot 3 étanchéité</text:p>
          </table:table-cell>
          <table:table-cell table:style-name="ce109"/>
          <table:table-cell table:style-name="ce116"/>
          <table:table-cell table:style-name="ce262" office:value-type="float" office:value="69723.9">
            <text:p>69723,90</text:p>
          </table:table-cell>
          <table:table-cell table:style-name="ce334"/>
          <table:table-cell table:style-name="ce353" table:number-columns-repeated="24"/>
          <table:table-cell table:style-name="ce59" table:number-columns-repeated="995"/>
        </table:table-row>
        <table:table-row table:style-name="ro2">
          <table:table-cell table:style-name="ce4" office:value-type="string">
            <text:p>ETS BARRES 30560 ST HILAIRE DE BRETHMAS - lot 7 : menuiseries intérieures bois</text:p>
          </table:table-cell>
          <table:table-cell table:style-name="ce109"/>
          <table:table-cell table:style-name="ce116"/>
          <table:table-cell table:style-name="ce262" office:value-type="float" office:value="84751">
            <text:p>84751,00</text:p>
          </table:table-cell>
          <table:table-cell table:style-name="ce334"/>
          <table:table-cell table:style-name="ce353" table:number-columns-repeated="24"/>
          <table:table-cell table:style-name="ce59" table:number-columns-repeated="995"/>
        </table:table-row>
        <table:table-row table:style-name="ro10">
          <table:table-cell table:style-name="ce4" office:value-type="string">
            <text:p>SOMEDEP 34920 LE CRES - lot 12 : électricité, courant faible</text:p>
          </table:table-cell>
          <table:table-cell table:style-name="ce109"/>
          <table:table-cell table:style-name="ce116"/>
          <table:table-cell table:style-name="ce262" office:value-type="float" office:value="92664.08">
            <text:p>92664,08</text:p>
          </table:table-cell>
          <table:table-cell table:style-name="ce328"/>
          <table:table-cell table:style-name="ce353" table:number-columns-repeated="24"/>
          <table:table-cell table:style-name="ce59" table:number-columns-repeated="995"/>
        </table:table-row>
        <table:table-row table:style-name="ro29">
          <table:table-cell table:style-name="ce55" office:value-type="string">
            <text:p>ZONCA 34690 FABREGUES - lot 5 : menuiseries extérieures aluminium</text:p>
          </table:table-cell>
          <table:table-cell table:style-name="ce109"/>
          <table:table-cell table:style-name="ce116"/>
          <table:table-cell table:style-name="ce265" office:value-type="float" office:value="134338">
            <text:p>134338,00</text:p>
          </table:table-cell>
          <table:table-cell table:style-name="ce330"/>
          <table:table-cell table:style-name="ce353" table:number-columns-repeated="24"/>
          <table:table-cell table:style-name="ce59" table:number-columns-repeated="995"/>
        </table:table-row>
        <table:table-row table:style-name="ro20">
          <table:table-cell table:style-name="ce55" office:value-type="string">
            <text:p>SONZOGNI 34760 BOUJAN SUR LIBRON - lot 6 : serrurerie clôture</text:p>
          </table:table-cell>
          <table:table-cell table:style-name="ce109"/>
          <table:table-cell table:style-name="ce116"/>
          <table:table-cell table:style-name="ce265" office:value-type="float" office:value="144243.2">
            <text:p>144243,20</text:p>
          </table:table-cell>
          <table:table-cell table:style-name="ce330"/>
          <table:table-cell table:style-name="ce353" table:number-columns-repeated="24"/>
          <table:table-cell table:style-name="ce59" table:number-columns-repeated="995"/>
        </table:table-row>
        <table:table-row table:style-name="ro31">
          <table:table-cell table:style-name="ce55" office:value-type="string">
            <text:p>ROGER RENARD 34070 Montpellier - lot 13 : génie climatique</text:p>
          </table:table-cell>
          <table:table-cell table:style-name="ce109"/>
          <table:table-cell table:style-name="ce116"/>
          <table:table-cell table:style-name="ce265" office:value-type="float" office:value="149478.01">
            <text:p>149478,01</text:p>
          </table:table-cell>
          <table:table-cell table:style-name="ce330"/>
          <table:table-cell table:style-name="ce353" table:number-columns-repeated="24"/>
          <table:table-cell table:style-name="ce59" table:number-columns-repeated="995"/>
        </table:table-row>
        <table:table-row table:style-name="ro24">
          <table:table-cell table:style-name="ce55" office:value-type="string">
            <text:p>PIVOT 34070 Montpellier - lot 16 : plantations arrosage maintenance de garantie</text:p>
          </table:table-cell>
          <table:table-cell table:style-name="ce109"/>
          <table:table-cell table:style-name="ce116"/>
          <table:table-cell table:style-name="ce265" office:value-type="float" office:value="29033.5">
            <text:p>29033,50</text:p>
          </table:table-cell>
          <table:table-cell table:style-name="ce330"/>
          <table:table-cell table:style-name="ce353" table:number-columns-repeated="24"/>
          <table:table-cell table:style-name="ce59" table:number-columns-repeated="995"/>
        </table:table-row>
        <table:table-row table:style-name="ro8">
          <table:table-cell table:style-name="ce55" office:value-type="string">
            <text:p>RED CONCEPT 34080 MONTPELLIER - lot 8 : cloisons isolation faux-plafonds</text:p>
          </table:table-cell>
          <table:table-cell table:style-name="ce109"/>
          <table:table-cell table:style-name="ce116"/>
          <table:table-cell table:style-name="ce265" office:value-type="float" office:value="95881.11">
            <text:p>95881,11</text:p>
          </table:table-cell>
          <table:table-cell table:style-name="ce330"/>
          <table:table-cell table:style-name="ce353" table:number-columns-repeated="24"/>
          <table:table-cell table:style-name="ce59" table:number-columns-repeated="995"/>
        </table:table-row>
        <table:table-row table:style-name="ro3">
          <table:table-cell table:style-name="ce55" office:value-type="string">
            <text:p>ASTP 34130 ST AUNES - lot 15 : VRD</text:p>
          </table:table-cell>
          <table:table-cell table:style-name="ce109"/>
          <table:table-cell table:style-name="ce116"/>
          <table:table-cell table:style-name="ce265" office:value-type="float" office:value="207195">
            <text:p>207195,00</text:p>
          </table:table-cell>
          <table:table-cell table:style-name="ce330"/>
          <table:table-cell table:style-name="ce353" table:number-columns-repeated="24"/>
          <table:table-cell table:style-name="ce59" table:number-columns-repeated="995"/>
        </table:table-row>
        <table:table-row table:style-name="ro4">
          <table:table-cell table:style-name="ce54" office:value-type="string">
            <text:p>CECCOTTI 34000 Montpellier - lot 1 gros-œuvre maçonnerie</text:p>
          </table:table-cell>
          <table:table-cell table:style-name="ce107"/>
          <table:table-cell table:style-name="ce117"/>
          <table:table-cell table:style-name="ce263" office:value-type="float" office:value="908817.8">
            <text:p>908817,80</text:p>
          </table:table-cell>
          <table:table-cell table:style-name="ce329"/>
          <table:table-cell table:style-name="ce353" table:number-columns-repeated="24"/>
          <table:table-cell table:style-name="ce59" table:number-columns-repeated="995"/>
        </table:table-row>
        <table:table-row table:style-name="ro12">
          <table:table-cell table:style-name="ce56"/>
          <table:table-cell table:style-name="ce109" office:value-type="string">
            <text:p>Parc Malbosc - réalisation des tranches II et III </text:p>
          </table:table-cell>
          <table:table-cell table:style-name="ce116" office:value-type="string">
            <text:p>travaux</text:p>
          </table:table-cell>
          <table:table-cell table:style-name="ce266" office:value-type="float" office:value="2246430.01">
            <text:p>2246430,01</text:p>
          </table:table-cell>
          <table:table-cell table:style-name="ce327" office:value-type="date" office:date-value="2006-08-18">
            <text:p>18/08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36">
          <table:table-cell table:style-name="ce56" office:value-type="string">
            <text:p>SPL 30250 SOMMIERES CEDEX - lot 3 : espaces verts</text:p>
          </table:table-cell>
          <table:table-cell table:style-name="ce109"/>
          <table:table-cell table:style-name="ce116"/>
          <table:table-cell table:style-name="ce267" office:value-type="float" office:value="378622.35">
            <text:p>378622,35</text:p>
          </table:table-cell>
          <table:table-cell table:style-name="ce327"/>
          <table:table-cell table:style-name="ce353" table:number-columns-repeated="24"/>
          <table:table-cell table:style-name="ce59" table:number-columns-repeated="995"/>
        </table:table-row>
        <table:table-row table:style-name="ro34">
          <table:table-cell table:style-name="ce55" office:value-type="string">
            <text:p>SPL 30250 SOMMIERES CEDEX - lot 4 : arrosage</text:p>
          </table:table-cell>
          <table:table-cell table:style-name="ce109"/>
          <table:table-cell table:style-name="ce116"/>
          <table:table-cell table:style-name="ce265" office:value-type="float" office:value="27539.3">
            <text:p>27539,30</text:p>
          </table:table-cell>
          <table:table-cell table:style-name="ce330"/>
          <table:table-cell table:style-name="ce353" table:number-columns-repeated="24"/>
          <table:table-cell table:style-name="ce59" table:number-columns-repeated="995"/>
        </table:table-row>
        <table:table-row table:style-name="ro31">
          <table:table-cell table:style-name="ce55" office:value-type="string">
            <text:p>Groupement AMEC SPIE / CEGELEC - lot 2 éclairage public</text:p>
          </table:table-cell>
          <table:table-cell table:style-name="ce109"/>
          <table:table-cell table:style-name="ce116"/>
          <table:table-cell table:style-name="ce265" office:value-type="float" office:value="266823.61">
            <text:p>266823,61</text:p>
          </table:table-cell>
          <table:table-cell table:style-name="ce330"/>
          <table:table-cell table:style-name="ce353" table:number-columns-repeated="24"/>
          <table:table-cell table:style-name="ce59" table:number-columns-repeated="995"/>
        </table:table-row>
        <table:table-row table:style-name="ro63">
          <table:table-cell table:style-name="ce54" office:value-type="string">
            <text:p>EUROVIA 34671 BAILLARGUES CEDEX 1 - lot 1 : terrassement, VRD, ouvrages divers, mobilier et assainissement</text:p>
          </table:table-cell>
          <table:table-cell table:style-name="ce107"/>
          <table:table-cell table:style-name="ce117"/>
          <table:table-cell table:style-name="ce263" office:value-type="float" office:value="1573444.75">
            <text:p>1573444,75</text:p>
          </table:table-cell>
          <table:table-cell table:style-name="ce329"/>
          <table:table-cell table:style-name="ce353" table:number-columns-repeated="24"/>
          <table:table-cell table:style-name="ce59" table:number-columns-repeated="995"/>
        </table:table-row>
        <table:table-row table:style-name="ro33">
          <table:table-cell table:style-name="ce56"/>
          <table:table-cell table:style-name="ce109" office:value-type="string">
            <text:p>Avenue du Colonel Pavelet - mise à 2x2 voies</text:p>
          </table:table-cell>
          <table:table-cell table:style-name="ce116" office:value-type="string">
            <text:p>travaux</text:p>
          </table:table-cell>
          <table:table-cell table:style-name="ce266" office:value-type="float" office:value="1850152.23">
            <text:p>1850152,23</text:p>
          </table:table-cell>
          <table:table-cell table:style-name="ce327" office:value-type="date" office:date-value="2006-11-08">
            <text:p>08/11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36">
          <table:table-cell table:style-name="ce4" office:value-type="string">
            <text:p>SOTEM 34430 ST JEAN DE VEDAS - lot 4 : régulation trafic</text:p>
          </table:table-cell>
          <table:table-cell table:style-name="ce109"/>
          <table:table-cell table:style-name="ce116"/>
          <table:table-cell table:style-name="ce262" office:value-type="float" office:value="97171.03">
            <text:p>97171,03</text:p>
          </table:table-cell>
          <table:table-cell table:style-name="ce325"/>
          <table:table-cell table:style-name="ce353" table:number-columns-repeated="24"/>
          <table:table-cell table:style-name="ce59" table:number-columns-repeated="995"/>
        </table:table-row>
        <table:table-row table:style-name="ro3">
          <table:table-cell table:style-name="ce4" office:value-type="string">
            <text:p>BRL 34960 MONTPELLIER CEDEX 2 - lot 5 : espaces verts</text:p>
          </table:table-cell>
          <table:table-cell table:style-name="ce109"/>
          <table:table-cell table:style-name="ce116"/>
          <table:table-cell table:style-name="ce262" office:value-type="float" office:value="129462.9">
            <text:p>129462,90</text:p>
          </table:table-cell>
          <table:table-cell table:style-name="ce325"/>
          <table:table-cell table:style-name="ce353" table:number-columns-repeated="24"/>
          <table:table-cell table:style-name="ce59" table:number-columns-repeated="995"/>
        </table:table-row>
        <table:table-row table:style-name="ro33">
          <table:table-cell table:style-name="ce4" office:value-type="string">
            <text:p>AMEC SPIE 34435 ST JEAN DE VEDAS - lot 2 : éclairage public</text:p>
          </table:table-cell>
          <table:table-cell table:style-name="ce109"/>
          <table:table-cell table:style-name="ce116"/>
          <table:table-cell table:style-name="ce262" office:value-type="float" office:value="396612.1">
            <text:p>396612,10</text:p>
          </table:table-cell>
          <table:table-cell table:style-name="ce325"/>
          <table:table-cell table:style-name="ce353" table:number-columns-repeated="24"/>
          <table:table-cell table:style-name="ce59" table:number-columns-repeated="995"/>
        </table:table-row>
        <table:table-row table:style-name="ro15">
          <table:table-cell table:style-name="ce56" office:value-type="string">
            <text:p>MAZZA 34670 BAILLARGUES - lot 3 : réseaux humides</text:p>
          </table:table-cell>
          <table:table-cell table:style-name="ce109"/>
          <table:table-cell table:style-name="ce116"/>
          <table:table-cell table:style-name="ce262" office:value-type="float" office:value="256920.55">
            <text:p>256920,55</text:p>
          </table:table-cell>
          <table:table-cell table:style-name="ce325"/>
          <table:table-cell table:style-name="ce353" table:number-columns-repeated="24"/>
          <table:table-cell table:style-name="ce59" table:number-columns-repeated="995"/>
        </table:table-row>
        <table:table-row table:style-name="ro33">
          <table:table-cell table:style-name="ce57" office:value-type="string">
            <text:p>MAZZA 34670 BAILLARGUES - lot 1 : voirie</text:p>
          </table:table-cell>
          <table:table-cell table:style-name="ce107"/>
          <table:table-cell table:style-name="ce117"/>
          <table:table-cell table:style-name="ce268" office:value-type="float" office:value="969985.65">
            <text:p>969985,65</text:p>
          </table:table-cell>
          <table:table-cell table:style-name="ce326"/>
          <table:table-cell table:style-name="ce353" table:number-columns-repeated="24"/>
          <table:table-cell table:style-name="ce59" table:number-columns-repeated="995"/>
        </table:table-row>
        <table:table-row table:style-name="ro29">
          <table:table-cell table:style-name="ce56"/>
          <table:table-cell table:style-name="ce109" office:value-type="string">
            <text:p>Boulevard Ledru-Rollin - Bld du Jeu de Paume travaux de réaménagement de surface</text:p>
          </table:table-cell>
          <table:table-cell table:style-name="ce116" office:value-type="string">
            <text:p>travaux</text:p>
          </table:table-cell>
          <table:table-cell table:style-name="ce266" office:value-type="float" office:value="1155989.68">
            <text:p>1155989,68</text:p>
          </table:table-cell>
          <table:table-cell table:style-name="ce327" office:value-type="date" office:date-value="2006-08-02">
            <text:p>02/08/2006</text:p>
          </table:table-cell>
          <table:table-cell table:style-name="ce353" table:number-columns-repeated="24"/>
          <table:table-cell table:style-name="ce59" table:number-columns-repeated="995"/>
        </table:table-row>
        <table:table-row table:style-name="ro16">
          <table:table-cell table:style-name="ce55" office:value-type="string">
            <text:p>ALLEZ &amp; CIE 34400 SAINT JUST - lot 2 : éclairage public</text:p>
          </table:table-cell>
          <table:table-cell table:style-name="ce109"/>
          <table:table-cell table:style-name="ce116"/>
          <table:table-cell table:style-name="ce265" office:value-type="float" office:value="110242.7">
            <text:p>110242,70</text:p>
          </table:table-cell>
          <table:table-cell table:style-name="ce330"/>
          <table:table-cell table:style-name="ce353" table:number-columns-repeated="24"/>
          <table:table-cell table:style-name="ce59" table:number-columns-repeated="995"/>
        </table:table-row>
        <table:table-row table:style-name="ro35">
          <table:table-cell table:style-name="ce55" office:value-type="string">
            <text:p>SOTEM 34430 ST JEAN DE VEDAS - lot 3 : régulation trafic</text:p>
          </table:table-cell>
          <table:table-cell table:style-name="ce109"/>
          <table:table-cell table:style-name="ce116"/>
          <table:table-cell table:style-name="ce265" office:value-type="float" office:value="155837.48">
            <text:p>155837,48</text:p>
          </table:table-cell>
          <table:table-cell table:style-name="ce330"/>
          <table:table-cell table:style-name="ce353" table:number-columns-repeated="24"/>
          <table:table-cell table:style-name="ce59" table:number-columns-repeated="995"/>
        </table:table-row>
        <table:table-row table:style-name="ro10">
          <table:table-cell table:style-name="ce54" office:value-type="string">
            <text:p>EUROVIA 34990 JUVIGNAC - lot 1 : voirie et assainissement</text:p>
          </table:table-cell>
          <table:table-cell table:style-name="ce113"/>
          <table:table-cell table:style-name="ce162"/>
          <table:table-cell table:style-name="ce269" office:value-type="float" office:value="889909.5">
            <text:p>889 909,50 <text:s text:c="2"/></text:p>
          </table:table-cell>
          <table:table-cell table:style-name="ce339"/>
          <table:table-cell table:style-name="ce353" table:number-columns-repeated="24"/>
          <table:table-cell table:style-name="ce59" table:number-columns-repeated="995"/>
        </table:table-row>
        <table:table-row table:style-name="ro12">
          <table:table-cell table:style-name="ce56" office:value-type="string">
            <text:p>SCC 34000 MONTPELLIER</text:p>
          </table:table-cell>
          <table:table-cell table:style-name="ce114" office:value-type="string">
            <text:p>Contrat d'entreprise pour la mise à jour et éventuellement l'achat de logiciels des postes de travail</text:p>
          </table:table-cell>
          <table:table-cell table:style-name="ce163" office:value-type="string">
            <text:p>services</text:p>
          </table:table-cell>
          <table:table-cell table:style-name="ce270" office:value-type="float" office:value="2040000">
            <text:p>2 040 000,00 <text:s text:c="2"/></text:p>
          </table:table-cell>
          <table:table-cell table:style-name="ce340" office:value-type="date" office:date-value="2006-02-23">
            <text:p>23/02/2006</text:p>
          </table:table-cell>
          <table:table-cell table:style-name="ce353" table:number-columns-repeated="24"/>
          <table:table-cell table:style-name="ce357" table:number-columns-repeated="995"/>
        </table:table-row>
        <table:table-row table:style-name="ro24">
          <table:table-cell table:style-name="ce13" office:value-type="string">
            <text:p>COMPASS</text:p>
            <text:p>GROUP France</text:p>
            <text:p>31400 Toulouse</text:p>
          </table:table-cell>
          <table:table-cell table:style-name="ce73" office:value-type="string">
            <text:p>Fourniture et livraison</text:p>
            <text:p>de denrées alimentaires</text:p>
            <text:p>pour le service Enfance</text:p>
          </table:table-cell>
          <table:table-cell table:style-name="ce130" office:value-type="string">
            <text:p>fournitures</text:p>
          </table:table-cell>
          <table:table-cell table:style-name="ce271" office:value-type="string">
            <text:p>450 000 - 1 200 000</text:p>
          </table:table-cell>
          <table:table-cell table:style-name="ce296" office:value-type="date" office:date-value="2006-11-21">
            <text:p>21/11/2006</text:p>
          </table:table-cell>
          <table:table-cell table:style-name="ce353" table:number-columns-repeated="42"/>
          <table:table-cell table:style-name="ce359" table:number-columns-repeated="977"/>
        </table:table-row>
        <table:table-row table:style-name="ro12">
          <table:table-cell table:style-name="ce56"/>
          <table:table-cell table:style-name="ce114" office:value-type="string">
            <text:p>Cuisine centrale des restaurants scolaires - achat de denrées alimentaires</text:p>
          </table:table-cell>
          <table:table-cell table:style-name="ce163" office:value-type="string">
            <text:p>fournitures</text:p>
          </table:table-cell>
          <table:table-cell table:style-name="ce270" office:value-type="string">
            <text:p>428 000 € HT mini - 1 712 000 € HT</text:p>
          </table:table-cell>
          <table:table-cell table:style-name="ce340" office:value-type="date" office:date-value="2006-04-14">
            <text:p>14/04/2006</text:p>
          </table:table-cell>
          <table:table-cell table:style-name="ce353" table:number-columns-repeated="42"/>
          <table:table-cell table:style-name="ce358" table:number-columns-repeated="977"/>
        </table:table-row>
        <table:table-row table:style-name="ro12">
          <table:table-cell table:style-name="ce56" office:value-type="string">
            <text:p>DISTRISUD 34118 FRONTIGNAN CEDEX - lot : 6 beurre d'intervention</text:p>
          </table:table-cell>
          <table:table-cell table:style-name="ce114"/>
          <table:table-cell table:style-name="ce163"/>
          <table:table-cell table:style-name="ce272" office:value-type="string">
            <text:p>10 000 € HT mini - 40 000 € HT</text:p>
          </table:table-cell>
          <table:table-cell table:style-name="ce340"/>
          <table:table-cell table:style-name="ce353" table:number-columns-repeated="42"/>
          <table:table-cell table:style-name="ce358" table:number-columns-repeated="977"/>
        </table:table-row>
        <table:table-row table:style-name="ro12">
          <table:table-cell table:style-name="ce56" office:value-type="string">
            <text:p>COTE OUEST RESTAURATION 35170 BRUZ - lot 11 : produits déshydratés</text:p>
          </table:table-cell>
          <table:table-cell table:style-name="ce114"/>
          <table:table-cell table:style-name="ce163"/>
          <table:table-cell table:style-name="ce272" office:value-type="string">
            <text:p>16 000 € HT mini - 64 000 € HT maxi</text:p>
          </table:table-cell>
          <table:table-cell table:style-name="ce340"/>
          <table:table-cell table:style-name="ce353" table:number-columns-repeated="42"/>
          <table:table-cell table:style-name="ce358" table:number-columns-repeated="977"/>
        </table:table-row>
        <table:table-row table:style-name="ro12">
          <table:table-cell table:style-name="ce56" office:value-type="string">
            <text:p>CONSTANS SAS 34434 ST JEAN DE VEDAS CEDEX - lot 10 : légumes secs et céréales</text:p>
          </table:table-cell>
          <table:table-cell table:style-name="ce114"/>
          <table:table-cell table:style-name="ce163"/>
          <table:table-cell table:style-name="ce272" office:value-type="string">
            <text:p>20 000 € HT mini - 80 000 € HT maxi</text:p>
          </table:table-cell>
          <table:table-cell table:style-name="ce340"/>
          <table:table-cell table:style-name="ce353" table:number-columns-repeated="42"/>
          <table:table-cell table:style-name="ce358" table:number-columns-repeated="977"/>
        </table:table-row>
        <table:table-row table:style-name="ro12">
          <table:table-cell table:style-name="ce56" office:value-type="string">
            <text:p>BERNARD SA 56501 LOCMINE CEDEX - lot 2 : viandes de porc sous vide</text:p>
          </table:table-cell>
          <table:table-cell table:style-name="ce114"/>
          <table:table-cell table:style-name="ce163"/>
          <table:table-cell table:style-name="ce272" office:value-type="string">
            <text:p>22 000 € HT mini - 88 000 € HT maxi</text:p>
          </table:table-cell>
          <table:table-cell table:style-name="ce340"/>
          <table:table-cell table:style-name="ce353" table:number-columns-repeated="42"/>
          <table:table-cell table:style-name="ce358" table:number-columns-repeated="977"/>
        </table:table-row>
        <table:table-row table:style-name="ro12">
          <table:table-cell table:style-name="ce56" office:value-type="string">
            <text:p>DISTRISUD 34118 FRONTIGNAN CEDEX - lot : 4 : lait</text:p>
          </table:table-cell>
          <table:table-cell table:style-name="ce114"/>
          <table:table-cell table:style-name="ce163"/>
          <table:table-cell table:style-name="ce272" office:value-type="string">
            <text:p>24 000 € HT mini - 96 000 € HT maxi</text:p>
          </table:table-cell>
          <table:table-cell table:style-name="ce340"/>
          <table:table-cell table:style-name="ce353" table:number-columns-repeated="42"/>
          <table:table-cell table:style-name="ce358" table:number-columns-repeated="977"/>
        </table:table-row>
        <table:table-row table:style-name="ro12">
          <table:table-cell table:style-name="ce56" office:value-type="string">
            <text:p>DISTRISUD 34118 FRONTIGNAN CEDEX - lot 5 : fromages à la coupe</text:p>
          </table:table-cell>
          <table:table-cell table:style-name="ce114"/>
          <table:table-cell table:style-name="ce163"/>
          <table:table-cell table:style-name="ce272" office:value-type="string">
            <text:p>58 000 € HT mini - 232 000 € HT maxi</text:p>
          </table:table-cell>
          <table:table-cell table:style-name="ce340"/>
          <table:table-cell table:style-name="ce353" table:number-columns-repeated="42"/>
          <table:table-cell table:style-name="ce358" table:number-columns-repeated="977"/>
        </table:table-row>
        <table:table-row table:style-name="ro12">
          <table:table-cell table:style-name="ce56" office:value-type="string">
            <text:p>DISTRISUD 34118 FRONTIGNAN CEDEX - lot 7 : fromage frais</text:p>
          </table:table-cell>
          <table:table-cell table:style-name="ce114"/>
          <table:table-cell table:style-name="ce163"/>
          <table:table-cell table:style-name="ce272" office:value-type="string">
            <text:p>70 000 € HT mini - 280 000 € HT maxi</text:p>
          </table:table-cell>
          <table:table-cell table:style-name="ce340"/>
          <table:table-cell table:style-name="ce353" table:number-columns-repeated="42"/>
          <table:table-cell table:style-name="ce358" table:number-columns-repeated="977"/>
        </table:table-row>
        <table:table-row table:style-name="ro12">
          <table:table-cell table:style-name="ce56" office:value-type="string">
            <text:p>DISTRISUD 34118 FRONTIGNAN CEDEX - lot 8 : </text:p>
          </table:table-cell>
          <table:table-cell table:style-name="ce114"/>
          <table:table-cell table:style-name="ce163"/>
          <table:table-cell table:style-name="ce272" office:value-type="string">
            <text:p>60 000 € Ht mini - 240 000 € Ht maxi</text:p>
          </table:table-cell>
          <table:table-cell table:style-name="ce340"/>
          <table:table-cell table:style-name="ce353" table:number-columns-repeated="42"/>
          <table:table-cell table:style-name="ce358" table:number-columns-repeated="977"/>
        </table:table-row>
        <table:table-row table:style-name="ro12">
          <table:table-cell table:style-name="ce56" office:value-type="string">
            <text:p>MAISON FARRET 34979 LATTES CEDEX - lot 3 : découpes de volailles surgelées</text:p>
          </table:table-cell>
          <table:table-cell table:style-name="ce114"/>
          <table:table-cell table:style-name="ce163"/>
          <table:table-cell table:style-name="ce272" office:value-type="string">
            <text:p>82 000 € HT mini - 328 000 € HT maxi</text:p>
          </table:table-cell>
          <table:table-cell table:style-name="ce340"/>
          <table:table-cell table:style-name="ce353" table:number-columns-repeated="42"/>
          <table:table-cell table:style-name="ce358" table:number-columns-repeated="977"/>
        </table:table-row>
        <table:table-row table:style-name="ro12">
          <table:table-cell table:style-name="ce57" office:value-type="string">
            <text:p>DISTRISUD 34118 FRONTIGNAN CEDEX - lot 9 : ovoproduits</text:p>
          </table:table-cell>
          <table:table-cell table:style-name="ce113"/>
          <table:table-cell table:style-name="ce162"/>
          <table:table-cell table:style-name="ce273" office:value-type="string">
            <text:p>16 000 € HT mini - 64 000 € HT maxi</text:p>
          </table:table-cell>
          <table:table-cell table:style-name="ce311"/>
          <table:table-cell table:style-name="ce353" table:number-columns-repeated="42"/>
          <table:table-cell table:style-name="ce59" table:number-columns-repeated="977"/>
        </table:table-row>
        <table:table-row table:style-name="ro6">
          <table:table-cell table:style-name="ce58" office:value-type="string">
            <text:p>LRS 34671 BAILLARGUES CEDEX</text:p>
          </table:table-cell>
          <table:table-cell table:style-name="ce115" office:value-type="string">
            <text:p>Fourniture, pose de panneaux de police, plaques de rues et signalisation verticale</text:p>
          </table:table-cell>
          <table:table-cell table:style-name="ce164" office:value-type="string">
            <text:p>travaux</text:p>
          </table:table-cell>
          <table:table-cell table:style-name="ce274" office:value-type="string">
            <text:p>360 000 € HT mini - 1 440 000 € HT maxi</text:p>
          </table:table-cell>
          <table:table-cell table:style-name="ce341" office:value-type="date" office:date-value="2006-07-25">
            <text:p>25/07/2006</text:p>
          </table:table-cell>
          <table:table-cell table:style-name="ce353" table:number-columns-repeated="42"/>
          <table:table-cell table:style-name="ce59" table:number-columns-repeated="977"/>
        </table:table-row>
        <table:table-row table:style-name="ro19">
          <table:table-cell table:style-name="ce58" office:value-type="string">
            <text:p>Groupement SNEF/SOTEM 34130 MAUGUIO</text:p>
          </table:table-cell>
          <table:table-cell table:style-name="ce115" office:value-type="string">
            <text:p>Carrefours à feux tricolores des 1ères et 2èmes lignes de tramway sur la commune de Montpellier</text:p>
          </table:table-cell>
          <table:table-cell table:style-name="ce164" office:value-type="string">
            <text:p>travaux</text:p>
          </table:table-cell>
          <table:table-cell table:style-name="ce275" office:value-type="string">
            <text:p>432 000 € ht mini - 1 728 000 € HT</text:p>
          </table:table-cell>
          <table:table-cell table:style-name="ce341" office:value-type="date" office:date-value="2006-04-28">
            <text:p>28/04/2006</text:p>
          </table:table-cell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59"/>
          <table:table-cell table:style-name="ce114" office:value-type="string">
            <text:p>Contrôle, maintenance et création des équipements publics de défense incendie lavage et puisage</text:p>
          </table:table-cell>
          <table:table-cell table:style-name="ce163" office:value-type="string">
            <text:p>travaux</text:p>
          </table:table-cell>
          <table:table-cell table:style-name="ce276" office:value-type="string">
            <text:p>334 440 € HT mini - 1 337 760 € HT maxi</text:p>
          </table:table-cell>
          <table:table-cell table:style-name="ce340" office:value-type="date" office:date-value="2006-02-27">
            <text:p>27/02/2006</text:p>
          </table:table-cell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60" office:value-type="string">
            <text:p>CGE 34010 Montpellier cedex - lot 1 contrôle maintenance et entrertien</text:p>
          </table:table-cell>
          <table:table-cell table:style-name="ce114"/>
          <table:table-cell table:style-name="ce163"/>
          <table:table-cell table:style-name="ce277" office:value-type="string">
            <text:p>66 888 € HT - 267 552 € HT</text:p>
          </table:table-cell>
          <table:table-cell table:style-name="ce310"/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54" office:value-type="string">
            <text:p>SCAM TP 34660 COURNONSEC - lot 2 : grosses réparations et créations</text:p>
          </table:table-cell>
          <table:table-cell table:style-name="ce113"/>
          <table:table-cell table:style-name="ce162"/>
          <table:table-cell table:style-name="ce278" office:value-type="string">
            <text:p>267 552 € Ht - 1 070 208 € HT</text:p>
          </table:table-cell>
          <table:table-cell table:style-name="ce311"/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60"/>
          <table:table-cell table:style-name="ce114" office:value-type="string">
            <text:p>Divers espaces verts de la ville - réalisation de petits travaux de voirie et de maçonnerie</text:p>
          </table:table-cell>
          <table:table-cell table:style-name="ce163" office:value-type="string">
            <text:p>travaux</text:p>
          </table:table-cell>
          <table:table-cell table:style-name="ce270" office:value-type="string">
            <text:p>1 200 000 € ht - 3 600 000 € ht</text:p>
          </table:table-cell>
          <table:table-cell table:style-name="ce342" office:value-type="date" office:date-value="2006-05-18">
            <text:p>18/05/2006</text:p>
          </table:table-cell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60" office:value-type="string">
            <text:p>BEC FRERES 34680 ST GEORGES D'ORQUES - lot 1 : Hôpitaux facultés - Mosson</text:p>
          </table:table-cell>
          <table:table-cell table:style-name="ce114"/>
          <table:table-cell table:style-name="ce163"/>
          <table:table-cell table:style-name="ce272" office:value-type="string">
            <text:p>300 000 € HT - 900 000 € HT</text:p>
          </table:table-cell>
          <table:table-cell table:style-name="ce310"/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60" office:value-type="string">
            <text:p>SPORT ENVIRONNEMENT 34070 Montpellier - lot 2 : Les Cévennes - Croix d'Argent</text:p>
          </table:table-cell>
          <table:table-cell table:style-name="ce114"/>
          <table:table-cell table:style-name="ce163"/>
          <table:table-cell table:style-name="ce272" office:value-type="string">
            <text:p>300 000 € HT - 900 000 € HT</text:p>
          </table:table-cell>
          <table:table-cell table:style-name="ce310"/>
          <table:table-cell table:style-name="ce353" table:number-columns-repeated="42"/>
          <table:table-cell table:style-name="ce59" table:number-columns-repeated="977"/>
        </table:table-row>
        <table:table-row table:style-name="ro8">
          <table:table-cell table:style-name="ce60" office:value-type="string">
            <text:p>BEC FRERES 34680 ST GEORGES D'ORQUES - lot 3 : Port Marianne- Près d'Arènes</text:p>
          </table:table-cell>
          <table:table-cell table:style-name="ce114"/>
          <table:table-cell table:style-name="ce163"/>
          <table:table-cell table:style-name="ce272" office:value-type="string">
            <text:p>300 000 € HT - 900 000 € HT</text:p>
          </table:table-cell>
          <table:table-cell table:style-name="ce310"/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57" office:value-type="string">
            <text:p>SPORT ET ENVIRONNEMENT - 34070 Montpellier : lot 4 : Montpellier centre</text:p>
          </table:table-cell>
          <table:table-cell table:style-name="ce113"/>
          <table:table-cell table:style-name="ce162"/>
          <table:table-cell table:style-name="ce278" office:value-type="string">
            <text:p>300 000 € HT - 900 000 € HT</text:p>
          </table:table-cell>
          <table:table-cell table:style-name="ce311"/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60"/>
          <table:table-cell table:style-name="ce114" office:value-type="string">
            <text:p>Signalisation horizontale</text:p>
          </table:table-cell>
          <table:table-cell table:style-name="ce163" office:value-type="string">
            <text:p>travaux</text:p>
          </table:table-cell>
          <table:table-cell table:style-name="ce270" office:value-type="string">
            <text:p>640 000 € HT mini - 2 560 000 € HT</text:p>
          </table:table-cell>
          <table:table-cell table:style-name="ce342" office:value-type="date" office:date-value="2006-11-30">
            <text:p>30/11/2006</text:p>
          </table:table-cell>
          <table:table-cell table:style-name="ce353" table:number-columns-repeated="42"/>
          <table:table-cell table:style-name="ce59" table:number-columns-repeated="977"/>
        </table:table-row>
        <table:table-row table:style-name="ro7">
          <table:table-cell table:style-name="ce60" office:value-type="string">
            <text:p>GIROD LINE 39400 BELLEFONTAINE - lot 1 : Mosson, les Cévennes, Croix d'Argent, Près d'Arènes, Port Marianne</text:p>
          </table:table-cell>
          <table:table-cell table:style-name="ce114"/>
          <table:table-cell table:style-name="ce163"/>
          <table:table-cell table:style-name="ce277" office:value-type="string">
            <text:p>320 000 € HT - 1 280 000 € HT</text:p>
          </table:table-cell>
          <table:table-cell table:style-name="ce343"/>
          <table:table-cell table:style-name="ce353" table:number-columns-repeated="42"/>
          <table:table-cell table:style-name="ce59" table:number-columns-repeated="977"/>
        </table:table-row>
        <table:table-row table:style-name="ro23">
          <table:table-cell table:style-name="ce54" office:value-type="string">
            <text:p>PROSIGN / VIALIS 34873 LATTES CEDEX - lot 2 : Hôpitaux Facultés, Montpellier Centre</text:p>
          </table:table-cell>
          <table:table-cell table:style-name="ce113"/>
          <table:table-cell table:style-name="ce162"/>
          <table:table-cell table:style-name="ce273" office:value-type="string">
            <text:p>320 000 € HT - 1 280 000 € HT</text:p>
          </table:table-cell>
          <table:table-cell table:style-name="ce311"/>
          <table:table-cell table:style-name="ce353" table:number-columns-repeated="42"/>
          <table:table-cell table:style-name="ce59" table:number-columns-repeated="977"/>
        </table:table-row>
        <table:table-row table:style-name="ro55">
          <table:table-cell table:style-name="ce58" office:value-type="string">
            <text:p>PHILIP FRERES</text:p>
          </table:table-cell>
          <table:table-cell table:style-name="ce115" office:value-type="string">
            <text:p>Entretien du Lez, des Plans d'eau et des ouvrages de régulation</text:p>
          </table:table-cell>
          <table:table-cell table:style-name="ce164" office:value-type="string">
            <text:p>travaux</text:p>
          </table:table-cell>
          <table:table-cell table:style-name="ce279" office:value-type="string">
            <text:p>360 000 € HT mini - 1 440 000 € HT maxi</text:p>
          </table:table-cell>
          <table:table-cell table:style-name="ce344" office:value-type="date" office:date-value="2006-09-29">
            <text:p>29/09/2006</text:p>
          </table:table-cell>
          <table:table-cell table:style-name="ce353" table:number-columns-repeated="42"/>
          <table:table-cell table:style-name="ce59" table:number-columns-repeated="977"/>
        </table:table-row>
        <table:table-row table:style-name="ro26">
          <table:table-cell table:style-name="ce58" office:value-type="string">
            <text:p>COMPASS</text:p>
            <text:p>GROUP France</text:p>
            <text:p>31400 Toulouse</text:p>
          </table:table-cell>
          <table:table-cell table:style-name="ce115" office:value-type="string">
            <text:p>Fourniture de denrées alimentaires nécessaires à la confection des repas pour les EPA</text:p>
          </table:table-cell>
          <table:table-cell table:style-name="ce164" office:value-type="string">
            <text:p>fournitures</text:p>
          </table:table-cell>
          <table:table-cell table:style-name="ce275" office:value-type="string">
            <text:p>2 880 000 € HT - 5 760 000 € HT</text:p>
          </table:table-cell>
          <table:table-cell table:style-name="ce344" office:value-type="date" office:date-value="2006-11-10">
            <text:p>10/11/2006</text:p>
          </table:table-cell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60"/>
          <table:table-cell table:style-name="ce114" office:value-type="string">
            <text:p>Réalisation du journal Montpellier Tip Top</text:p>
          </table:table-cell>
          <table:table-cell table:style-name="ce163" office:value-type="string">
            <text:p>fournitures</text:p>
          </table:table-cell>
          <table:table-cell table:style-name="ce270" office:value-type="string">
            <text:p>96 000 € HT - 384 000 € HT</text:p>
          </table:table-cell>
          <table:table-cell table:style-name="ce310"/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60" office:value-type="string">
            <text:p>ATELIER SIX - 34980 ST CLEMENT LA RIVIERE - lot 3 : photogravure</text:p>
          </table:table-cell>
          <table:table-cell table:style-name="ce114"/>
          <table:table-cell table:style-name="ce163"/>
          <table:table-cell table:style-name="ce272" office:value-type="string">
            <text:p>40 000 € HT - 160 000 € HT</text:p>
          </table:table-cell>
          <table:table-cell table:style-name="ce310"/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60" office:value-type="string">
            <text:p>ACTIS 75019 PARIS - lot 4 : impression</text:p>
          </table:table-cell>
          <table:table-cell table:style-name="ce114"/>
          <table:table-cell table:style-name="ce163"/>
          <table:table-cell table:style-name="ce272" office:value-type="string">
            <text:p>160 000 € HT - 640 000 € HT</text:p>
          </table:table-cell>
          <table:table-cell table:style-name="ce310"/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60" office:value-type="string">
            <text:p>ETINCELLE 34000 MONTPELLIER - lot 5 : diffusion</text:p>
          </table:table-cell>
          <table:table-cell table:style-name="ce114"/>
          <table:table-cell table:style-name="ce163"/>
          <table:table-cell table:style-name="ce59" office:value-type="string">
            <text:p>96 000 € HT - 384 000 € HT</text:p>
          </table:table-cell>
          <table:table-cell table:style-name="ce310"/>
          <table:table-cell table:style-name="ce353" table:number-columns-repeated="42"/>
          <table:table-cell table:style-name="ce59" table:number-columns-repeated="977"/>
        </table:table-row>
        <table:table-row table:style-name="ro12">
          <table:table-cell table:style-name="ce60" office:value-type="string">
            <text:p>ATELIER SIX - 34980 ST CLEMENT LA RIVIERE - lot 6 : Exécution</text:p>
          </table:table-cell>
          <table:table-cell table:style-name="ce114"/>
          <table:table-cell table:style-name="ce163"/>
          <table:table-cell table:style-name="ce272" office:value-type="string">
            <text:p>96 000 € HT - 384 000 € HT</text:p>
          </table:table-cell>
          <table:table-cell table:style-name="ce310"/>
          <table:table-cell table:style-name="ce353" table:number-columns-repeated="42"/>
          <table:table-cell table:style-name="ce59" table:number-columns-repeated="977"/>
        </table:table-row>
        <table:table-row table:style-name="ro46">
          <table:table-cell table:style-name="ce20" office:value-type="string">
            <text:p>Nom de l'attributaire + code postal </text:p>
          </table:table-cell>
          <table:table-cell table:style-name="ce105" office:value-type="string">
            <text:p>Objet du marché</text:p>
          </table:table-cell>
          <table:table-cell table:style-name="ce105" office:value-type="string">
            <text:p>type de marchés (fournitures ou services ou travaux)</text:p>
          </table:table-cell>
          <table:table-cell table:style-name="ce231" office:value-type="string">
            <text:p>montant du marché - tranche de 3 000 000 € HT à 5 269 999 999 € HT</text:p>
          </table:table-cell>
          <table:table-cell table:style-name="ce321" office:value-type="string">
            <text:p>Date de notification</text:p>
          </table:table-cell>
          <table:table-cell table:style-name="ce353" table:number-columns-repeated="42"/>
          <table:table-cell table:style-name="ce59" table:number-columns-repeated="977"/>
        </table:table-row>
        <table:table-row table:style-name="ro46">
          <table:table-cell table:style-name="ce61"/>
          <table:table-cell table:style-name="ce109" office:value-type="string">
            <text:p>Aménagement et entretien de divers espaces verts</text:p>
          </table:table-cell>
          <table:table-cell table:style-name="ce116" office:value-type="string">
            <text:p>travaux</text:p>
          </table:table-cell>
          <table:table-cell table:style-name="ce266" office:value-type="string">
            <text:p>2 100 000 € HT 6 5 670 000 € HT</text:p>
          </table:table-cell>
          <table:table-cell table:style-name="ce345" office:value-type="date" office:date-value="2006-04-07">
            <text:p>07/04/2006</text:p>
          </table:table-cell>
          <table:table-cell table:style-name="ce353" table:number-columns-repeated="42"/>
          <table:table-cell table:style-name="ce59" table:number-columns-repeated="977"/>
        </table:table-row>
        <table:table-row table:style-name="ro42">
          <table:table-cell table:style-name="ce17" office:value-type="string">
            <text:p>uPEE 7 34130 SAINT AUNES - lot 1 : Montpellier centre</text:p>
          </table:table-cell>
          <table:table-cell table:style-name="ce116" table:number-columns-repeated="2"/>
          <table:table-cell table:style-name="ce266" office:value-type="string">
            <text:p>300 000 € HT - 810 000 € HT</text:p>
          </table:table-cell>
          <table:table-cell table:style-name="ce337"/>
          <table:table-cell table:style-name="ce353" table:number-columns-repeated="42"/>
          <table:table-cell table:style-name="ce59" table:number-columns-repeated="977"/>
        </table:table-row>
        <table:table-row table:style-name="ro32">
          <table:table-cell table:style-name="ce10" office:value-type="string">
            <text:p>UPEE 7 34130 SAINT AUNES - lot 2 Port Marianne</text:p>
          </table:table-cell>
          <table:table-cell table:style-name="ce116" table:number-columns-repeated="2"/>
          <table:table-cell table:style-name="ce266" office:value-type="string">
            <text:p>300 000 € HT - 810 000 € HT</text:p>
          </table:table-cell>
          <table:table-cell table:style-name="ce337"/>
          <table:table-cell table:style-name="ce353" table:number-columns-repeated="42"/>
          <table:table-cell table:style-name="ce59" table:number-columns-repeated="977"/>
        </table:table-row>
        <table:table-row table:style-name="ro9">
          <table:table-cell table:style-name="ce10" office:value-type="string">
            <text:p>SARIVIERE 34970 LATTES - lot 3 : Près d'Arène</text:p>
          </table:table-cell>
          <table:table-cell table:style-name="ce116" table:number-columns-repeated="2"/>
          <table:table-cell table:style-name="ce266" office:value-type="string">
            <text:p>300 000 € HT - 810 000 € HT</text:p>
          </table:table-cell>
          <table:table-cell table:style-name="ce337"/>
          <table:table-cell table:style-name="ce353" table:number-columns-repeated="42"/>
          <table:table-cell table:style-name="ce59" table:number-columns-repeated="977"/>
        </table:table-row>
        <table:table-row table:style-name="ro3">
          <table:table-cell table:style-name="ce10" office:value-type="string">
            <text:p>SARIVIERE 34970 LATTES - lot 4 croix d'argent</text:p>
          </table:table-cell>
          <table:table-cell table:style-name="ce116" table:number-columns-repeated="2"/>
          <table:table-cell table:style-name="ce266" office:value-type="string">
            <text:p>300 000 € HT - 810 000 € HT</text:p>
          </table:table-cell>
          <table:table-cell table:style-name="ce337"/>
          <table:table-cell table:style-name="ce353" table:number-columns-repeated="42"/>
          <table:table-cell table:style-name="ce59" table:number-columns-repeated="977"/>
        </table:table-row>
        <table:table-row table:style-name="ro46">
          <table:table-cell table:style-name="ce10" office:value-type="string">
            <text:p>PAYSAGES DU SUD 34660 COURNONTERRAL - lot 5 : Cévennes</text:p>
          </table:table-cell>
          <table:table-cell table:style-name="ce116" table:number-columns-repeated="2"/>
          <table:table-cell table:style-name="ce266" office:value-type="string">
            <text:p>300 000 € HT - 810 000 € HT</text:p>
          </table:table-cell>
          <table:table-cell table:style-name="ce337"/>
          <table:table-cell table:style-name="ce353" table:number-columns-repeated="42"/>
          <table:table-cell table:style-name="ce59" table:number-columns-repeated="977"/>
        </table:table-row>
        <table:table-row table:style-name="ro10">
          <table:table-cell table:style-name="ce10" office:value-type="string">
            <text:p>SARIVIERE 34970 LATTES - lot 6 : Mosson</text:p>
          </table:table-cell>
          <table:table-cell table:style-name="ce116" table:number-columns-repeated="2"/>
          <table:table-cell table:style-name="ce266" office:value-type="string">
            <text:p>300 000 € HT - 810 000 € HT</text:p>
          </table:table-cell>
          <table:table-cell table:style-name="ce337"/>
          <table:table-cell table:style-name="ce353" table:number-columns-repeated="42"/>
          <table:table-cell table:style-name="ce59" table:number-columns-repeated="977"/>
        </table:table-row>
        <table:table-row table:style-name="ro46">
          <table:table-cell table:style-name="ce19" office:value-type="string">
            <text:p>SARIVIERE 34970 LATTES - lot 7 : Mosson</text:p>
          </table:table-cell>
          <table:table-cell table:style-name="ce117" table:number-columns-repeated="2"/>
          <table:table-cell table:style-name="ce280" office:value-type="string">
            <text:p>300 000 € HT - 810 000 € HT</text:p>
          </table:table-cell>
          <table:table-cell table:style-name="ce346"/>
          <table:table-cell table:style-name="ce353" table:number-columns-repeated="42"/>
          <table:table-cell table:style-name="ce59" table:number-columns-repeated="977"/>
        </table:table-row>
        <table:table-row table:style-name="ro46">
          <table:table-cell table:style-name="ce62"/>
          <table:table-cell table:style-name="ce118" office:value-type="string">
            <text:p>Restaurants scolaires - marchés alimentaires pour 2007</text:p>
          </table:table-cell>
          <table:table-cell table:style-name="ce118" office:value-type="string">
            <text:p>fourniture</text:p>
          </table:table-cell>
          <table:table-cell table:style-name="ce281" office:value-type="string">
            <text:p>772 000 € HT mini - 3 088 000 € HT maxi</text:p>
          </table:table-cell>
          <table:table-cell table:style-name="ce347" office:value-type="date" office:date-value="2006-11-27">
            <text:p>27/11/2006</text:p>
          </table:table-cell>
          <table:table-cell table:style-name="ce355" table:number-columns-repeated="42"/>
          <table:table-cell table:style-name="ce360" table:number-columns-repeated="977"/>
        </table:table-row>
        <table:table-row table:style-name="ro46">
          <table:table-cell table:style-name="ce63" office:value-type="string">
            <text:p>DECEMBRE ALAIN 12230 LA CAVALERIE - lot 1 : charcuterie</text:p>
          </table:table-cell>
          <table:table-cell table:style-name="ce119" table:number-columns-repeated="2"/>
          <table:table-cell table:style-name="ce282" office:value-type="string">
            <text:p>50 000 € HT mini - 200 000 € HT maxi</text:p>
          </table:table-cell>
          <table:table-cell table:style-name="ce348"/>
          <table:table-cell table:style-name="ce355" table:number-columns-repeated="42"/>
          <table:table-cell table:style-name="ce360" table:number-columns-repeated="977"/>
        </table:table-row>
        <table:table-row table:style-name="ro46">
          <table:table-cell table:style-name="ce21" office:value-type="string">
            <text:p>BIGARD DISTRIBUTION 30906 NIMES CEDEX - lot 2 : viandes frâiches sous vide</text:p>
          </table:table-cell>
          <table:table-cell table:style-name="ce119" table:number-columns-repeated="2"/>
          <table:table-cell table:style-name="ce282" office:value-type="string">
            <text:p>90 000 € HT - 360 000 € HT maxi</text:p>
          </table:table-cell>
          <table:table-cell table:style-name="ce348"/>
          <table:table-cell table:style-name="ce355" table:number-columns-repeated="42"/>
          <table:table-cell table:style-name="ce360" table:number-columns-repeated="977"/>
        </table:table-row>
        <table:table-row table:style-name="ro46">
          <table:table-cell table:style-name="ce21" office:value-type="string">
            <text:p>POMONA PASSION FROID 30900 NIMES - lot 3 : viandes surgelées</text:p>
          </table:table-cell>
          <table:table-cell table:style-name="ce119" table:number-columns-repeated="2"/>
          <table:table-cell table:style-name="ce282" office:value-type="string">
            <text:p>50 000 € HT mini - 200 000 € HT maxi</text:p>
          </table:table-cell>
          <table:table-cell table:style-name="ce348"/>
          <table:table-cell table:style-name="ce355" table:number-columns-repeated="42"/>
          <table:table-cell table:style-name="ce360" table:number-columns-repeated="977"/>
        </table:table-row>
        <table:table-row table:style-name="ro46">
          <table:table-cell table:style-name="ce21" office:value-type="string">
            <text:p>POMONA PASSION FROID 30900 NIMES - lot 4 : poissons surgelés</text:p>
          </table:table-cell>
          <table:table-cell table:style-name="ce119" table:number-columns-repeated="2"/>
          <table:table-cell table:style-name="ce282" office:value-type="string">
            <text:p>160 000 € HT mini - 640 000 € Ht maxi</text:p>
          </table:table-cell>
          <table:table-cell table:style-name="ce348"/>
          <table:table-cell table:style-name="ce355" table:number-columns-repeated="42"/>
          <table:table-cell table:style-name="ce360" table:number-columns-repeated="977"/>
        </table:table-row>
        <table:table-row table:style-name="ro46">
          <table:table-cell table:style-name="ce21" office:value-type="string">
            <text:p>POMONA PASSION FROID 30900 NIMES - lot 5 : légumes surgelés</text:p>
          </table:table-cell>
          <table:table-cell table:style-name="ce119" table:number-columns-repeated="2"/>
          <table:table-cell table:style-name="ce282" office:value-type="string">
            <text:p>80 000 € HT mini - 320 000 € HT maxi</text:p>
          </table:table-cell>
          <table:table-cell table:style-name="ce348"/>
          <table:table-cell table:style-name="ce355" table:number-columns-repeated="42"/>
          <table:table-cell table:style-name="ce360" table:number-columns-repeated="977"/>
        </table:table-row>
        <table:table-row table:style-name="ro46">
          <table:table-cell table:style-name="ce21" office:value-type="string">
            <text:p>MAISON BARRAL 34070 Montpellier - lot 6 : fruits frais</text:p>
          </table:table-cell>
          <table:table-cell table:style-name="ce119" table:number-columns-repeated="2"/>
          <table:table-cell table:style-name="ce282" office:value-type="string">
            <text:p>100 000 € HT mini - 400 000 € Ht maxi</text:p>
          </table:table-cell>
          <table:table-cell table:style-name="ce348"/>
          <table:table-cell table:style-name="ce355" table:number-columns-repeated="42"/>
          <table:table-cell table:style-name="ce360" table:number-columns-repeated="977"/>
        </table:table-row>
        <table:table-row table:style-name="ro46">
          <table:table-cell table:style-name="ce21" office:value-type="string">
            <text:p>MAISON BARRAL P. 34070 Montpellier - lot 7 : légumes 4e gamme</text:p>
          </table:table-cell>
          <table:table-cell table:style-name="ce119" table:number-columns-repeated="2"/>
          <table:table-cell table:style-name="ce282" office:value-type="string">
            <text:p>70 000 € HT mini - 280 000 € HT maxi</text:p>
          </table:table-cell>
          <table:table-cell table:style-name="ce348"/>
          <table:table-cell table:style-name="ce355" table:number-columns-repeated="42"/>
          <table:table-cell table:style-name="ce360" table:number-columns-repeated="977"/>
        </table:table-row>
        <table:table-row table:style-name="ro46">
          <table:table-cell table:style-name="ce21" office:value-type="string">
            <text:p>MAISON BARRAL P. 34070 Montpellier - lot 8 : légumes 5e gamme</text:p>
          </table:table-cell>
          <table:table-cell table:style-name="ce119" table:number-columns-repeated="2"/>
          <table:table-cell table:style-name="ce282" office:value-type="string">
            <text:p>12 000 € Ht mini - 48 000 € HT maxi</text:p>
          </table:table-cell>
          <table:table-cell table:style-name="ce348"/>
          <table:table-cell table:style-name="ce355" table:number-columns-repeated="42"/>
          <table:table-cell table:style-name="ce360" table:number-columns-repeated="977"/>
        </table:table-row>
        <table:table-row table:style-name="ro46">
          <table:table-cell table:style-name="ce21" office:value-type="string">
            <text:p>CONSTANS SAS 34434 ST JEAN DE VEDAS CEDEX - lot 9 : boitages et épicerie</text:p>
          </table:table-cell>
          <table:table-cell table:style-name="ce119" table:number-columns-repeated="2"/>
          <table:table-cell table:style-name="ce283" office:value-type="string">
            <text:p>160 000 € HT mini - 640 000 € Ht maxi</text:p>
          </table:table-cell>
          <table:table-cell table:style-name="ce348"/>
          <table:table-cell table:style-name="ce355" table:number-columns-repeated="42"/>
          <table:table-cell table:style-name="ce360" table:number-columns-repeated="977"/>
        </table:table-row>
        <table:table-row table:style-name="ro25">
          <table:table-cell table:style-name="ce64"/>
          <table:table-cell table:style-name="ce120" office:value-type="string">
            <text:p>Mise en œuvre des prestations de télécommunications</text:p>
          </table:table-cell>
          <table:table-cell table:style-name="ce165" office:value-type="string">
            <text:p>service</text:p>
          </table:table-cell>
          <table:table-cell table:style-name="ce284" office:value-type="string">
            <text:p>Montant maxi sur <text:s text:c="2"/>4 ans: <text:s text:c="2"/>3 264 000</text:p>
          </table:table-cell>
          <table:table-cell table:style-name="ce349"/>
          <table:table-cell table:style-name="ce353" table:number-columns-repeated="42"/>
          <table:table-cell table:style-name="ce59" table:number-columns-repeated="977"/>
        </table:table-row>
        <table:table-row table:style-name="ro25">
          <table:table-cell table:style-name="ce4" office:value-type="string">
            <text:p>Orange Business 34942 Montpellier</text:p>
          </table:table-cell>
          <table:table-cell table:style-name="ce121" office:value-type="string">
            <text:p>Lot 1</text:p>
          </table:table-cell>
          <table:table-cell table:style-name="ce166" office:value-type="string">
            <text:p>service</text:p>
          </table:table-cell>
          <table:table-cell table:style-name="ce285" office:value-type="string">
            <text:p>Montant maxi sur <text:s text:c="2"/>1 an: <text:s text:c="2"/>360 000</text:p>
          </table:table-cell>
          <table:table-cell table:style-name="ce350" office:value-type="string">
            <text:p>Ordre de service le 02/01/07</text:p>
          </table:table-cell>
          <table:table-cell table:style-name="ce353" table:number-columns-repeated="42"/>
          <table:table-cell table:style-name="ce59" table:number-columns-repeated="977"/>
        </table:table-row>
        <table:table-row table:style-name="ro19">
          <table:table-cell table:style-name="ce4" office:value-type="string">
            <text:p>Completel 13567 Marseille</text:p>
          </table:table-cell>
          <table:table-cell table:style-name="ce121" office:value-type="string">
            <text:p>Lot 2</text:p>
          </table:table-cell>
          <table:table-cell table:style-name="ce166" office:value-type="string">
            <text:p>service</text:p>
          </table:table-cell>
          <table:table-cell table:style-name="ce285" office:value-type="string">
            <text:p>Montant maxi sur <text:s text:c="2"/>1 an: <text:s text:c="2"/>112 000</text:p>
          </table:table-cell>
          <table:table-cell table:style-name="ce350" office:value-type="string">
            <text:p>Ordre de service le 02/01/07</text:p>
          </table:table-cell>
          <table:table-cell table:style-name="ce353" table:number-columns-repeated="42"/>
          <table:table-cell table:number-columns-repeated="977"/>
        </table:table-row>
        <table:table-row table:style-name="ro1">
          <table:table-cell table:style-name="ce4" office:value-type="string">
            <text:p>Completel 13567 Marseille</text:p>
          </table:table-cell>
          <table:table-cell table:style-name="ce121" office:value-type="string">
            <text:p>Lot 3</text:p>
          </table:table-cell>
          <table:table-cell table:style-name="ce166" office:value-type="string">
            <text:p>service</text:p>
          </table:table-cell>
          <table:table-cell table:style-name="ce285" office:value-type="string">
            <text:p>Montant maxi sur <text:s text:c="2"/>1 an: <text:s text:c="2"/>200 000</text:p>
          </table:table-cell>
          <table:table-cell table:style-name="ce350" office:value-type="string">
            <text:p>Ordre de service le 02/01/07</text:p>
          </table:table-cell>
          <table:table-cell table:style-name="ce353" table:number-columns-repeated="42"/>
          <table:table-cell table:number-columns-repeated="977"/>
        </table:table-row>
        <table:table-row table:style-name="ro5">
          <table:table-cell table:style-name="ce57" office:value-type="string">
            <text:p>SFR 92915 Paris</text:p>
          </table:table-cell>
          <table:table-cell table:style-name="ce113" office:value-type="string">
            <text:p>Lot 4</text:p>
          </table:table-cell>
          <table:table-cell table:style-name="ce162" office:value-type="string">
            <text:p>service</text:p>
          </table:table-cell>
          <table:table-cell table:style-name="ce286" office:value-type="string">
            <text:p>Montant maxi sur <text:s text:c="2"/>1 an: <text:s text:c="2"/>140 000</text:p>
          </table:table-cell>
          <table:table-cell table:style-name="ce351" office:value-type="string">
            <text:p>Ordre de service le 02/01/07</text:p>
          </table:table-cell>
          <table:table-cell table:style-name="ce353" table:number-columns-repeated="42"/>
          <table:table-cell table:number-columns-repeated="977"/>
        </table:table-row>
        <table:table-row table:style-name="ro64">
          <table:table-cell table:number-columns-repeated="3"/>
          <table:table-cell table:style-name="ce287"/>
          <table:table-cell/>
          <table:table-cell table:style-name="ce356"/>
          <table:table-cell table:style-name="ce353" table:number-columns-repeated="41"/>
          <table:table-cell table:number-columns-repeated="977"/>
        </table:table-row>
        <table:table-row table:style-name="ro64" table:number-rows-repeated="235">
          <table:table-cell table:number-columns-repeated="3"/>
          <table:table-cell table:style-name="ce287"/>
          <table:table-cell/>
          <table:table-cell table:style-name="ce353" table:number-columns-repeated="42"/>
          <table:table-cell table:number-columns-repeated="977"/>
        </table:table-row>
        <table:table-row table:style-name="ro64" table:number-rows-repeated="176">
          <table:table-cell table:number-columns-repeated="3"/>
          <table:table-cell table:style-name="ce287"/>
          <table:table-cell/>
          <table:table-cell table:style-name="ce353" table:number-columns-repeated="24"/>
          <table:table-cell table:number-columns-repeated="995"/>
        </table:table-row>
        <table:table-row table:style-name="ro64" table:number-rows-repeated="3312">
          <table:table-cell table:number-columns-repeated="5"/>
          <table:table-cell table:style-name="ce353" table:number-columns-repeated="24"/>
          <table:table-cell table:number-columns-repeated="995"/>
        </table:table-row>
        <table:table-row table:style-name="ro64" table:number-rows-repeated="1044418">
          <table:table-cell table:number-columns-repeated="1024"/>
        </table:table-row>
        <table:table-row table:style-name="ro64">
          <table:table-cell table:number-columns-repeated="1024"/>
        </table:table-row>
      </table:table>
      <table:table table:name="Métadonnées" table:style-name="ta2">
        <office:forms form:automatic-focus="false" form:apply-design-mode="false"/>
        <table:table-column table:style-name="co9" table:number-columns-repeated="256" table:default-cell-style-name="Default"/>
        <table:table-row table:style-name="ro65">
          <table:table-cell office:value-type="string">
            <text:p><text:s text:c="3"/>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<text:s/></text:p>
          </table:table-cell>
          <table:table-cell table:number-columns-repeated="255"/>
        </table:table-row>
        <table:table-row table:style-name="ro65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65">
          <table:table-cell office:value-type="string">
            <text:p>Données publiques ouvertes - Montpellier Territoire Numérique</text:p>
          </table:table-cell>
          <table:table-cell table:number-columns-repeated="255"/>
        </table:table-row>
        <table:table-row table:style-name="ro65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65">
          <table:table-cell office:value-type="string">
            <text:p>Fiche métadonnées</text:p>
          </table:table-cell>
          <table:table-cell table:number-columns-repeated="255"/>
        </table:table-row>
        <table:table-row table:style-name="ro65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ID : 106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TITRE : Marchés conclus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IDENTIFIANT : VilleMTP_MTP_MarchésConclus_2013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DESCRIPTION : Cette donnée renseigne les marchés conclus (fournitures, travaux) par la ville au-dessus de 20.000 € HT (article 133 du code des marchés publics). Pour certaines années les données renseignent des marchés entre 4.000 € HT et 20.000 € HT. L’article 133 du Code des Marchés Publics oblige à publier la liste des marchés conclus de l’année précédente dans le courant du 1er trimestre de l’année suivante.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COUVERTUTE GÉOGRAPHIQUE : Ville de Montpellier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LANGUE : français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DATE PUBLICATION : 2013-01-31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PÉRIODE VALIDITÉE : Annuelle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MISE À JOUR : 2013-01-31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PRORIÉTAIRE : Ville de Montpellier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DIFFUSEUR : Ville de Montpellier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CATÉGORIE : Politique Publique &amp;amp; Démocratie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THÈME INSPIRE : Société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MOTS CLÉS : marché public ; achat ; prestation ; montpellier</text:p>
          </table:table-cell>
          <table:table-cell table:number-columns-repeated="255"/>
        </table:table-row>
        <table:table-row table:style-name="ro65">
          <table:table-cell table:number-columns-repeated="256"/>
        </table:table-row>
        <table:table-row table:style-name="ro65">
          <table:table-cell office:value-type="string">
            <text:p>* TARIFICATION : Gratuite</text:p>
          </table:table-cell>
          <table:table-cell table:number-columns-repeated="255"/>
        </table:table-row>
        <table:table-row table:style-name="ro65" table:number-rows-repeated="5">
          <table:table-cell table:number-columns-repeated="256"/>
        </table:table-row>
        <table:table-row table:style-name="ro65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65">
          <table:table-cell office:value-type="string">
            <text:p>Site : http://opendata.montpelliernumerique.fr</text:p>
          </table:table-cell>
          <table:table-cell table:number-columns-repeated="255"/>
        </table:table-row>
        <table:table-row table:style-name="ro65">
          <table:table-cell office:value-type="string">
            <text:p>--------------------------------------------------</text:p>
          </table:table-cell>
          <table:table-cell table:number-columns-repeated="255"/>
        </table:table-row>
      </table:table>
      <table:named-expressions>
        <table:named-range table:name="Excel_BuiltIn_Print_Area" table:base-cell-address="$VilleMTP_MTP_MarchéConclus_2006.$A$1" table:cell-range-address="$VilleMTP_MTP_MarchéConclus_2006.$A$1:.$J$43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2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2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2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2P0"/>
      <style:map style:condition="value()&lt;0" style:apply-style-name="N112P1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2P0"/>
    </number:number-style>
    <number:number-style style:name="N146P0" style:volatile="true">
      <number:text> </number:text>
      <number:number number:decimal-places="0" number:min-integer-digits="1" number:grouping="true"/>
      <number:text> F </number:text>
    </number:number-style>
    <number:number-style style:name="N146P1" style:volatile="true">
      <number:text>-</number:text>
      <number:number number:decimal-places="0" number:min-integer-digits="1" number:grouping="true"/>
      <number:text> F </number:text>
    </number:number-style>
    <number:number-style style:name="N146P2" style:volatile="true">
      <number:text> - F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number number:decimal-places="2" number:min-integer-digits="1" number:grouping="true"/>
      <number:text> F </number:text>
    </number:number-style>
    <number:number-style style:name="N150P1" style:volatile="true">
      <number:text>-</number:text>
      <number:number number:decimal-places="2" number:min-integer-digits="1" number:grouping="true"/>
      <number:text> F </number:text>
    </number:number-style>
    <number:number-style style:name="N150P2" style:volatile="true">
      <number:text> -</number:text>
      <number:number number:decimal-places="0" number:min-integer-digits="0"/>
      <number:text> F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52P0"/>
    </number:currency-style>
    <number:currency-style style:name="N153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number-style style:name="N156P0" style:volatile="true">
      <number:text>Vrai</number:text>
    </number:number-style>
    <number:number-style style:name="N156P1" style:volatile="true">
      <number:text>Vrai</number:text>
    </number:number-style>
    <number:number-style style:name="N156">
      <number:text>Faux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Actif</number:text>
    </number:number-style>
    <number:number-style style:name="N158P1" style:volatile="true">
      <number:text>Actif</number:text>
    </number:number-style>
    <number:number-style style:name="N158">
      <number:text>Inactif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integer-digits="1"/>
    </number:number-style>
    <number:number-style style:name="N159">
      <style:text-properties fo:color="#ff0000"/>
      <number:number number:decimal-places="2" number:min-integer-digits="1"/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  </number:text>
    </number:number-style>
    <number:number-style style:name="N161">
      <style:text-properties fo:color="#ff0000"/>
      <number:number number: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style:text-properties fo:color="#ff0000"/>
      <number:number number:decimal-places="2" number:min-integer-digits="1" number:grouping="true"/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2"/>
    <style:style style:name="Excel_5f_BuiltIn_5f_Comma" style:display-name="Excel_BuiltIn_Comma" style:family="table-cell" style:parent-style-name="Default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1.3cm" fo:margin-left="0cm" fo:margin-right="0cm" style:first-page-number="continue" style:scale-to="60%" style:writing-mode="lr-tb" style:print="annotations charts drawings objects zero-values"/>
      <style:header-style>
        <style:header-footer-properties svg:height="0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/01/2013</text:date>, <text:time>15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MarchéConclus_5f_2006" style:display-name="PageStyle_VilleMTP_MTP_MarchéConclus_2006" style:page-layout-name="Mpm3">
      <style:header>
        <style:region-right>
          <text:p><text:span text:style-name="MT1">annexe 1</text:span></text:p>
        </style:region-right>
      </style:header>
      <style:header-left style:display="false">
        <style:region-right>
          <text:p><text:span text:style-name="MT1">annexe 1</text:span></text:p>
        </style:region-right>
      </style:header-left>
      <style:footer>
        <style:region-right>
          <text:p><text:span text:style-name="MT1"><text:date style:data-style-name="N2" text:date-value="2013-01-31">31/01/2013</text:date></text:span></text:p>
        </style:region-right>
      </style:footer>
      <style:footer-left style:display="false">
        <style:region-right>
          <text:p><text:span text:style-name="MT1"><text:date style:data-style-name="N2" text:date-value="2013-01-31">31/01/2013</text:date></text:span></text:p>
        </style:region-right>
      </style:footer-left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zrm</meta:initial-creator>
    <meta:creation-date>2005-01-05T09:34:07</meta:creation-date>
    <dc:creator>Jérémie Valentin</dc:creator>
    <dc:date>2013-01-31T15:21:18.38</dc:date>
    <meta:print-date>2007-03-29T14:09:39</meta:print-date>
    <meta:generator>OpenOffice.org/3.4.1$Win32 OpenOffice.org_project/341m1$Build-9593</meta:generator>
    <meta:editing-duration>PT14S</meta:editing-duration>
    <meta:editing-cycles>1</meta:editing-cycles>
    <meta:document-statistic meta:table-count="2" meta:cell-count="1423" meta:object-count="0"/>
  </office:meta>
</office:document-meta>
</file>